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2" style:family="table-cell" style:parent-style-name="Default">
      <style:map style:condition="cell-content()=1" style:apply-style-name="Set3_5f_1" style:base-cell-address="structure.A7"/>
      <style:map style:condition="cell-content()=2" style:apply-style-name="Set3_5f_2" style:base-cell-address="structure.A7"/>
      <style:map style:condition="cell-content()=3" style:apply-style-name="Set3_5f_3" style:base-cell-address="structure.A7"/>
      <style:map style:condition="cell-content()=4" style:apply-style-name="Set3_5f_4" style:base-cell-address="structure.A7"/>
      <style:map style:condition="cell-content()=5" style:apply-style-name="Set3_5f_5" style:base-cell-address="structure.A7"/>
      <style:map style:condition="cell-content()=6" style:apply-style-name="Set3_5f_6" style:base-cell-address="structure.A7"/>
      <style:map style:condition="cell-content()=7" style:apply-style-name="Set3_5f_7" style:base-cell-address="structure.A7"/>
      <style:map style:condition="cell-content()=8" style:apply-style-name="Set3_5f_8" style:base-cell-address="structure.A7"/>
      <style:map style:condition="cell-content()=9" style:apply-style-name="Set3_5f_9" style:base-cell-address="structure.A7"/>
      <style:map style:condition="cell-content()=10" style:apply-style-name="Set3_5f_10" style:base-cell-address="structure.A7"/>
      <style:map style:condition="cell-content()=11" style:apply-style-name="Set3_5f_11" style:base-cell-address="structure.A7"/>
      <style:map style:condition="cell-content()=12" style:apply-style-name="Set3_5f_12" style:base-cell-address="structure.A7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/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8" style:family="table-cell" style:parent-style-name="Default"/>
    <style:style style:name="ce9" style:family="table-cell" style:parent-style-name="Default">
      <style:table-cell-properties fo:background-color="transparent"/>
      <style:text-properties style:use-window-font-color="true"/>
    </style:style>
    <style:style style:name="ce10" style:family="table-cell" style:parent-style-name="Default"/>
    <style:style style:name="ce11" style:family="table-cell" style:parent-style-name="Default">
      <style:table-cell-properties fo:background-color="transparent"/>
      <style:text-properties style:use-window-font-color="true"/>
    </style:style>
    <style:style style:name="ce12" style:family="table-cell" style:parent-style-name="Default"/>
    <style:style style:name="ce13" style:family="table-cell" style:parent-style-name="Default">
      <style:table-cell-properties fo:background-color="transparent"/>
      <style:text-properties style:use-window-font-color="true"/>
    </style:style>
    <style:style style:name="ce14" style:family="table-cell" style:parent-style-name="Default"/>
    <style:style style:name="ce15" style:family="table-cell" style:parent-style-name="Default">
      <style:table-cell-properties fo:background-color="transparent"/>
      <style:text-properties style:use-window-font-color="true"/>
    </style:style>
    <style:style style:name="ce16" style:family="table-cell" style:parent-style-name="Default"/>
    <style:style style:name="ce17" style:family="table-cell" style:parent-style-name="Default">
      <style:table-cell-properties fo:background-color="transparent"/>
      <style:text-properties style:use-window-font-color="true"/>
    </style:style>
    <style:style style:name="ce18" style:family="table-cell" style:parent-style-name="Default"/>
    <style:style style:name="ce19" style:family="table-cell" style:parent-style-name="Default">
      <style:table-cell-properties fo:background-color="transparent"/>
      <style:text-properties style:use-window-font-color="true"/>
    </style:style>
    <style:style style:name="ce20" style:family="table-cell" style:parent-style-name="Default"/>
    <style:style style:name="ce21" style:family="table-cell" style:parent-style-name="Default">
      <style:table-cell-properties fo:background-color="transparent"/>
      <style:text-properties style:use-window-font-color="true"/>
    </style:style>
    <style:style style:name="ce22" style:family="table-cell" style:parent-style-name="Default"/>
    <style:style style:name="ce23" style:family="table-cell" style:parent-style-name="Default">
      <style:table-cell-properties fo:background-color="transparent"/>
      <style:text-properties style:use-window-font-color="true"/>
    </style:style>
    <style:style style:name="ce24" style:family="table-cell" style:parent-style-name="Default"/>
    <style:style style:name="ce25" style:family="table-cell" style:parent-style-name="Default">
      <style:table-cell-properties fo:background-color="transparent"/>
      <style:text-properties style:use-window-font-color="true"/>
    </style:style>
    <style:style style:name="ce26" style:family="table-cell" style:parent-style-name="Default"/>
    <style:style style:name="ce27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/>
      <table:table table:name="structure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1048562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tructure.A9:structure.B1048576 structure.A1:structure.B6">
            <calcext:condition calcext:apply-style-name="Set3_1" calcext:value="=1" calcext:base-cell-address="structure.A1"/>
            <calcext:condition calcext:apply-style-name="Set3_2" calcext:value="=2" calcext:base-cell-address="structure.A1"/>
            <calcext:condition calcext:apply-style-name="Set3_3" calcext:value="=3" calcext:base-cell-address="structure.A1"/>
            <calcext:condition calcext:apply-style-name="Set3_4" calcext:value="=4" calcext:base-cell-address="structure.A1"/>
            <calcext:condition calcext:apply-style-name="Set3_5" calcext:value="=5" calcext:base-cell-address="structure.A1"/>
            <calcext:condition calcext:apply-style-name="Set3_6" calcext:value="=6" calcext:base-cell-address="structure.A1"/>
            <calcext:condition calcext:apply-style-name="Set3_7" calcext:value="=7" calcext:base-cell-address="structure.A1"/>
            <calcext:condition calcext:apply-style-name="Set3_8" calcext:value="=8" calcext:base-cell-address="structure.A1"/>
            <calcext:condition calcext:apply-style-name="Set3_9" calcext:value="=9" calcext:base-cell-address="structure.A1"/>
            <calcext:condition calcext:apply-style-name="Set3_10" calcext:value="=10" calcext:base-cell-address="structure.A1"/>
            <calcext:condition calcext:apply-style-name="Set3_11" calcext:value="=11" calcext:base-cell-address="structure.A1"/>
            <calcext:condition calcext:apply-style-name="Set3_12" calcext:value="=12" calcext:base-cell-address="structure.A1"/>
          </calcext:conditional-format>
          <calcext:conditional-format calcext:target-range-address="structure.A7:structure.B8">
            <calcext:condition calcext:apply-style-name="Set3_1" calcext:value="=1" calcext:base-cell-address="structure.A7"/>
            <calcext:condition calcext:apply-style-name="Set3_2" calcext:value="=2" calcext:base-cell-address="structure.A7"/>
            <calcext:condition calcext:apply-style-name="Set3_3" calcext:value="=3" calcext:base-cell-address="structure.A7"/>
            <calcext:condition calcext:apply-style-name="Set3_4" calcext:value="=4" calcext:base-cell-address="structure.A7"/>
            <calcext:condition calcext:apply-style-name="Set3_5" calcext:value="=5" calcext:base-cell-address="structure.A7"/>
            <calcext:condition calcext:apply-style-name="Set3_6" calcext:value="=6" calcext:base-cell-address="structure.A7"/>
            <calcext:condition calcext:apply-style-name="Set3_7" calcext:value="=7" calcext:base-cell-address="structure.A7"/>
            <calcext:condition calcext:apply-style-name="Set3_8" calcext:value="=8" calcext:base-cell-address="structure.A7"/>
            <calcext:condition calcext:apply-style-name="Set3_9" calcext:value="=9" calcext:base-cell-address="structure.A7"/>
            <calcext:condition calcext:apply-style-name="Set3_10" calcext:value="=10" calcext:base-cell-address="structure.A7"/>
            <calcext:condition calcext:apply-style-name="Set3_11" calcext:value="=11" calcext:base-cell-address="structure.A7"/>
            <calcext:condition calcext:apply-style-name="Set3_12" calcext:value="=12" calcext:base-cell-address="structure.A7"/>
          </calcext:conditional-format>
        </calcext:conditional-formats>
      </table:table>
      <table:table table:name="cells" table:style-name="ta1">
        <office:forms form:automatic-focus="false" form:apply-design-mode="false"/>
        <table:table-column table:style-name="co1" table:default-cell-style-name="ce3"/>
        <table:table-column table:style-name="co1" table:default-cell-style-name="ce6"/>
        <table:table-column table:style-name="co1" table:default-cell-style-name="ce8"/>
        <table:table-column table:style-name="co1" table:default-cell-style-name="ce10"/>
        <table:table-column table:style-name="co1" table:default-cell-style-name="ce12"/>
        <table:table-column table:style-name="co1" table:default-cell-style-name="ce14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ce22"/>
        <table:table-column table:style-name="co1" table:default-cell-style-name="ce24"/>
        <table:table-column table:style-name="co1" table:default-cell-style-name="ce26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milestone_1</text:p>
          </table:table-cell>
          <table:table-cell table:style-name="ce5" office:value-type="string" calcext:value-type="string">
            <text:p>milestone_2</text:p>
          </table:table-cell>
          <table:table-cell table:style-name="ce7" office:value-type="string" calcext:value-type="string">
            <text:p>milestone_3</text:p>
          </table:table-cell>
          <table:table-cell table:style-name="ce9" office:value-type="string" calcext:value-type="string">
            <text:p>milestone_4</text:p>
          </table:table-cell>
          <table:table-cell table:style-name="ce11" office:value-type="string" calcext:value-type="string">
            <text:p>milestone_5</text:p>
          </table:table-cell>
          <table:table-cell table:style-name="ce13" office:value-type="string" calcext:value-type="string">
            <text:p>milestone_6</text:p>
          </table:table-cell>
          <table:table-cell table:style-name="ce15" office:value-type="string" calcext:value-type="string">
            <text:p>milestone_7</text:p>
          </table:table-cell>
          <table:table-cell table:style-name="ce17" office:value-type="string" calcext:value-type="string">
            <text:p>milestone_8</text:p>
          </table:table-cell>
          <table:table-cell table:style-name="ce17" office:value-type="string" calcext:value-type="string">
            <text:p>milestone_9</text:p>
          </table:table-cell>
          <table:table-cell table:style-name="ce17" office:value-type="string" calcext:value-type="string">
            <text:p>milestone_10</text:p>
          </table:table-cell>
          <table:table-cell table:style-name="ce17" office:value-type="string" calcext:value-type="string">
            <text:p>milestone_11</text:p>
          </table:table-cell>
          <table:table-cell table:style-name="ce17" office:value-type="string" calcext:value-type="string">
            <text:p>milestone_12</text:p>
          </table:table-cell>
          <table:table-cell office:value-type="string" calcext:value-type="string">
            <text:p>extra_1</text:p>
          </table:table-cell>
          <table:table-cell office:value-type="string" calcext:value-type="string">
            <text:p>extra_2</text:p>
          </table:table-cell>
          <table:table-cell office:value-type="string" calcext:value-type="string">
            <text:p>extra_3</text:p>
          </table:table-cell>
          <table:table-cell office:value-type="string" calcext:value-type="string">
            <text:p>extra_4</text:p>
          </table:table-cell>
          <table:table-cell office:value-type="string" calcext:value-type="string">
            <text:p>extra_5</text:p>
          </table:table-cell>
          <table:table-cell office:value-type="string" calcext:value-type="string">
            <text:p>extra_6</text:p>
          </table:table-cell>
          <table:table-cell/>
        </table:table-row>
        <table:table-row table:style-name="ro1">
          <table:table-cell table:formula="of:=1-SUM([.B2:.L2])" office:value-type="float" office:value="1" calcext:value-type="float">
            <text:p>1</text:p>
          </table:table-cell>
          <table:table-cell table:formula="of:=IF(MOD(ROW(); 3)=MOD(COLUMN();3); [.$P2]*[.$P2] + [.$P2]*(1-[.$P2])*[.Q2]; [.$P2]*(1-[.$P2])*[.Q2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table:formula="of:=RAND()" office:value-type="float" office:value="0.748693416690765" calcext:value-type="float">
            <text:p>0.7486934167</text:p>
          </table:table-cell>
          <table:table-cell table:formula="of:=RAND()" office:value-type="float" office:value="0.858046064641393" calcext:value-type="float">
            <text:p>0.8580460646</text:p>
          </table:table-cell>
          <table:table-cell table:formula="of:=RAND()" office:value-type="float" office:value="0.724646595765467" calcext:value-type="float">
            <text:p>0.7246465958</text:p>
          </table:table-cell>
          <table:table-cell office:value-type="float" office:value="0" calcext:value-type="float">
            <text:p>0</text:p>
          </table:table-cell>
          <table:table-cell table:formula="of:=[.M2]/SUM([.$M2:.$O2])" office:value-type="float" office:value="0.321136607979929" calcext:value-type="float">
            <text:p>0.321136608</text:p>
          </table:table-cell>
          <table:table-cell table:formula="of:=[.N2]/SUM([.$M2:.$O2])" office:value-type="float" office:value="0.368041172189544" calcext:value-type="float">
            <text:p>0.3680411722</text:p>
          </table:table-cell>
          <table:table-cell table:formula="of:=[.O2]/SUM([.$M2:.$O2])" office:value-type="float" office:value="0.310822219830527" calcext:value-type="float">
            <text:p>0.3108222198</text:p>
          </table:table-cell>
        </table:table-row>
        <table:table-row table:style-name="ro1">
          <table:table-cell table:formula="of:=1-SUM([.B3:.L3])" office:value-type="float" office:value="0.952804244844648" calcext:value-type="float">
            <text:p>0.9528042448</text:p>
          </table:table-cell>
          <table:table-cell table:formula="of:=IF(MOD(ROW(); 3)=MOD(COLUMN();3); [.$P3]*[.$P3] + [.$P3]*(1-[.$P3])*[.Q3]; [.$P3]*(1-[.$P3])*[.Q3])" office:value-type="float" office:value="0.00555911740496052" calcext:value-type="float">
            <text:p>0.0055591174</text:p>
          </table:table-cell>
          <table:table-cell/>
          <table:table-cell office:value-type="float" office:value="0.0244820212853107" calcext:value-type="float">
            <text:p>0.0244820213</text:p>
          </table:table-cell>
          <table:table-cell table:style-name="ce11"/>
          <table:table-cell table:style-name="ce13" office:value-type="float" office:value="0.0171546164650808" calcext:value-type="float">
            <text:p>0.0171546165</text:p>
          </table:table-cell>
          <table:table-cell table:style-name="ce15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formula="of:=RAND()" office:value-type="float" office:value="0.102789084766261" calcext:value-type="float">
            <text:p>0.1027890848</text:p>
          </table:table-cell>
          <table:table-cell table:formula="of:=RAND()" office:value-type="float" office:value="0.173886787413809" calcext:value-type="float">
            <text:p>0.1738867874</text:p>
          </table:table-cell>
          <table:table-cell table:formula="of:=RAND()" office:value-type="float" office:value="0.601607706080151" calcext:value-type="float">
            <text:p>0.6016077061</text:p>
          </table:table-cell>
          <table:table-cell table:formula="of:=[.P2]+0.05" office:value-type="float" office:value="0.05" calcext:value-type="float">
            <text:p>0.05</text:p>
          </table:table-cell>
          <table:table-cell table:formula="of:=[.M3]/SUM([.$M3:.$O3])" office:value-type="float" office:value="0.117034050630748" calcext:value-type="float">
            <text:p>0.1170340506</text:p>
          </table:table-cell>
          <table:table-cell table:formula="of:=[.N3]/SUM([.$M3:.$O3])" office:value-type="float" office:value="0.197984787280503" calcext:value-type="float">
            <text:p>0.1979847873</text:p>
          </table:table-cell>
          <table:table-cell table:formula="of:=[.O3]/SUM([.$M3:.$O3])" office:value-type="float" office:value="0.684981162088749" calcext:value-type="float">
            <text:p>0.6849811621</text:p>
          </table:table-cell>
        </table:table-row>
        <table:table-row table:style-name="ro1">
          <table:table-cell table:formula="of:=1-SUM([.B4:.L4])" office:value-type="float" office:value="0.962043264572081" calcext:value-type="float">
            <text:p>0.9620432646</text:p>
          </table:table-cell>
          <table:table-cell table:formula="of:=IF(MOD(ROW(); 3)=MOD(COLUMN();3); [.$P4]*[.$P4] + [.$P4]*(1-[.$P4])*[.Q4]; [.$P4]*(1-[.$P4])*[.Q4])" office:value-type="float" office:value="0.00249511386510492" calcext:value-type="float">
            <text:p>0.0024951139</text:p>
          </table:table-cell>
          <table:table-cell/>
          <table:table-cell office:value-type="float" office:value="0.0165568159037494" calcext:value-type="float">
            <text:p>0.0165568159</text:p>
          </table:table-cell>
          <table:table-cell table:style-name="ce11"/>
          <table:table-cell table:style-name="ce13" office:value-type="float" office:value="0.0189048056590647" calcext:value-type="float">
            <text:p>0.0189048057</text:p>
          </table:table-cell>
          <table:table-cell table:style-name="ce15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formula="of:=RAND()" office:value-type="float" office:value="0.0919720829397593" calcext:value-type="float">
            <text:p>0.0919720829</text:p>
          </table:table-cell>
          <table:table-cell table:formula="of:=RAND()" office:value-type="float" office:value="0.732922664445012" calcext:value-type="float">
            <text:p>0.7329226644</text:p>
          </table:table-cell>
          <table:table-cell table:formula="of:=RAND()" office:value-type="float" office:value="0.925996865513568" calcext:value-type="float">
            <text:p>0.9259968655</text:p>
          </table:table-cell>
          <table:table-cell table:formula="of:=[.P3]" office:value-type="float" office:value="0.05" calcext:value-type="float">
            <text:p>0.05</text:p>
          </table:table-cell>
          <table:table-cell table:formula="of:=[.M4]/SUM([.$M4:.$O4])" office:value-type="float" office:value="0.0525287129495773" calcext:value-type="float">
            <text:p>0.0525287129</text:p>
          </table:table-cell>
          <table:table-cell table:formula="of:=[.N4]/SUM([.$M4:.$O4])" office:value-type="float" office:value="0.418599677470479" calcext:value-type="float">
            <text:p>0.4185996775</text:p>
          </table:table-cell>
          <table:table-cell table:formula="of:=[.O4]/SUM([.$M4:.$O4])" office:value-type="float" office:value="0.528871609579943" calcext:value-type="float">
            <text:p>0.5288716096</text:p>
          </table:table-cell>
        </table:table-row>
        <table:table-row table:style-name="ro1">
          <table:table-cell table:formula="of:=1-SUM([.B5:.L5])" office:value-type="float" office:value="0.951366003074998" calcext:value-type="float">
            <text:p>0.9513660031</text:p>
          </table:table-cell>
          <table:table-cell table:formula="of:=IF(MOD(ROW(); 3)=MOD(COLUMN();3); [.$P5]*[.$P5] + [.$P5]*(1-[.$P5])*[.Q5]; [.$P5]*(1-[.$P5])*[.Q5])" office:value-type="float" office:value="0.0213429352543408" calcext:value-type="float">
            <text:p>0.0213429353</text:p>
          </table:table-cell>
          <table:table-cell/>
          <table:table-cell office:value-type="float" office:value="0.0137555764222164" calcext:value-type="float">
            <text:p>0.0137555764</text:p>
          </table:table-cell>
          <table:table-cell table:style-name="ce11"/>
          <table:table-cell table:style-name="ce13" office:value-type="float" office:value="0.0135354852484444" calcext:value-type="float">
            <text:p>0.0135354852</text:p>
          </table:table-cell>
          <table:table-cell table:style-name="ce15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formula="of:=RAND()" office:value-type="float" office:value="0.727587685912927" calcext:value-type="float">
            <text:p>0.7275876859</text:p>
          </table:table-cell>
          <table:table-cell table:formula="of:=RAND()" office:value-type="float" office:value="0.152921892507635" calcext:value-type="float">
            <text:p>0.1529218925</text:p>
          </table:table-cell>
          <table:table-cell table:formula="of:=RAND()" office:value-type="float" office:value="0.953621602012299" calcext:value-type="float">
            <text:p>0.953621602</text:p>
          </table:table-cell>
          <table:table-cell table:formula="of:=[.P3]" office:value-type="float" office:value="0.05" calcext:value-type="float">
            <text:p>0.05</text:p>
          </table:table-cell>
          <table:table-cell table:formula="of:=[.M5]/SUM([.$M5:.$O5])" office:value-type="float" office:value="0.396693373775595" calcext:value-type="float">
            <text:p>0.3966933738</text:p>
          </table:table-cell>
          <table:table-cell table:formula="of:=[.N5]/SUM([.$M5:.$O5])" office:value-type="float" office:value="0.0833756571716672" calcext:value-type="float">
            <text:p>0.0833756572</text:p>
          </table:table-cell>
          <table:table-cell table:formula="of:=[.O5]/SUM([.$M5:.$O5])" office:value-type="float" office:value="0.519930969052738" calcext:value-type="float">
            <text:p>0.5199309691</text:p>
          </table:table-cell>
        </table:table-row>
        <table:table-row table:style-name="ro1">
          <table:table-cell table:formula="of:=1-SUM([.B6:.L6])" office:value-type="float" office:value="0.826577157168709" calcext:value-type="float">
            <text:p>0.8265771572</text:p>
          </table:table-cell>
          <table:table-cell table:formula="of:=IF(MOD(ROW(); 3)=MOD(COLUMN();3); [.$P6]*[.$P6] + [.$P6]*(1-[.$P6])*[.Q6]; [.$P6]*(1-[.$P6])*[.Q6])" office:value-type="float" office:value="0.0678322778764594" calcext:value-type="float">
            <text:p>0.0678322779</text:p>
          </table:table-cell>
          <table:table-cell/>
          <table:table-cell office:value-type="float" office:value="0.0642610748455883" calcext:value-type="float">
            <text:p>0.0642610748</text:p>
          </table:table-cell>
          <table:table-cell table:style-name="ce11"/>
          <table:table-cell table:style-name="ce13" office:value-type="float" office:value="0.0413294901092435" calcext:value-type="float">
            <text:p>0.0413294901</text:p>
          </table:table-cell>
          <table:table-cell table:style-name="ce15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formula="of:=RAND()" office:value-type="float" office:value="0.939521539775274" calcext:value-type="float">
            <text:p>0.9395215398</text:p>
          </table:table-cell>
          <table:table-cell table:formula="of:=RAND()" office:value-type="float" office:value="0.240273703441029" calcext:value-type="float">
            <text:p>0.2402737034</text:p>
          </table:table-cell>
          <table:table-cell table:formula="of:=RAND()" office:value-type="float" office:value="0.0667637877773974" calcext:value-type="float">
            <text:p>0.0667637878</text:p>
          </table:table-cell>
          <table:table-cell table:formula="of:=[.P5]+0.05" office:value-type="float" office:value="0.1" calcext:value-type="float">
            <text:p>0.1</text:p>
          </table:table-cell>
          <table:table-cell table:formula="of:=[.M6]/SUM([.$M6:.$O6])" office:value-type="float" office:value="0.753691976405105" calcext:value-type="float">
            <text:p>0.7536919764</text:p>
          </table:table-cell>
          <table:table-cell table:formula="of:=[.N6]/SUM([.$M6:.$O6])" office:value-type="float" office:value="0.192749558959509" calcext:value-type="float">
            <text:p>0.192749559</text:p>
          </table:table-cell>
          <table:table-cell table:formula="of:=[.O6]/SUM([.$M6:.$O6])" office:value-type="float" office:value="0.0535584646353862" calcext:value-type="float">
            <text:p>0.0535584646</text:p>
          </table:table-cell>
        </table:table-row>
        <table:table-row table:style-name="ro1">
          <table:table-cell table:formula="of:=1-SUM([.B7:.L7])" office:value-type="float" office:value="0.895643332759279" calcext:value-type="float">
            <text:p>0.8956433328</text:p>
          </table:table-cell>
          <table:table-cell table:formula="of:=IF(MOD(ROW(); 3)=MOD(COLUMN();3); [.$P7]*[.$P7] + [.$P7]*(1-[.$P7])*[.Q7]; [.$P7]*(1-[.$P7])*[.Q7])" office:value-type="float" office:value="0.0521571938693452" calcext:value-type="float">
            <text:p>0.0521571939</text:p>
          </table:table-cell>
          <table:table-cell/>
          <table:table-cell office:value-type="float" office:value="0.00191299966633804" calcext:value-type="float">
            <text:p>0.0019129997</text:p>
          </table:table-cell>
          <table:table-cell table:style-name="ce11"/>
          <table:table-cell table:style-name="ce13" office:value-type="float" office:value="0.0502864737050382" calcext:value-type="float">
            <text:p>0.0502864737</text:p>
          </table:table-cell>
          <table:table-cell table:style-name="ce15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formula="of:=RAND()" office:value-type="float" office:value="0.620363569497431" calcext:value-type="float">
            <text:p>0.6203635695</text:p>
          </table:table-cell>
          <table:table-cell table:formula="of:=RAND()" office:value-type="float" office:value="0.284604544805025" calcext:value-type="float">
            <text:p>0.2846045448</text:p>
          </table:table-cell>
          <table:table-cell table:formula="of:=RAND()" office:value-type="float" office:value="0.165502076149716" calcext:value-type="float">
            <text:p>0.1655020761</text:p>
          </table:table-cell>
          <table:table-cell table:formula="of:=[.P6]" office:value-type="float" office:value="0.1" calcext:value-type="float">
            <text:p>0.1</text:p>
          </table:table-cell>
          <table:table-cell table:formula="of:=[.M7]/SUM([.$M7:.$O7])" office:value-type="float" office:value="0.579524376326057" calcext:value-type="float">
            <text:p>0.5795243763</text:p>
          </table:table-cell>
          <table:table-cell table:formula="of:=[.N7]/SUM([.$M7:.$O7])" office:value-type="float" office:value="0.265868725111165" calcext:value-type="float">
            <text:p>0.2658687251</text:p>
          </table:table-cell>
          <table:table-cell table:formula="of:=[.O7]/SUM([.$M7:.$O7])" office:value-type="float" office:value="0.154606898562777" calcext:value-type="float">
            <text:p>0.1546068986</text:p>
          </table:table-cell>
        </table:table-row>
        <table:table-row table:style-name="ro1">
          <table:table-cell table:formula="of:=1-SUM([.B8:.L8])" office:value-type="float" office:value="0.93202590611404" calcext:value-type="float">
            <text:p>0.9320259061</text:p>
          </table:table-cell>
          <table:table-cell table:formula="of:=IF(MOD(ROW(); 3)=MOD(COLUMN();3); [.$P8]*[.$P8] + [.$P8]*(1-[.$P8])*[.Q8]; [.$P8]*(1-[.$P8])*[.Q8])" office:value-type="float" office:value="0.0229680872379959" calcext:value-type="float">
            <text:p>0.0229680872</text:p>
          </table:table-cell>
          <table:table-cell/>
          <table:table-cell office:value-type="float" office:value="0.0396249237605029" calcext:value-type="float">
            <text:p>0.0396249238</text:p>
          </table:table-cell>
          <table:table-cell table:style-name="ce11"/>
          <table:table-cell table:style-name="ce13" office:value-type="float" office:value="0.00538108288746088" calcext:value-type="float">
            <text:p>0.0053810829</text:p>
          </table:table-cell>
          <table:table-cell table:style-name="ce15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formula="of:=RAND()" office:value-type="float" office:value="0.137297412742281" calcext:value-type="float">
            <text:p>0.1372974127</text:p>
          </table:table-cell>
          <table:table-cell table:formula="of:=RAND()" office:value-type="float" office:value="0.29373980765932" calcext:value-type="float">
            <text:p>0.2937398077</text:p>
          </table:table-cell>
          <table:table-cell table:formula="of:=RAND()" office:value-type="float" office:value="0.521822435770404" calcext:value-type="float">
            <text:p>0.5218224358</text:p>
          </table:table-cell>
          <table:table-cell table:formula="of:=[.P6]" office:value-type="float" office:value="0.1" calcext:value-type="float">
            <text:p>0.1</text:p>
          </table:table-cell>
          <table:table-cell table:formula="of:=[.M8]/SUM([.$M8:.$O8])" office:value-type="float" office:value="0.144089858199954" calcext:value-type="float">
            <text:p>0.1440898582</text:p>
          </table:table-cell>
          <table:table-cell table:formula="of:=[.N8]/SUM([.$M8:.$O8])" office:value-type="float" office:value="0.308271848594559" calcext:value-type="float">
            <text:p>0.3082718486</text:p>
          </table:table-cell>
          <table:table-cell table:formula="of:=[.O8]/SUM([.$M8:.$O8])" office:value-type="float" office:value="0.547638293205487" calcext:value-type="float">
            <text:p>0.5476382932</text:p>
          </table:table-cell>
        </table:table-row>
        <table:table-row table:style-name="ro1">
          <table:table-cell table:formula="of:=1-SUM([.B9:.L9])" office:value-type="float" office:value="0.910300199850042" calcext:value-type="float">
            <text:p>0.9103001999</text:p>
          </table:table-cell>
          <table:table-cell table:formula="of:=IF(MOD(ROW(); 3)=MOD(COLUMN();3); [.$P9]*[.$P9] + [.$P9]*(1-[.$P9])*[.Q9]; [.$P9]*(1-[.$P9])*[.Q9])" office:value-type="float" office:value="0.0154750377309185" calcext:value-type="float">
            <text:p>0.0154750377</text:p>
          </table:table-cell>
          <table:table-cell/>
          <table:table-cell office:value-type="float" office:value="0.038722978344053" calcext:value-type="float">
            <text:p>0.0387229783</text:p>
          </table:table-cell>
          <table:table-cell table:style-name="ce11"/>
          <table:table-cell table:style-name="ce13" office:value-type="float" office:value="0.0355017840749868" calcext:value-type="float">
            <text:p>0.0355017841</text:p>
          </table:table-cell>
          <table:table-cell table:style-name="ce15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formula="of:=RAND()" office:value-type="float" office:value="0.118015469066273" calcext:value-type="float">
            <text:p>0.1180154691</text:p>
          </table:table-cell>
          <table:table-cell table:formula="of:=RAND()" office:value-type="float" office:value="0.0885975862000379" calcext:value-type="float">
            <text:p>0.0885975862</text:p>
          </table:table-cell>
          <table:table-cell table:formula="of:=RAND()" office:value-type="float" office:value="0.765725272276928" calcext:value-type="float">
            <text:p>0.7657252723</text:p>
          </table:table-cell>
          <table:table-cell table:formula="of:=[.P8]+0.05" office:value-type="float" office:value="0.15" calcext:value-type="float">
            <text:p>0.15</text:p>
          </table:table-cell>
          <table:table-cell table:formula="of:=[.M9]/SUM([.$M9:.$O9])" office:value-type="float" office:value="0.12137284494838" calcext:value-type="float">
            <text:p>0.1213728449</text:p>
          </table:table-cell>
          <table:table-cell table:formula="of:=[.N9]/SUM([.$M9:.$O9])" office:value-type="float" office:value="0.0911180642481648" calcext:value-type="float">
            <text:p>0.0911180642</text:p>
          </table:table-cell>
          <table:table-cell table:formula="of:=[.O9]/SUM([.$M9:.$O9])" office:value-type="float" office:value="0.787509090803455" calcext:value-type="float">
            <text:p>0.7875090908</text:p>
          </table:table-cell>
        </table:table-row>
        <table:table-row table:style-name="ro1">
          <table:table-cell table:formula="of:=1-SUM([.B10:.L10])" office:value-type="float" office:value="0.812802639632911" calcext:value-type="float">
            <text:p>0.8128026396</text:p>
          </table:table-cell>
          <table:table-cell table:formula="of:=IF(MOD(ROW(); 3)=MOD(COLUMN();3); [.$P10]*[.$P10] + [.$P10]*(1-[.$P10])*[.Q10]; [.$P10]*(1-[.$P10])*[.Q10])" office:value-type="float" office:value="0.0784067598830307" calcext:value-type="float">
            <text:p>0.0784067599</text:p>
          </table:table-cell>
          <table:table-cell/>
          <table:table-cell office:value-type="float" office:value="0.0550185226009807" calcext:value-type="float">
            <text:p>0.0550185226</text:p>
          </table:table-cell>
          <table:table-cell table:style-name="ce11"/>
          <table:table-cell table:style-name="ce13" office:value-type="float" office:value="0.0537720778830781" calcext:value-type="float">
            <text:p>0.0537720779</text:p>
          </table:table-cell>
          <table:table-cell table:style-name="ce15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formula="of:=RAND()" office:value-type="float" office:value="0.919309724123129" calcext:value-type="float">
            <text:p>0.9193097241</text:p>
          </table:table-cell>
          <table:table-cell table:formula="of:=RAND()" office:value-type="float" office:value="0.217021497772074" calcext:value-type="float">
            <text:p>0.2170214978</text:p>
          </table:table-cell>
          <table:table-cell table:formula="of:=RAND()" office:value-type="float" office:value="0.358590772082855" calcext:value-type="float">
            <text:p>0.3585907721</text:p>
          </table:table-cell>
          <table:table-cell table:formula="of:=[.P9]" office:value-type="float" office:value="0.15" calcext:value-type="float">
            <text:p>0.15</text:p>
          </table:table-cell>
          <table:table-cell table:formula="of:=[.M10]/SUM([.$M10:.$O10])" office:value-type="float" office:value="0.61495497947475" calcext:value-type="float">
            <text:p>0.6149549795</text:p>
          </table:table-cell>
          <table:table-cell table:formula="of:=[.N10]/SUM([.$M10:.$O10])" office:value-type="float" office:value="0.145172456252764" calcext:value-type="float">
            <text:p>0.1451724563</text:p>
          </table:table-cell>
          <table:table-cell table:formula="of:=[.O10]/SUM([.$M10:.$O10])" office:value-type="float" office:value="0.239872564272486" calcext:value-type="float">
            <text:p>0.2398725643</text:p>
          </table:table-cell>
        </table:table-row>
        <table:table-row table:style-name="ro1">
          <table:table-cell table:formula="of:=1-SUM([.B11:.L11])" office:value-type="float" office:value="0.814165114957559" calcext:value-type="float">
            <text:p>0.814165115</text:p>
          </table:table-cell>
          <table:table-cell table:formula="of:=IF(MOD(ROW(); 3)=MOD(COLUMN();3); [.$P11]*[.$P11] + [.$P11]*(1-[.$P11])*[.Q11]; [.$P11]*(1-[.$P11])*[.Q11])" office:value-type="float" office:value="0.0721116126609423" calcext:value-type="float">
            <text:p>0.0721116127</text:p>
          </table:table-cell>
          <table:table-cell/>
          <table:table-cell office:value-type="float" office:value="0.0575148571939653" calcext:value-type="float">
            <text:p>0.0575148572</text:p>
          </table:table-cell>
          <table:table-cell table:style-name="ce11"/>
          <table:table-cell table:style-name="ce13" office:value-type="float" office:value="0.0562084151875336" calcext:value-type="float">
            <text:p>0.0562084152</text:p>
          </table:table-cell>
          <table:table-cell table:style-name="ce15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formula="of:=RAND()" office:value-type="float" office:value="0.242316853468622" calcext:value-type="float">
            <text:p>0.2423168535</text:p>
          </table:table-cell>
          <table:table-cell table:formula="of:=RAND()" office:value-type="float" office:value="0.172407049496735" calcext:value-type="float">
            <text:p>0.1724070495</text:p>
          </table:table-cell>
          <table:table-cell table:formula="of:=RAND()" office:value-type="float" office:value="0.208021401211629" calcext:value-type="float">
            <text:p>0.2080214012</text:p>
          </table:table-cell>
          <table:table-cell table:formula="of:=[.P9]" office:value-type="float" office:value="0.15" calcext:value-type="float">
            <text:p>0.15</text:p>
          </table:table-cell>
          <table:table-cell table:formula="of:=[.M11]/SUM([.$M11:.$O11])" office:value-type="float" office:value="0.389110687536802" calcext:value-type="float">
            <text:p>0.3891106875</text:p>
          </table:table-cell>
          <table:table-cell table:formula="of:=[.N11]/SUM([.$M11:.$O11])" office:value-type="float" office:value="0.276850019326258" calcext:value-type="float">
            <text:p>0.2768500193</text:p>
          </table:table-cell>
          <table:table-cell table:formula="of:=[.O11]/SUM([.$M11:.$O11])" office:value-type="float" office:value="0.33403929313694" calcext:value-type="float">
            <text:p>0.3340392931</text:p>
          </table:table-cell>
        </table:table-row>
        <table:table-row table:style-name="ro1">
          <table:table-cell table:formula="of:=1-SUM([.B12:.L12])" office:value-type="float" office:value="0.822854235260817" calcext:value-type="float">
            <text:p>0.8228542353</text:p>
          </table:table-cell>
          <table:table-cell table:formula="of:=IF(MOD(ROW(); 3)=MOD(COLUMN();3); [.$P12]*[.$P12] + [.$P12]*(1-[.$P12])*[.Q12]; [.$P12]*(1-[.$P12])*[.Q12])" office:value-type="float" office:value="0.0316177551536344" calcext:value-type="float">
            <text:p>0.0316177552</text:p>
          </table:table-cell>
          <table:table-cell/>
          <table:table-cell office:value-type="float" office:value="0.0503786814884582" calcext:value-type="float">
            <text:p>0.0503786815</text:p>
          </table:table-cell>
          <table:table-cell/>
          <table:table-cell office:value-type="float" office:value="0.0951493280970906" calcext:value-type="float">
            <text:p>0.0951493281</text:p>
          </table:table-cell>
          <table:table-cell table:number-columns-repeated="6"/>
          <table:table-cell table:formula="of:=RAND()" office:value-type="float" office:value="0.385956858896753" calcext:value-type="float">
            <text:p>0.3859568589</text:p>
          </table:table-cell>
          <table:table-cell table:formula="of:=RAND()" office:value-type="float" office:value="0.593932278553069" calcext:value-type="float">
            <text:p>0.5939322786</text:p>
          </table:table-cell>
          <table:table-cell table:formula="of:=RAND()" office:value-type="float" office:value="0.973225406053188" calcext:value-type="float">
            <text:p>0.9732254061</text:p>
          </table:table-cell>
          <table:table-cell table:formula="of:=[.P11]+0.05" office:value-type="float" office:value="0.2" calcext:value-type="float">
            <text:p>0.2</text:p>
          </table:table-cell>
          <table:table-cell table:formula="of:=[.M12]/SUM([.$M12:.$O12])" office:value-type="float" office:value="0.197610969710215" calcext:value-type="float">
            <text:p>0.1976109697</text:p>
          </table:table-cell>
          <table:table-cell table:formula="of:=[.N12]/SUM([.$M12:.$O12])" office:value-type="float" office:value="0.304094954660376" calcext:value-type="float">
            <text:p>0.3040949547</text:p>
          </table:table-cell>
          <table:table-cell table:formula="of:=[.O12]/SUM([.$M12:.$O12])" office:value-type="float" office:value="0.498294075629409" calcext:value-type="float">
            <text:p>0.4982940756</text:p>
          </table:table-cell>
        </table:table-row>
        <table:table-row table:style-name="ro1">
          <table:table-cell table:formula="of:=1-SUM([.B13:.L13])" office:value-type="float" office:value="0.795130057113031" calcext:value-type="float">
            <text:p>0.7951300571</text:p>
          </table:table-cell>
          <table:table-cell table:formula="of:=IF(MOD(ROW(); 3)=MOD(COLUMN();3); [.$P13]*[.$P13] + [.$P13]*(1-[.$P13])*[.Q13]; [.$P13]*(1-[.$P13])*[.Q13])" office:value-type="float" office:value="0.0492868306828546" calcext:value-type="float">
            <text:p>0.0492868307</text:p>
          </table:table-cell>
          <table:table-cell/>
          <table:table-cell office:value-type="float" office:value="0.0380167954352801" calcext:value-type="float">
            <text:p>0.0380167954</text:p>
          </table:table-cell>
          <table:table-cell/>
          <table:table-cell office:value-type="float" office:value="0.117566316768834" calcext:value-type="float">
            <text:p>0.1175663168</text:p>
          </table:table-cell>
          <table:table-cell table:number-columns-repeated="6"/>
          <table:table-cell table:formula="of:=RAND()" office:value-type="float" office:value="0.177094771840766" calcext:value-type="float">
            <text:p>0.1770947718</text:p>
          </table:table-cell>
          <table:table-cell table:formula="of:=RAND()" office:value-type="float" office:value="0.129516191061996" calcext:value-type="float">
            <text:p>0.1295161911</text:p>
          </table:table-cell>
          <table:table-cell table:formula="of:=RAND()" office:value-type="float" office:value="0.268292375411899" calcext:value-type="float">
            <text:p>0.2682923754</text:p>
          </table:table-cell>
          <table:table-cell table:formula="of:=[.P12]" office:value-type="float" office:value="0.2" calcext:value-type="float">
            <text:p>0.2</text:p>
          </table:table-cell>
          <table:table-cell table:formula="of:=[.M13]/SUM([.$M13:.$O13])" office:value-type="float" office:value="0.308042691767841" calcext:value-type="float">
            <text:p>0.3080426918</text:p>
          </table:table-cell>
          <table:table-cell table:formula="of:=[.N13]/SUM([.$M13:.$O13])" office:value-type="float" office:value="0.225283421455987" calcext:value-type="float">
            <text:p>0.2252834215</text:p>
          </table:table-cell>
          <table:table-cell table:formula="of:=[.O13]/SUM([.$M13:.$O13])" office:value-type="float" office:value="0.466673886776172" calcext:value-type="float">
            <text:p>0.4666738868</text:p>
          </table:table-cell>
        </table:table-row>
        <table:table-row table:style-name="ro1">
          <table:table-cell table:formula="of:=1-SUM([.B14:.L14])" office:value-type="float" office:value="0.818367307101807" calcext:value-type="float">
            <text:p>0.8183673071</text:p>
          </table:table-cell>
          <table:table-cell table:formula="of:=IF(MOD(ROW(); 3)=MOD(COLUMN();3); [.$P14]*[.$P14] + [.$P14]*(1-[.$P14])*[.Q14]; [.$P14]*(1-[.$P14])*[.Q14])" office:value-type="float" office:value="0.0800913866506386" calcext:value-type="float">
            <text:p>0.0800913867</text:p>
          </table:table-cell>
          <table:table-cell/>
          <table:table-cell office:value-type="float" office:value="0.0546091204913322" calcext:value-type="float">
            <text:p>0.0546091205</text:p>
          </table:table-cell>
          <table:table-cell/>
          <table:table-cell office:value-type="float" office:value="0.0469321857562223" calcext:value-type="float">
            <text:p>0.0469321858</text:p>
          </table:table-cell>
          <table:table-cell table:number-columns-repeated="6"/>
          <table:table-cell table:formula="of:=RAND()" office:value-type="float" office:value="0.363235167983024" calcext:value-type="float">
            <text:p>0.363235168</text:p>
          </table:table-cell>
          <table:table-cell table:formula="of:=RAND()" office:value-type="float" office:value="0.219289389908687" calcext:value-type="float">
            <text:p>0.2192893899</text:p>
          </table:table-cell>
          <table:table-cell table:formula="of:=RAND()" office:value-type="float" office:value="0.867104196127906" calcext:value-type="float">
            <text:p>0.8671041961</text:p>
          </table:table-cell>
          <table:table-cell table:formula="of:=[.P12]" office:value-type="float" office:value="0.2" calcext:value-type="float">
            <text:p>0.2</text:p>
          </table:table-cell>
          <table:table-cell table:formula="of:=[.M14]/SUM([.$M14:.$O14])" office:value-type="float" office:value="0.250571166566491" calcext:value-type="float">
            <text:p>0.2505711666</text:p>
          </table:table-cell>
          <table:table-cell table:formula="of:=[.N14]/SUM([.$M14:.$O14])" office:value-type="float" office:value="0.151272792637859" calcext:value-type="float">
            <text:p>0.1512727926</text:p>
          </table:table-cell>
          <table:table-cell table:formula="of:=[.O14]/SUM([.$M14:.$O14])" office:value-type="float" office:value="0.59815604079565" calcext:value-type="float">
            <text:p>0.5981560408</text:p>
          </table:table-cell>
        </table:table-row>
        <table:table-row table:style-name="ro1">
          <table:table-cell table:formula="of:=1-SUM([.B15:.L15])" office:value-type="float" office:value="0.81714855865857" calcext:value-type="float">
            <text:p>0.8171485587</text:p>
          </table:table-cell>
          <table:table-cell table:formula="of:=IF(MOD(ROW(); 3)=MOD(COLUMN();3); [.$P15]*[.$P15] + [.$P15]*(1-[.$P15])*[.Q15]; [.$P15]*(1-[.$P15])*[.Q15])" office:value-type="float" office:value="0.0763047528309416" calcext:value-type="float">
            <text:p>0.0763047528</text:p>
          </table:table-cell>
          <table:table-cell/>
          <table:table-cell office:value-type="float" office:value="0.105053142863021" calcext:value-type="float">
            <text:p>0.1050531429</text:p>
          </table:table-cell>
          <table:table-cell/>
          <table:table-cell office:value-type="float" office:value="0.00149354564746723" calcext:value-type="float">
            <text:p>0.0014935456</text:p>
          </table:table-cell>
          <table:table-cell table:number-columns-repeated="6"/>
          <table:table-cell table:formula="of:=RAND()" office:value-type="float" office:value="0.928618069381078" calcext:value-type="float">
            <text:p>0.9286180694</text:p>
          </table:table-cell>
          <table:table-cell table:formula="of:=RAND()" office:value-type="float" office:value="0.39959100236262" calcext:value-type="float">
            <text:p>0.3995910024</text:p>
          </table:table-cell>
          <table:table-cell table:formula="of:=RAND()" office:value-type="float" office:value="0.953639457334402" calcext:value-type="float">
            <text:p>0.9536394573</text:p>
          </table:table-cell>
          <table:table-cell table:formula="of:=[.P14]+0.05" office:value-type="float" office:value="0.25" calcext:value-type="float">
            <text:p>0.25</text:p>
          </table:table-cell>
          <table:table-cell table:formula="of:=[.M15]/SUM([.$M15:.$O15])" office:value-type="float" office:value="0.406958681765022" calcext:value-type="float">
            <text:p>0.4069586818</text:p>
          </table:table-cell>
          <table:table-cell table:formula="of:=[.N15]/SUM([.$M15:.$O15])" office:value-type="float" office:value="0.175117233799941" calcext:value-type="float">
            <text:p>0.1751172338</text:p>
          </table:table-cell>
          <table:table-cell table:formula="of:=[.O15]/SUM([.$M15:.$O15])" office:value-type="float" office:value="0.417924084435037" calcext:value-type="float">
            <text:p>0.4179240844</text:p>
          </table:table-cell>
        </table:table-row>
        <table:table-row table:style-name="ro1">
          <table:table-cell table:formula="of:=1-SUM([.B16:.L16])" office:value-type="float" office:value="0.776322044355817" calcext:value-type="float">
            <text:p>0.7763220444</text:p>
          </table:table-cell>
          <table:table-cell table:formula="of:=IF(MOD(ROW(); 3)=MOD(COLUMN();3); [.$P16]*[.$P16] + [.$P16]*(1-[.$P16])*[.Q16]; [.$P16]*(1-[.$P16])*[.Q16])" office:value-type="float" office:value="0.0344629233410964" calcext:value-type="float">
            <text:p>0.0344629233</text:p>
          </table:table-cell>
          <table:table-cell/>
          <table:table-cell office:value-type="float" office:value="0.0763035839555937" calcext:value-type="float">
            <text:p>0.076303584</text:p>
          </table:table-cell>
          <table:table-cell/>
          <table:table-cell office:value-type="float" office:value="0.112911448347493" calcext:value-type="float">
            <text:p>0.1129114483</text:p>
          </table:table-cell>
          <table:table-cell table:number-columns-repeated="6"/>
          <table:table-cell table:formula="of:=RAND()" office:value-type="float" office:value="0.190916690684037" calcext:value-type="float">
            <text:p>0.1909166907</text:p>
          </table:table-cell>
          <table:table-cell table:formula="of:=RAND()" office:value-type="float" office:value="0.639620390686479" calcext:value-type="float">
            <text:p>0.6396203907</text:p>
          </table:table-cell>
          <table:table-cell table:formula="of:=RAND()" office:value-type="float" office:value="0.20816991248946" calcext:value-type="float">
            <text:p>0.2081699125</text:p>
          </table:table-cell>
          <table:table-cell table:formula="of:=[.P15]" office:value-type="float" office:value="0.25" calcext:value-type="float">
            <text:p>0.25</text:p>
          </table:table-cell>
          <table:table-cell table:formula="of:=[.M16]/SUM([.$M16:.$O16])" office:value-type="float" office:value="0.183802257819181" calcext:value-type="float">
            <text:p>0.1838022578</text:p>
          </table:table-cell>
          <table:table-cell table:formula="of:=[.N16]/SUM([.$M16:.$O16])" office:value-type="float" office:value="0.615785196852832" calcext:value-type="float">
            <text:p>0.6157851969</text:p>
          </table:table-cell>
          <table:table-cell table:formula="of:=[.O16]/SUM([.$M16:.$O16])" office:value-type="float" office:value="0.200412545327987" calcext:value-type="float">
            <text:p>0.2004125453</text:p>
          </table:table-cell>
        </table:table-row>
        <table:table-row table:style-name="ro1">
          <table:table-cell table:formula="of:=1-SUM([.B17:.L17])" office:value-type="float" office:value="0.744462297068491" calcext:value-type="float">
            <text:p>0.7444622971</text:p>
          </table:table-cell>
          <table:table-cell table:formula="of:=IF(MOD(ROW(); 3)=MOD(COLUMN();3); [.$P17]*[.$P17] + [.$P17]*(1-[.$P17])*[.Q17]; [.$P17]*(1-[.$P17])*[.Q17])" office:value-type="float" office:value="0.0868226357163559" calcext:value-type="float">
            <text:p>0.0868226357</text:p>
          </table:table-cell>
          <table:table-cell/>
          <table:table-cell office:value-type="float" office:value="0.114244181191545" calcext:value-type="float">
            <text:p>0.1142441812</text:p>
          </table:table-cell>
          <table:table-cell/>
          <table:table-cell office:value-type="float" office:value="0.0544708860236088" calcext:value-type="float">
            <text:p>0.054470886</text:p>
          </table:table-cell>
          <table:table-cell table:number-columns-repeated="6"/>
          <table:table-cell table:formula="of:=RAND()" office:value-type="float" office:value="0.151357854976177" calcext:value-type="float">
            <text:p>0.151357855</text:p>
          </table:table-cell>
          <table:table-cell table:formula="of:=RAND()" office:value-type="float" office:value="0.0209527860653187" calcext:value-type="float">
            <text:p>0.0209527861</text:p>
          </table:table-cell>
          <table:table-cell table:formula="of:=RAND()" office:value-type="float" office:value="0.994487157477894" calcext:value-type="float">
            <text:p>0.9944871575</text:p>
          </table:table-cell>
          <table:table-cell table:formula="of:=[.P15]" office:value-type="float" office:value="0.25" calcext:value-type="float">
            <text:p>0.25</text:p>
          </table:table-cell>
          <table:table-cell table:formula="of:=[.M17]/SUM([.$M17:.$O17])" office:value-type="float" office:value="0.129720723820565" calcext:value-type="float">
            <text:p>0.1297207238</text:p>
          </table:table-cell>
          <table:table-cell table:formula="of:=[.N17]/SUM([.$M17:.$O17])" office:value-type="float" office:value="0.0179575125115138" calcext:value-type="float">
            <text:p>0.0179575125</text:p>
          </table:table-cell>
          <table:table-cell table:formula="of:=[.O17]/SUM([.$M17:.$O17])" office:value-type="float" office:value="0.852321763667922" calcext:value-type="float">
            <text:p>0.8523217637</text:p>
          </table:table-cell>
        </table:table-row>
        <table:table-row table:style-name="ro1">
          <table:table-cell table:formula="of:=1-SUM([.B18:.L18])" office:value-type="float" office:value="0.802736734946664" calcext:value-type="float">
            <text:p>0.8027367349</text:p>
          </table:table-cell>
          <table:table-cell table:formula="of:=IF(MOD(ROW(); 3)=MOD(COLUMN();3); [.$P18]*[.$P18] + [.$P18]*(1-[.$P18])*[.Q18]; [.$P18]*(1-[.$P18])*[.Q18])" office:value-type="float" office:value="0.0569592176584214" calcext:value-type="float">
            <text:p>0.0569592177</text:p>
          </table:table-cell>
          <table:table-cell/>
          <table:table-cell office:value-type="float" office:value="0.125373800980382" calcext:value-type="float">
            <text:p>0.125373801</text:p>
          </table:table-cell>
          <table:table-cell/>
          <table:table-cell office:value-type="float" office:value="0.0149302464145322" calcext:value-type="float">
            <text:p>0.0149302464</text:p>
          </table:table-cell>
          <table:table-cell table:number-columns-repeated="6"/>
          <table:table-cell table:formula="of:=RAND()" office:value-type="float" office:value="0.632391463608068" calcext:value-type="float">
            <text:p>0.6323914636</text:p>
          </table:table-cell>
          <table:table-cell table:formula="of:=RAND()" office:value-type="float" office:value="0.844519534456264" calcext:value-type="float">
            <text:p>0.8445195345</text:p>
          </table:table-cell>
          <table:table-cell table:formula="of:=RAND()" office:value-type="float" office:value="0.854620452281345" calcext:value-type="float">
            <text:p>0.8546204523</text:p>
          </table:table-cell>
          <table:table-cell table:formula="of:=[.P17]+0.05" office:value-type="float" office:value="0.3" calcext:value-type="float">
            <text:p>0.3</text:p>
          </table:table-cell>
          <table:table-cell table:formula="of:=[.M18]/SUM([.$M18:.$O18])" office:value-type="float" office:value="0.271234369802006" calcext:value-type="float">
            <text:p>0.2712343698</text:p>
          </table:table-cell>
          <table:table-cell table:formula="of:=[.N18]/SUM([.$M18:.$O18])" office:value-type="float" office:value="0.362216659925841" calcext:value-type="float">
            <text:p>0.3622166599</text:p>
          </table:table-cell>
          <table:table-cell table:formula="of:=[.O18]/SUM([.$M18:.$O18])" office:value-type="float" office:value="0.366548970272152" calcext:value-type="float">
            <text:p>0.3665489703</text:p>
          </table:table-cell>
        </table:table-row>
        <table:table-row table:style-name="ro1">
          <table:table-cell table:formula="of:=1-SUM([.B19:.L19])" office:value-type="float" office:value="0.653138946185993" calcext:value-type="float">
            <text:p>0.6531389462</text:p>
          </table:table-cell>
          <table:table-cell table:formula="of:=IF(MOD(ROW(); 3)=MOD(COLUMN();3); [.$P19]*[.$P19] + [.$P19]*(1-[.$P19])*[.Q19]; [.$P19]*(1-[.$P19])*[.Q19])" office:value-type="float" office:value="0.120580815390363" calcext:value-type="float">
            <text:p>0.1205808154</text:p>
          </table:table-cell>
          <table:table-cell/>
          <table:table-cell office:value-type="float" office:value="0.0944354916194327" calcext:value-type="float">
            <text:p>0.0944354916</text:p>
          </table:table-cell>
          <table:table-cell/>
          <table:table-cell office:value-type="float" office:value="0.131844746804212" calcext:value-type="float">
            <text:p>0.1318447468</text:p>
          </table:table-cell>
          <table:table-cell table:number-columns-repeated="6"/>
          <table:table-cell table:formula="of:=RAND()" office:value-type="float" office:value="0.458713852321526" calcext:value-type="float">
            <text:p>0.4587138523</text:p>
          </table:table-cell>
          <table:table-cell table:formula="of:=RAND()" office:value-type="float" office:value="0.187595225735069" calcext:value-type="float">
            <text:p>0.1875952257</text:p>
          </table:table-cell>
          <table:table-cell table:formula="of:=RAND()" office:value-type="float" office:value="0.15257346951672" calcext:value-type="float">
            <text:p>0.1525734695</text:p>
          </table:table-cell>
          <table:table-cell table:formula="of:=[.P18]" office:value-type="float" office:value="0.3" calcext:value-type="float">
            <text:p>0.3</text:p>
          </table:table-cell>
          <table:table-cell table:formula="of:=[.M19]/SUM([.$M19:.$O19])" office:value-type="float" office:value="0.574194359001726" calcext:value-type="float">
            <text:p>0.574194359</text:p>
          </table:table-cell>
          <table:table-cell table:formula="of:=[.N19]/SUM([.$M19:.$O19])" office:value-type="float" office:value="0.234822035235227" calcext:value-type="float">
            <text:p>0.2348220352</text:p>
          </table:table-cell>
          <table:table-cell table:formula="of:=[.O19]/SUM([.$M19:.$O19])" office:value-type="float" office:value="0.190983605763047" calcext:value-type="float">
            <text:p>0.1909836058</text:p>
          </table:table-cell>
        </table:table-row>
        <table:table-row table:style-name="ro1">
          <table:table-cell table:formula="of:=1-SUM([.B20:.L20])" office:value-type="float" office:value="0.81708615402118" calcext:value-type="float">
            <text:p>0.817086154</text:p>
          </table:table-cell>
          <table:table-cell table:formula="of:=IF(MOD(ROW(); 3)=MOD(COLUMN();3); [.$P20]*[.$P20] + [.$P20]*(1-[.$P20])*[.Q20]; [.$P20]*(1-[.$P20])*[.Q20])" office:value-type="float" office:value="0.130263740652383" calcext:value-type="float">
            <text:p>0.1302637407</text:p>
          </table:table-cell>
          <table:table-cell/>
          <table:table-cell office:value-type="float" office:value="0.0384418140766868" calcext:value-type="float">
            <text:p>0.0384418141</text:p>
          </table:table-cell>
          <table:table-cell/>
          <table:table-cell office:value-type="float" office:value="0.0142082912497501" calcext:value-type="float">
            <text:p>0.0142082912</text:p>
          </table:table-cell>
          <table:table-cell table:number-columns-repeated="6"/>
          <table:table-cell table:formula="of:=RAND()" office:value-type="float" office:value="0.303200693910156" calcext:value-type="float">
            <text:p>0.3032006939</text:p>
          </table:table-cell>
          <table:table-cell table:formula="of:=RAND()" office:value-type="float" office:value="0.371034405087692" calcext:value-type="float">
            <text:p>0.3710344051</text:p>
          </table:table-cell>
          <table:table-cell table:formula="of:=RAND()" office:value-type="float" office:value="0.907141710247118" calcext:value-type="float">
            <text:p>0.9071417102</text:p>
          </table:table-cell>
          <table:table-cell table:formula="of:=[.P18]" office:value-type="float" office:value="0.3" calcext:value-type="float">
            <text:p>0.3</text:p>
          </table:table-cell>
          <table:table-cell table:formula="of:=[.M20]/SUM([.$M20:.$O20])" office:value-type="float" office:value="0.191732098344683" calcext:value-type="float">
            <text:p>0.1917320983</text:p>
          </table:table-cell>
          <table:table-cell table:formula="of:=[.N20]/SUM([.$M20:.$O20])" office:value-type="float" office:value="0.234627448005162" calcext:value-type="float">
            <text:p>0.234627448</text:p>
          </table:table-cell>
          <table:table-cell table:formula="of:=[.O20]/SUM([.$M20:.$O20])" office:value-type="float" office:value="0.573640453650156" calcext:value-type="float">
            <text:p>0.5736404537</text:p>
          </table:table-cell>
        </table:table-row>
        <table:table-row table:style-name="ro1">
          <table:table-cell table:formula="of:=1-SUM([.B21:.L21])" office:value-type="float" office:value="0.718026523301793" calcext:value-type="float">
            <text:p>0.7180265233</text:p>
          </table:table-cell>
          <table:table-cell table:formula="of:=IF(MOD(ROW(); 3)=MOD(COLUMN();3); [.$P21]*[.$P21] + [.$P21]*(1-[.$P21])*[.Q21]; [.$P21]*(1-[.$P21])*[.Q21])" office:value-type="float" office:value="0.0506505665920993" calcext:value-type="float">
            <text:p>0.0506505666</text:p>
          </table:table-cell>
          <table:table-cell/>
          <table:table-cell office:value-type="float" office:value="0.216714486157963" calcext:value-type="float">
            <text:p>0.2167144862</text:p>
          </table:table-cell>
          <table:table-cell/>
          <table:table-cell office:value-type="float" office:value="0.0146084239481448" calcext:value-type="float">
            <text:p>0.0146084239</text:p>
          </table:table-cell>
          <table:table-cell table:number-columns-repeated="6"/>
          <table:table-cell table:formula="of:=RAND()" office:value-type="float" office:value="0.258927765662487" calcext:value-type="float">
            <text:p>0.2589277657</text:p>
          </table:table-cell>
          <table:table-cell table:formula="of:=RAND()" office:value-type="float" office:value="0.60988212644203" calcext:value-type="float">
            <text:p>0.6098821264</text:p>
          </table:table-cell>
          <table:table-cell table:formula="of:=RAND()" office:value-type="float" office:value="0.294179402025201" calcext:value-type="float">
            <text:p>0.294179402</text:p>
          </table:table-cell>
          <table:table-cell table:formula="of:=[.P20]+0.05" office:value-type="float" office:value="0.35" calcext:value-type="float">
            <text:p>0.35</text:p>
          </table:table-cell>
          <table:table-cell table:formula="of:=[.M21]/SUM([.$M21:.$O21])" office:value-type="float" office:value="0.222639853152085" calcext:value-type="float">
            <text:p>0.2226398532</text:p>
          </table:table-cell>
          <table:table-cell table:formula="of:=[.N21]/SUM([.$M21:.$O21])" office:value-type="float" office:value="0.52440906336839" calcext:value-type="float">
            <text:p>0.5244090634</text:p>
          </table:table-cell>
          <table:table-cell table:formula="of:=[.O21]/SUM([.$M21:.$O21])" office:value-type="float" office:value="0.252951083479526" calcext:value-type="float">
            <text:p>0.2529510835</text:p>
          </table:table-cell>
        </table:table-row>
        <table:table-row table:style-name="ro1">
          <table:table-cell table:formula="of:=1-SUM([.B22:.L22])" office:value-type="float" office:value="0.525000490206108" calcext:value-type="float">
            <text:p>0.5250004902</text:p>
          </table:table-cell>
          <table:table-cell table:formula="of:=IF(MOD(ROW(); 3)=MOD(COLUMN();3); [.$P22]*[.$P22] + [.$P22]*(1-[.$P22])*[.Q22]; [.$P22]*(1-[.$P22])*[.Q22])" office:value-type="float" office:value="0.132519185977689" calcext:value-type="float">
            <text:p>0.132519186</text:p>
          </table:table-cell>
          <table:table-cell/>
          <table:table-cell office:value-type="float" office:value="0.0944597917880116" calcext:value-type="float">
            <text:p>0.0944597918</text:p>
          </table:table-cell>
          <table:table-cell/>
          <table:table-cell office:value-type="float" office:value="0.248020532028192" calcext:value-type="float">
            <text:p>0.248020532</text:p>
          </table:table-cell>
          <table:table-cell table:number-columns-repeated="6"/>
          <table:table-cell table:formula="of:=RAND()" office:value-type="float" office:value="0.917675023024966" calcext:value-type="float">
            <text:p>0.917675023</text:p>
          </table:table-cell>
          <table:table-cell table:formula="of:=RAND()" office:value-type="float" office:value="0.376088488483374" calcext:value-type="float">
            <text:p>0.3760884885</text:p>
          </table:table-cell>
          <table:table-cell table:formula="of:=RAND()" office:value-type="float" office:value="0.281639070373865" calcext:value-type="float">
            <text:p>0.2816390704</text:p>
          </table:table-cell>
          <table:table-cell table:formula="of:=[.P21]" office:value-type="float" office:value="0.35" calcext:value-type="float">
            <text:p>0.35</text:p>
          </table:table-cell>
          <table:table-cell table:formula="of:=[.M22]/SUM([.$M22:.$O22])" office:value-type="float" office:value="0.582501916385447" calcext:value-type="float">
            <text:p>0.5825019164</text:p>
          </table:table-cell>
          <table:table-cell table:formula="of:=[.N22]/SUM([.$M22:.$O22])" office:value-type="float" office:value="0.238725321900923" calcext:value-type="float">
            <text:p>0.2387253219</text:p>
          </table:table-cell>
          <table:table-cell table:formula="of:=[.O22]/SUM([.$M22:.$O22])" office:value-type="float" office:value="0.17877276171363" calcext:value-type="float">
            <text:p>0.1787727617</text:p>
          </table:table-cell>
        </table:table-row>
        <table:table-row table:style-name="ro1">
          <table:table-cell table:formula="of:=1-SUM([.B23:.L23])" office:value-type="float" office:value="0.70239776018307" calcext:value-type="float">
            <text:p>0.7023977602</text:p>
          </table:table-cell>
          <table:table-cell table:formula="of:=IF(MOD(ROW(); 3)=MOD(COLUMN();3); [.$P23]*[.$P23] + [.$P23]*(1-[.$P23])*[.Q23]; [.$P23]*(1-[.$P23])*[.Q23])" office:value-type="float" office:value="0.15679818174907" calcext:value-type="float">
            <text:p>0.1567981817</text:p>
          </table:table-cell>
          <table:table-cell/>
          <table:table-cell office:value-type="float" office:value="0.100377217715775" calcext:value-type="float">
            <text:p>0.1003772177</text:p>
          </table:table-cell>
          <table:table-cell/>
          <table:table-cell office:value-type="float" office:value="0.0404268403520846" calcext:value-type="float">
            <text:p>0.0404268404</text:p>
          </table:table-cell>
          <table:table-cell table:number-columns-repeated="6"/>
          <table:table-cell table:formula="of:=RAND()" office:value-type="float" office:value="0.327206648904678" calcext:value-type="float">
            <text:p>0.3272066489</text:p>
          </table:table-cell>
          <table:table-cell table:formula="of:=RAND()" office:value-type="float" office:value="0.990330866117603" calcext:value-type="float">
            <text:p>0.9903308661</text:p>
          </table:table-cell>
          <table:table-cell table:formula="of:=RAND()" office:value-type="float" office:value="0.852825717945088" calcext:value-type="float">
            <text:p>0.8528257179</text:p>
          </table:table-cell>
          <table:table-cell table:formula="of:=[.P21]" office:value-type="float" office:value="0.35" calcext:value-type="float">
            <text:p>0.35</text:p>
          </table:table-cell>
          <table:table-cell table:formula="of:=[.M23]/SUM([.$M23:.$O23])" office:value-type="float" office:value="0.150761238457451" calcext:value-type="float">
            <text:p>0.1507612385</text:p>
          </table:table-cell>
          <table:table-cell table:formula="of:=[.N23]/SUM([.$M23:.$O23])" office:value-type="float" office:value="0.456297292118979" calcext:value-type="float">
            <text:p>0.4562972921</text:p>
          </table:table-cell>
          <table:table-cell table:formula="of:=[.O23]/SUM([.$M23:.$O23])" office:value-type="float" office:value="0.39294146942357" calcext:value-type="float">
            <text:p>0.3929414694</text:p>
          </table:table-cell>
        </table:table-row>
        <table:table-row table:style-name="ro1">
          <table:table-cell table:formula="of:=1-SUM([.B24:.L24])" office:value-type="float" office:value="0.669731707548932" calcext:value-type="float">
            <text:p>0.6697317075</text:p>
          </table:table-cell>
          <table:table-cell table:formula="of:=IF(MOD(ROW(); 3)=MOD(COLUMN();3); [.$P24]*[.$P24] + [.$P24]*(1-[.$P24])*[.Q24]; [.$P24]*(1-[.$P24])*[.Q24])" office:value-type="float" office:value="0.00256089713521194" calcext:value-type="float">
            <text:p>0.0025608971</text:p>
          </table:table-cell>
          <table:table-cell/>
          <table:table-cell office:value-type="float" office:value="0.232346165196557" calcext:value-type="float">
            <text:p>0.2323461652</text:p>
          </table:table-cell>
          <table:table-cell/>
          <table:table-cell office:value-type="float" office:value="0.0953612301192998" calcext:value-type="float">
            <text:p>0.0953612301</text:p>
          </table:table-cell>
          <table:table-cell table:number-columns-repeated="6"/>
          <table:table-cell table:formula="of:=RAND()" office:value-type="float" office:value="0.00643861119024249" calcext:value-type="float">
            <text:p>0.0064386112</text:p>
          </table:table-cell>
          <table:table-cell table:formula="of:=RAND()" office:value-type="float" office:value="0.219698474185302" calcext:value-type="float">
            <text:p>0.2196984742</text:p>
          </table:table-cell>
          <table:table-cell table:formula="of:=RAND()" office:value-type="float" office:value="0.377271253214484" calcext:value-type="float">
            <text:p>0.3772712532</text:p>
          </table:table-cell>
          <table:table-cell table:formula="of:=[.P23]+0.05" office:value-type="float" office:value="0.4" calcext:value-type="float">
            <text:p>0.4</text:p>
          </table:table-cell>
          <table:table-cell table:formula="of:=[.M24]/SUM([.$M24:.$O24])" office:value-type="float" office:value="0.0106704047300497" calcext:value-type="float">
            <text:p>0.0106704047</text:p>
          </table:table-cell>
          <table:table-cell table:formula="of:=[.N24]/SUM([.$M24:.$O24])" office:value-type="float" office:value="0.364095853727621" calcext:value-type="float">
            <text:p>0.3640958537</text:p>
          </table:table-cell>
          <table:table-cell table:formula="of:=[.O24]/SUM([.$M24:.$O24])" office:value-type="float" office:value="0.625233741542329" calcext:value-type="float">
            <text:p>0.6252337415</text:p>
          </table:table-cell>
        </table:table-row>
        <table:table-row table:style-name="ro1">
          <table:table-cell table:formula="of:=1-SUM([.B25:.L25])" office:value-type="float" office:value="0.496845649175015" calcext:value-type="float">
            <text:p>0.4968456492</text:p>
          </table:table-cell>
          <table:table-cell table:formula="of:=IF(MOD(ROW(); 3)=MOD(COLUMN();3); [.$P25]*[.$P25] + [.$P25]*(1-[.$P25])*[.Q25]; [.$P25]*(1-[.$P25])*[.Q25])" office:value-type="float" office:value="0.115024027400616" calcext:value-type="float">
            <text:p>0.1150240274</text:p>
          </table:table-cell>
          <table:table-cell/>
          <table:table-cell office:value-type="float" office:value="0.0917248161206714" calcext:value-type="float">
            <text:p>0.0917248161</text:p>
          </table:table-cell>
          <table:table-cell/>
          <table:table-cell office:value-type="float" office:value="0.296405507303698" calcext:value-type="float">
            <text:p>0.2964055073</text:p>
          </table:table-cell>
          <table:table-cell table:number-columns-repeated="6"/>
          <table:table-cell table:formula="of:=RAND()" office:value-type="float" office:value="0.859225646214667" calcext:value-type="float">
            <text:p>0.8592256462</text:p>
          </table:table-cell>
          <table:table-cell table:formula="of:=RAND()" office:value-type="float" office:value="0.115422476898127" calcext:value-type="float">
            <text:p>0.1154224769</text:p>
          </table:table-cell>
          <table:table-cell table:formula="of:=RAND()" office:value-type="float" office:value="0.818143867844884" calcext:value-type="float">
            <text:p>0.8181438678</text:p>
          </table:table-cell>
          <table:table-cell table:formula="of:=[.P24]" office:value-type="float" office:value="0.4" calcext:value-type="float">
            <text:p>0.4</text:p>
          </table:table-cell>
          <table:table-cell table:formula="of:=[.M25]/SUM([.$M25:.$O25])" office:value-type="float" office:value="0.479266780835898" calcext:value-type="float">
            <text:p>0.4792667808</text:p>
          </table:table-cell>
          <table:table-cell table:formula="of:=[.N25]/SUM([.$M25:.$O25])" office:value-type="float" office:value="0.064381410381285" calcext:value-type="float">
            <text:p>0.0643814104</text:p>
          </table:table-cell>
          <table:table-cell table:formula="of:=[.O25]/SUM([.$M25:.$O25])" office:value-type="float" office:value="0.456351808782817" calcext:value-type="float">
            <text:p>0.4563518088</text:p>
          </table:table-cell>
        </table:table-row>
        <table:table-row table:style-name="ro1">
          <table:table-cell table:formula="of:=1-SUM([.B26:.L26])" office:value-type="float" office:value="0.65278943147086" calcext:value-type="float">
            <text:p>0.6527894315</text:p>
          </table:table-cell>
          <table:table-cell table:formula="of:=IF(MOD(ROW(); 3)=MOD(COLUMN();3); [.$P26]*[.$P26] + [.$P26]*(1-[.$P26])*[.Q26]; [.$P26]*(1-[.$P26])*[.Q26])" office:value-type="float" office:value="0.205705964639229" calcext:value-type="float">
            <text:p>0.2057059646</text:p>
          </table:table-cell>
          <table:table-cell/>
          <table:table-cell office:value-type="float" office:value="0.0967940218186207" calcext:value-type="float">
            <text:p>0.0967940218</text:p>
          </table:table-cell>
          <table:table-cell/>
          <table:table-cell office:value-type="float" office:value="0.0447105820712905" calcext:value-type="float">
            <text:p>0.0447105821</text:p>
          </table:table-cell>
          <table:table-cell table:number-columns-repeated="6"/>
          <table:table-cell table:formula="of:=RAND()" office:value-type="float" office:value="0.139603421654708" calcext:value-type="float">
            <text:p>0.1396034217</text:p>
          </table:table-cell>
          <table:table-cell table:formula="of:=RAND()" office:value-type="float" office:value="0.305723289618313" calcext:value-type="float">
            <text:p>0.3057232896</text:p>
          </table:table-cell>
          <table:table-cell table:formula="of:=RAND()" office:value-type="float" office:value="0.287724685007392" calcext:value-type="float">
            <text:p>0.287724685</text:p>
          </table:table-cell>
          <table:table-cell table:formula="of:=[.P24]" office:value-type="float" office:value="0.4" calcext:value-type="float">
            <text:p>0.4</text:p>
          </table:table-cell>
          <table:table-cell table:formula="of:=[.M26]/SUM([.$M26:.$O26])" office:value-type="float" office:value="0.190441519330121" calcext:value-type="float">
            <text:p>0.1904415193</text:p>
          </table:table-cell>
          <table:table-cell table:formula="of:=[.N26]/SUM([.$M26:.$O26])" office:value-type="float" office:value="0.41705573602286" calcext:value-type="float">
            <text:p>0.417055736</text:p>
          </table:table-cell>
          <table:table-cell table:formula="of:=[.O26]/SUM([.$M26:.$O26])" office:value-type="float" office:value="0.392502744647019" calcext:value-type="float">
            <text:p>0.3925027446</text:p>
          </table:table-cell>
        </table:table-row>
        <table:table-row table:style-name="ro1">
          <table:table-cell table:formula="of:=1-SUM([.B27:.L27])" office:value-type="float" office:value="0.411870210884799" calcext:value-type="float">
            <text:p>0.4118702109</text:p>
          </table:table-cell>
          <table:table-cell table:formula="of:=IF(MOD(ROW(); 3)=MOD(COLUMN();3); [.$P27]*[.$P27] + [.$P27]*(1-[.$P27])*[.Q27]; [.$P27]*(1-[.$P27])*[.Q27])" office:value-type="float" office:value="0.126017008762398" calcext:value-type="float">
            <text:p>0.1260170088</text:p>
          </table:table-cell>
          <table:table-cell/>
          <table:table-cell office:value-type="float" office:value="0.420309879622705" calcext:value-type="float">
            <text:p>0.4203098796</text:p>
          </table:table-cell>
          <table:table-cell/>
          <table:table-cell office:value-type="float" office:value="0.0418029007300979" calcext:value-type="float">
            <text:p>0.0418029007</text:p>
          </table:table-cell>
          <table:table-cell table:number-columns-repeated="6"/>
          <table:table-cell table:formula="of:=RAND()" office:value-type="float" office:value="0.924596102649777" calcext:value-type="float">
            <text:p>0.9245961026</text:p>
          </table:table-cell>
          <table:table-cell table:formula="of:=RAND()" office:value-type="float" office:value="0.285659160308648" calcext:value-type="float">
            <text:p>0.2856591603</text:p>
          </table:table-cell>
          <table:table-cell table:formula="of:=RAND()" office:value-type="float" office:value="0.605670520816428" calcext:value-type="float">
            <text:p>0.6056705208</text:p>
          </table:table-cell>
          <table:table-cell table:formula="of:=[.P26]+0.05" office:value-type="float" office:value="0.45" calcext:value-type="float">
            <text:p>0.45</text:p>
          </table:table-cell>
          <table:table-cell table:formula="of:=[.M27]/SUM([.$M27:.$O27])" office:value-type="float" office:value="0.509159631363224" calcext:value-type="float">
            <text:p>0.5091596314</text:p>
          </table:table-cell>
          <table:table-cell table:formula="of:=[.N27]/SUM([.$M27:.$O27])" office:value-type="float" office:value="0.157307728576238" calcext:value-type="float">
            <text:p>0.1573077286</text:p>
          </table:table-cell>
          <table:table-cell table:formula="of:=[.O27]/SUM([.$M27:.$O27])" office:value-type="float" office:value="0.333532640060538" calcext:value-type="float">
            <text:p>0.3335326401</text:p>
          </table:table-cell>
        </table:table-row>
        <table:table-row table:style-name="ro1">
          <table:table-cell table:formula="of:=1-SUM([.B28:.L28])" office:value-type="float" office:value="0.613246291702885" calcext:value-type="float">
            <text:p>0.6132462917</text:p>
          </table:table-cell>
          <table:table-cell table:formula="of:=IF(MOD(ROW(); 3)=MOD(COLUMN();3); [.$P28]*[.$P28] + [.$P28]*(1-[.$P28])*[.Q28]; [.$P28]*(1-[.$P28])*[.Q28])" office:value-type="float" office:value="0.0383390668825927" calcext:value-type="float">
            <text:p>0.0383390669</text:p>
          </table:table-cell>
          <table:table-cell/>
          <table:table-cell office:value-type="float" office:value="0.105408423846768" calcext:value-type="float">
            <text:p>0.1054084238</text:p>
          </table:table-cell>
          <table:table-cell/>
          <table:table-cell office:value-type="float" office:value="0.243006217567755" calcext:value-type="float">
            <text:p>0.2430062176</text:p>
          </table:table-cell>
          <table:table-cell table:number-columns-repeated="6"/>
          <table:table-cell table:formula="of:=RAND()" office:value-type="float" office:value="0.247617564479149" calcext:value-type="float">
            <text:p>0.2476175645</text:p>
          </table:table-cell>
          <table:table-cell table:formula="of:=RAND()" office:value-type="float" office:value="0.617013391719949" calcext:value-type="float">
            <text:p>0.6170133917</text:p>
          </table:table-cell>
          <table:table-cell table:formula="of:=RAND()" office:value-type="float" office:value="0.733878141486194" calcext:value-type="float">
            <text:p>0.7338781415</text:p>
          </table:table-cell>
          <table:table-cell table:formula="of:=[.P27]" office:value-type="float" office:value="0.45" calcext:value-type="float">
            <text:p>0.45</text:p>
          </table:table-cell>
          <table:table-cell table:formula="of:=[.M28]/SUM([.$M28:.$O28])" office:value-type="float" office:value="0.154905320737748" calcext:value-type="float">
            <text:p>0.1549053207</text:p>
          </table:table-cell>
          <table:table-cell table:formula="of:=[.N28]/SUM([.$M28:.$O28])" office:value-type="float" office:value="0.385993043526252" calcext:value-type="float">
            <text:p>0.3859930435</text:p>
          </table:table-cell>
          <table:table-cell table:formula="of:=[.O28]/SUM([.$M28:.$O28])" office:value-type="float" office:value="0.459101635736" calcext:value-type="float">
            <text:p>0.4591016357</text:p>
          </table:table-cell>
        </table:table-row>
        <table:table-row table:style-name="ro1">
          <table:table-cell table:formula="of:=1-SUM([.B29:.L29])" office:value-type="float" office:value="0.528279956860511" calcext:value-type="float">
            <text:p>0.5282799569</text:p>
          </table:table-cell>
          <table:table-cell table:formula="of:=IF(MOD(ROW(); 3)=MOD(COLUMN();3); [.$P29]*[.$P29] + [.$P29]*(1-[.$P29])*[.Q29]; [.$P29]*(1-[.$P29])*[.Q29])" office:value-type="float" office:value="0.278178505589861" calcext:value-type="float">
            <text:p>0.2781785056</text:p>
          </table:table-cell>
          <table:table-cell/>
          <table:table-cell office:value-type="float" office:value="0.0521180266645144" calcext:value-type="float">
            <text:p>0.0521180267</text:p>
          </table:table-cell>
          <table:table-cell/>
          <table:table-cell office:value-type="float" office:value="0.141423510885114" calcext:value-type="float">
            <text:p>0.1414235109</text:p>
          </table:table-cell>
          <table:table-cell table:number-columns-repeated="6"/>
          <table:table-cell table:formula="of:=RAND()" office:value-type="float" office:value="0.768422244356953" calcext:value-type="float">
            <text:p>0.7684222444</text:p>
          </table:table-cell>
          <table:table-cell table:formula="of:=RAND()" office:value-type="float" office:value="0.8235310119568" calcext:value-type="float">
            <text:p>0.823531012</text:p>
          </table:table-cell>
          <table:table-cell table:formula="of:=RAND()" office:value-type="float" office:value="0.921105160947413" calcext:value-type="float">
            <text:p>0.9211051609</text:p>
          </table:table-cell>
          <table:table-cell table:formula="of:=[.P27]" office:value-type="float" office:value="0.45" calcext:value-type="float">
            <text:p>0.45</text:p>
          </table:table-cell>
          <table:table-cell table:formula="of:=[.M29]/SUM([.$M29:.$O29])" office:value-type="float" office:value="0.305771739757013" calcext:value-type="float">
            <text:p>0.3057717398</text:p>
          </table:table-cell>
          <table:table-cell table:formula="of:=[.N29]/SUM([.$M29:.$O29])" office:value-type="float" office:value="0.327700703772067" calcext:value-type="float">
            <text:p>0.3277007038</text:p>
          </table:table-cell>
          <table:table-cell table:formula="of:=[.O29]/SUM([.$M29:.$O29])" office:value-type="float" office:value="0.36652755647092" calcext:value-type="float">
            <text:p>0.3665275565</text:p>
          </table:table-cell>
        </table:table-row>
        <table:table-row table:style-name="ro1">
          <table:table-cell table:formula="of:=1-SUM([.B30:.L30])" office:value-type="float" office:value="0.550949919387307" calcext:value-type="float">
            <text:p>0.5509499194</text:p>
          </table:table-cell>
          <table:table-cell table:formula="of:=IF(MOD(ROW(); 3)=MOD(COLUMN();3); [.$P30]*[.$P30] + [.$P30]*(1-[.$P30])*[.Q30]; [.$P30]*(1-[.$P30])*[.Q30])" office:value-type="float" office:value="0.0879261726606324" calcext:value-type="float">
            <text:p>0.0879261727</text:p>
          </table:table-cell>
          <table:table-cell/>
          <table:table-cell office:value-type="float" office:value="0.315571149214929" calcext:value-type="float">
            <text:p>0.3155711492</text:p>
          </table:table-cell>
          <table:table-cell/>
          <table:table-cell office:value-type="float" office:value="0.0455527587371318" calcext:value-type="float">
            <text:p>0.0455527587</text:p>
          </table:table-cell>
          <table:table-cell table:number-columns-repeated="6"/>
          <table:table-cell table:formula="of:=RAND()" office:value-type="float" office:value="0.573860549437644" calcext:value-type="float">
            <text:p>0.5738605494</text:p>
          </table:table-cell>
          <table:table-cell table:formula="of:=RAND()" office:value-type="float" office:value="0.720544473130613" calcext:value-type="float">
            <text:p>0.7205444731</text:p>
          </table:table-cell>
          <table:table-cell table:formula="of:=RAND()" office:value-type="float" office:value="0.337249500973234" calcext:value-type="float">
            <text:p>0.337249501</text:p>
          </table:table-cell>
          <table:table-cell table:formula="of:=[.P29]+0.05" office:value-type="float" office:value="0.5" calcext:value-type="float">
            <text:p>0.5</text:p>
          </table:table-cell>
          <table:table-cell table:formula="of:=[.M30]/SUM([.$M30:.$O30])" office:value-type="float" office:value="0.35170469064253" calcext:value-type="float">
            <text:p>0.3517046906</text:p>
          </table:table-cell>
          <table:table-cell table:formula="of:=[.N30]/SUM([.$M30:.$O30])" office:value-type="float" office:value="0.441603576452372" calcext:value-type="float">
            <text:p>0.4416035765</text:p>
          </table:table-cell>
          <table:table-cell table:formula="of:=[.O30]/SUM([.$M30:.$O30])" office:value-type="float" office:value="0.206691732905099" calcext:value-type="float">
            <text:p>0.2066917329</text:p>
          </table:table-cell>
        </table:table-row>
        <table:table-row table:style-name="ro1">
          <table:table-cell table:formula="of:=1-SUM([.B31:.L31])" office:value-type="float" office:value="0.457961706813409" calcext:value-type="float">
            <text:p>0.4579617068</text:p>
          </table:table-cell>
          <table:table-cell table:formula="of:=IF(MOD(ROW(); 3)=MOD(COLUMN();3); [.$P31]*[.$P31] + [.$P31]*(1-[.$P31])*[.Q31]; [.$P31]*(1-[.$P31])*[.Q31])" office:value-type="float" office:value="0.16793546746174" calcext:value-type="float">
            <text:p>0.1679354675</text:p>
          </table:table-cell>
          <table:table-cell/>
          <table:table-cell office:value-type="float" office:value="0.0334172625608892" calcext:value-type="float">
            <text:p>0.0334172626</text:p>
          </table:table-cell>
          <table:table-cell/>
          <table:table-cell office:value-type="float" office:value="0.340685563163961" calcext:value-type="float">
            <text:p>0.3406855632</text:p>
          </table:table-cell>
          <table:table-cell table:number-columns-repeated="6"/>
          <table:table-cell table:formula="of:=RAND()" office:value-type="float" office:value="0.953052329793693" calcext:value-type="float">
            <text:p>0.9530523298</text:p>
          </table:table-cell>
          <table:table-cell table:formula="of:=RAND()" office:value-type="float" office:value="0.0359749119251471" calcext:value-type="float">
            <text:p>0.0359749119</text:p>
          </table:table-cell>
          <table:table-cell table:formula="of:=RAND()" office:value-type="float" office:value="0.429750375955672" calcext:value-type="float">
            <text:p>0.429750376</text:p>
          </table:table-cell>
          <table:table-cell table:formula="of:=[.P30]" office:value-type="float" office:value="0.5" calcext:value-type="float">
            <text:p>0.5</text:p>
          </table:table-cell>
          <table:table-cell table:formula="of:=[.M31]/SUM([.$M31:.$O31])" office:value-type="float" office:value="0.671741869846961" calcext:value-type="float">
            <text:p>0.6717418698</text:p>
          </table:table-cell>
          <table:table-cell table:formula="of:=[.N31]/SUM([.$M31:.$O31])" office:value-type="float" office:value="0.0253562725243106" calcext:value-type="float">
            <text:p>0.0253562725</text:p>
          </table:table-cell>
          <table:table-cell table:formula="of:=[.O31]/SUM([.$M31:.$O31])" office:value-type="float" office:value="0.302901857628729" calcext:value-type="float">
            <text:p>0.3029018576</text:p>
          </table:table-cell>
        </table:table-row>
        <table:table-row table:style-name="ro1">
          <table:table-cell table:formula="of:=1-SUM([.B32:.L32])" office:value-type="float" office:value="0.492640097963262" calcext:value-type="float">
            <text:p>0.492640098</text:p>
          </table:table-cell>
          <table:table-cell table:formula="of:=IF(MOD(ROW(); 3)=MOD(COLUMN();3); [.$P32]*[.$P32] + [.$P32]*(1-[.$P32])*[.Q32]; [.$P32]*(1-[.$P32])*[.Q32])" office:value-type="float" office:value="0.283072259339862" calcext:value-type="float">
            <text:p>0.2830722593</text:p>
          </table:table-cell>
          <table:table-cell/>
          <table:table-cell office:value-type="float" office:value="0.118173583929422" calcext:value-type="float">
            <text:p>0.1181735839</text:p>
          </table:table-cell>
          <table:table-cell/>
          <table:table-cell office:value-type="float" office:value="0.106114058767453" calcext:value-type="float">
            <text:p>0.1061140588</text:p>
          </table:table-cell>
          <table:table-cell table:number-columns-repeated="6"/>
          <table:table-cell table:formula="of:=RAND()" office:value-type="float" office:value="0.0848477029205603" calcext:value-type="float">
            <text:p>0.0848477029</text:p>
          </table:table-cell>
          <table:table-cell table:formula="of:=RAND()" office:value-type="float" office:value="0.333264621869386" calcext:value-type="float">
            <text:p>0.3332646219</text:p>
          </table:table-cell>
          <table:table-cell table:formula="of:=RAND()" office:value-type="float" office:value="0.22326888573332" calcext:value-type="float">
            <text:p>0.2232688857</text:p>
          </table:table-cell>
          <table:table-cell table:formula="of:=[.P30]" office:value-type="float" office:value="0.5" calcext:value-type="float">
            <text:p>0.5</text:p>
          </table:table-cell>
          <table:table-cell table:formula="of:=[.M32]/SUM([.$M32:.$O32])" office:value-type="float" office:value="0.132289037359448" calcext:value-type="float">
            <text:p>0.1322890374</text:p>
          </table:table-cell>
          <table:table-cell table:formula="of:=[.N32]/SUM([.$M32:.$O32])" office:value-type="float" office:value="0.519604591468301" calcext:value-type="float">
            <text:p>0.5196045915</text:p>
          </table:table-cell>
          <table:table-cell table:formula="of:=[.O32]/SUM([.$M32:.$O32])" office:value-type="float" office:value="0.348106371172251" calcext:value-type="float">
            <text:p>0.3481063712</text:p>
          </table:table-cell>
        </table:table-row>
        <table:table-row table:style-name="ro1">
          <table:table-cell table:formula="of:=1-SUM([.B33:.L33])" office:value-type="float" office:value="0.383950651822265" calcext:value-type="float">
            <text:p>0.3839506518</text:p>
          </table:table-cell>
          <table:table-cell table:formula="of:=IF(MOD(ROW(); 3)=MOD(COLUMN();3); [.$P33]*[.$P33] + [.$P33]*(1-[.$P33])*[.Q33]; [.$P33]*(1-[.$P33])*[.Q33])" office:value-type="float" office:value="0.14366016086498" calcext:value-type="float">
            <text:p>0.1436601609</text:p>
          </table:table-cell>
          <table:table-cell/>
          <table:table-cell office:value-type="float" office:value="0.394792038063718" calcext:value-type="float">
            <text:p>0.3947920381</text:p>
          </table:table-cell>
          <table:table-cell/>
          <table:table-cell office:value-type="float" office:value="0.0775971492490368" calcext:value-type="float">
            <text:p>0.0775971492</text:p>
          </table:table-cell>
          <table:table-cell table:number-columns-repeated="6"/>
          <table:table-cell table:formula="of:=RAND()" office:value-type="float" office:value="0.421063112003743" calcext:value-type="float">
            <text:p>0.421063112</text:p>
          </table:table-cell>
          <table:table-cell table:formula="of:=RAND()" office:value-type="float" office:value="0.0630778662218372" calcext:value-type="float">
            <text:p>0.0630778662</text:p>
          </table:table-cell>
          <table:table-cell table:formula="of:=RAND()" office:value-type="float" office:value="0.241273218678124" calcext:value-type="float">
            <text:p>0.2412732187</text:p>
          </table:table-cell>
          <table:table-cell table:formula="of:=[.P32]+0.05" office:value-type="float" office:value="0.55" calcext:value-type="float">
            <text:p>0.55</text:p>
          </table:table-cell>
          <table:table-cell table:formula="of:=[.M33]/SUM([.$M33:.$O33])" office:value-type="float" office:value="0.580445094403959" calcext:value-type="float">
            <text:p>0.5804450944</text:p>
          </table:table-cell>
          <table:table-cell table:formula="of:=[.N33]/SUM([.$M33:.$O33])" office:value-type="float" office:value="0.0869542759034402" calcext:value-type="float">
            <text:p>0.0869542759</text:p>
          </table:table-cell>
          <table:table-cell table:formula="of:=[.O33]/SUM([.$M33:.$O33])" office:value-type="float" office:value="0.332600629692601" calcext:value-type="float">
            <text:p>0.3326006297</text:p>
          </table:table-cell>
        </table:table-row>
        <table:table-row table:style-name="ro1">
          <table:table-cell table:formula="of:=1-SUM([.B34:.L34])" office:value-type="float" office:value="0.554426492648512" calcext:value-type="float">
            <text:p>0.5544264926</text:p>
          </table:table-cell>
          <table:table-cell table:formula="of:=IF(MOD(ROW(); 3)=MOD(COLUMN();3); [.$P34]*[.$P34] + [.$P34]*(1-[.$P34])*[.Q34]; [.$P34]*(1-[.$P34])*[.Q34])" office:value-type="float" office:value="0.0356870929309115" calcext:value-type="float">
            <text:p>0.0356870929</text:p>
          </table:table-cell>
          <table:table-cell/>
          <table:table-cell office:value-type="float" office:value="0.0275245623729889" calcext:value-type="float">
            <text:p>0.0275245624</text:p>
          </table:table-cell>
          <table:table-cell/>
          <table:table-cell office:value-type="float" office:value="0.382361852047588" calcext:value-type="float">
            <text:p>0.382361852</text:p>
          </table:table-cell>
          <table:table-cell table:number-columns-repeated="6"/>
          <table:table-cell table:formula="of:=RAND()" office:value-type="float" office:value="0.291022930742088" calcext:value-type="float">
            <text:p>0.2910229307</text:p>
          </table:table-cell>
          <table:table-cell table:formula="of:=RAND()" office:value-type="float" office:value="0.993452282435699" calcext:value-type="float">
            <text:p>0.9934522824</text:p>
          </table:table-cell>
          <table:table-cell table:formula="of:=RAND()" office:value-type="float" office:value="0.733850445852774" calcext:value-type="float">
            <text:p>0.7338504459</text:p>
          </table:table-cell>
          <table:table-cell table:formula="of:=[.P33]" office:value-type="float" office:value="0.55" calcext:value-type="float">
            <text:p>0.55</text:p>
          </table:table-cell>
          <table:table-cell table:formula="of:=[.M34]/SUM([.$M34:.$O34])" office:value-type="float" office:value="0.144190274468329" calcext:value-type="float">
            <text:p>0.1441902745</text:p>
          </table:table-cell>
          <table:table-cell table:formula="of:=[.N34]/SUM([.$M34:.$O34])" office:value-type="float" office:value="0.492216049471854" calcext:value-type="float">
            <text:p>0.4922160495</text:p>
          </table:table-cell>
          <table:table-cell table:formula="of:=[.O34]/SUM([.$M34:.$O34])" office:value-type="float" office:value="0.363593676059817" calcext:value-type="float">
            <text:p>0.3635936761</text:p>
          </table:table-cell>
        </table:table-row>
        <table:table-row table:style-name="ro1">
          <table:table-cell table:formula="of:=1-SUM([.B35:.L35])" office:value-type="float" office:value="0.413307354217211" calcext:value-type="float">
            <text:p>0.4133073542</text:p>
          </table:table-cell>
          <table:table-cell table:formula="of:=IF(MOD(ROW(); 3)=MOD(COLUMN();3); [.$P35]*[.$P35] + [.$P35]*(1-[.$P35])*[.Q35]; [.$P35]*(1-[.$P35])*[.Q35])" office:value-type="float" office:value="0.4035149790651" calcext:value-type="float">
            <text:p>0.4035149791</text:p>
          </table:table-cell>
          <table:table-cell/>
          <table:table-cell office:value-type="float" office:value="0.0587305482788168" calcext:value-type="float">
            <text:p>0.0587305483</text:p>
          </table:table-cell>
          <table:table-cell/>
          <table:table-cell office:value-type="float" office:value="0.124447118438873" calcext:value-type="float">
            <text:p>0.1244471184</text:p>
          </table:table-cell>
          <table:table-cell table:number-columns-repeated="6"/>
          <table:table-cell table:formula="of:=RAND()" office:value-type="float" office:value="0.885101456781428" calcext:value-type="float">
            <text:p>0.8851014568</text:p>
          </table:table-cell>
          <table:table-cell table:formula="of:=RAND()" office:value-type="float" office:value="0.568596070485297" calcext:value-type="float">
            <text:p>0.5685960705</text:p>
          </table:table-cell>
          <table:table-cell table:formula="of:=RAND()" office:value-type="float" office:value="0.714917588836276" calcext:value-type="float">
            <text:p>0.7149175888</text:p>
          </table:table-cell>
          <table:table-cell table:formula="of:=[.P33]" office:value-type="float" office:value="0.55" calcext:value-type="float">
            <text:p>0.55</text:p>
          </table:table-cell>
          <table:table-cell table:formula="of:=[.M35]/SUM([.$M35:.$O35])" office:value-type="float" office:value="0.408141329555958" calcext:value-type="float">
            <text:p>0.4081413296</text:p>
          </table:table-cell>
          <table:table-cell table:formula="of:=[.N35]/SUM([.$M35:.$O35])" office:value-type="float" office:value="0.262193169393315" calcext:value-type="float">
            <text:p>0.2621931694</text:p>
          </table:table-cell>
          <table:table-cell table:formula="of:=[.O35]/SUM([.$M35:.$O35])" office:value-type="float" office:value="0.329665501050727" calcext:value-type="float">
            <text:p>0.3296655011</text:p>
          </table:table-cell>
        </table:table-row>
        <table:table-row table:style-name="ro1">
          <table:table-cell table:formula="of:=1-SUM([.B36:.L36])" office:value-type="float" office:value="0.421618742332295" calcext:value-type="float">
            <text:p>0.4216187423</text:p>
          </table:table-cell>
          <table:table-cell table:formula="of:=IF(MOD(ROW(); 3)=MOD(COLUMN();3); [.$P36]*[.$P36] + [.$P36]*(1-[.$P36])*[.Q36]; [.$P36]*(1-[.$P36])*[.Q36])" office:value-type="float" office:value="0.0256990780272435" calcext:value-type="float">
            <text:p>0.025699078</text:p>
          </table:table-cell>
          <table:table-cell/>
          <table:table-cell office:value-type="float" office:value="0.443651521364888" calcext:value-type="float">
            <text:p>0.4436515214</text:p>
          </table:table-cell>
          <table:table-cell/>
          <table:table-cell office:value-type="float" office:value="0.109030658275574" calcext:value-type="float">
            <text:p>0.1090306583</text:p>
          </table:table-cell>
          <table:table-cell table:number-columns-repeated="6"/>
          <table:table-cell table:formula="of:=RAND()" office:value-type="float" office:value="0.140596982005215" calcext:value-type="float">
            <text:p>0.140596982</text:p>
          </table:table-cell>
          <table:table-cell table:formula="of:=RAND()" office:value-type="float" office:value="0.491090155443736" calcext:value-type="float">
            <text:p>0.4910901554</text:p>
          </table:table-cell>
          <table:table-cell table:formula="of:=RAND()" office:value-type="float" office:value="0.681327891552491" calcext:value-type="float">
            <text:p>0.6813278916</text:p>
          </table:table-cell>
          <table:table-cell table:formula="of:=[.P35]+0.05" office:value-type="float" office:value="0.6" calcext:value-type="float">
            <text:p>0.6</text:p>
          </table:table-cell>
          <table:table-cell table:formula="of:=[.M36]/SUM([.$M36:.$O36])" office:value-type="float" office:value="0.107079491780181" calcext:value-type="float">
            <text:p>0.1070794918</text:p>
          </table:table-cell>
          <table:table-cell table:formula="of:=[.N36]/SUM([.$M36:.$O36])" office:value-type="float" office:value="0.374017162482301" calcext:value-type="float">
            <text:p>0.3740171625</text:p>
          </table:table-cell>
          <table:table-cell table:formula="of:=[.O36]/SUM([.$M36:.$O36])" office:value-type="float" office:value="0.518903345737517" calcext:value-type="float">
            <text:p>0.5189033457</text:p>
          </table:table-cell>
        </table:table-row>
        <table:table-row table:style-name="ro1">
          <table:table-cell table:formula="of:=1-SUM([.B37:.L37])" office:value-type="float" office:value="0.293281923494906" calcext:value-type="float">
            <text:p>0.2932819235</text:p>
          </table:table-cell>
          <table:table-cell table:formula="of:=IF(MOD(ROW(); 3)=MOD(COLUMN();3); [.$P37]*[.$P37] + [.$P37]*(1-[.$P37])*[.Q37]; [.$P37]*(1-[.$P37])*[.Q37])" office:value-type="float" office:value="0.0840025577095454" calcext:value-type="float">
            <text:p>0.0840025577</text:p>
          </table:table-cell>
          <table:table-cell/>
          <table:table-cell office:value-type="float" office:value="0.154565533925014" calcext:value-type="float">
            <text:p>0.1545655339</text:p>
          </table:table-cell>
          <table:table-cell/>
          <table:table-cell office:value-type="float" office:value="0.468149984870534" calcext:value-type="float">
            <text:p>0.4681499849</text:p>
          </table:table-cell>
          <table:table-cell table:number-columns-repeated="6"/>
          <table:table-cell table:formula="of:=RAND()" office:value-type="float" office:value="0.511860505569624" calcext:value-type="float">
            <text:p>0.5118605056</text:p>
          </table:table-cell>
          <table:table-cell table:formula="of:=RAND()" office:value-type="float" office:value="0.287757317384918" calcext:value-type="float">
            <text:p>0.2877573174</text:p>
          </table:table-cell>
          <table:table-cell table:formula="of:=RAND()" office:value-type="float" office:value="0.662796235453948" calcext:value-type="float">
            <text:p>0.6627962355</text:p>
          </table:table-cell>
          <table:table-cell table:formula="of:=[.P36]" office:value-type="float" office:value="0.6" calcext:value-type="float">
            <text:p>0.6</text:p>
          </table:table-cell>
          <table:table-cell table:formula="of:=[.M37]/SUM([.$M37:.$O37])" office:value-type="float" office:value="0.350010657123106" calcext:value-type="float">
            <text:p>0.3500106571</text:p>
          </table:table-cell>
          <table:table-cell table:formula="of:=[.N37]/SUM([.$M37:.$O37])" office:value-type="float" office:value="0.19676870290626" calcext:value-type="float">
            <text:p>0.1967687029</text:p>
          </table:table-cell>
          <table:table-cell table:formula="of:=[.O37]/SUM([.$M37:.$O37])" office:value-type="float" office:value="0.453220639970634" calcext:value-type="float">
            <text:p>0.45322064</text:p>
          </table:table-cell>
        </table:table-row>
        <table:table-row table:style-name="ro1">
          <table:table-cell table:formula="of:=1-SUM([.B38:.L38])" office:value-type="float" office:value="0.373569911445513" calcext:value-type="float">
            <text:p>0.3735699114</text:p>
          </table:table-cell>
          <table:table-cell table:formula="of:=IF(MOD(ROW(); 3)=MOD(COLUMN();3); [.$P38]*[.$P38] + [.$P38]*(1-[.$P38])*[.Q38]; [.$P38]*(1-[.$P38])*[.Q38])" office:value-type="float" office:value="0.45008771180465" calcext:value-type="float">
            <text:p>0.4500877118</text:p>
          </table:table-cell>
          <table:table-cell/>
          <table:table-cell office:value-type="float" office:value="0.0673625628488108" calcext:value-type="float">
            <text:p>0.0673625628</text:p>
          </table:table-cell>
          <table:table-cell/>
          <table:table-cell office:value-type="float" office:value="0.108979813901027" calcext:value-type="float">
            <text:p>0.1089798139</text:p>
          </table:table-cell>
          <table:table-cell table:number-columns-repeated="6"/>
          <table:table-cell table:formula="of:=RAND()" office:value-type="float" office:value="0.464002458749855" calcext:value-type="float">
            <text:p>0.4640024587</text:p>
          </table:table-cell>
          <table:table-cell table:formula="of:=RAND()" office:value-type="float" office:value="0.542011612991735" calcext:value-type="float">
            <text:p>0.542011613</text:p>
          </table:table-cell>
          <table:table-cell table:formula="of:=RAND()" office:value-type="float" office:value="0.230121111061636" calcext:value-type="float">
            <text:p>0.2301211111</text:p>
          </table:table-cell>
          <table:table-cell table:formula="of:=[.P36]" office:value-type="float" office:value="0.6" calcext:value-type="float">
            <text:p>0.6</text:p>
          </table:table-cell>
          <table:table-cell table:formula="of:=[.M38]/SUM([.$M38:.$O38])" office:value-type="float" office:value="0.375365465852708" calcext:value-type="float">
            <text:p>0.3753654659</text:p>
          </table:table-cell>
          <table:table-cell table:formula="of:=[.N38]/SUM([.$M38:.$O38])" office:value-type="float" office:value="0.438472766192608" calcext:value-type="float">
            <text:p>0.4384727662</text:p>
          </table:table-cell>
          <table:table-cell table:formula="of:=[.O38]/SUM([.$M38:.$O38])" office:value-type="float" office:value="0.186161767954685" calcext:value-type="float">
            <text:p>0.186161768</text:p>
          </table:table-cell>
        </table:table-row>
        <table:table-row table:style-name="ro1">
          <table:table-cell table:formula="of:=1-SUM([.B39:.L39])" office:value-type="float" office:value="0.433172133051041" calcext:value-type="float">
            <text:p>0.4331721331</text:p>
          </table:table-cell>
          <table:table-cell table:formula="of:=IF(MOD(ROW(); 3)=MOD(COLUMN();3); [.$P39]*[.$P39] + [.$P39]*(1-[.$P39])*[.Q39]; [.$P39]*(1-[.$P39])*[.Q39])" office:value-type="float" office:value="0.0390436650064153" calcext:value-type="float">
            <text:p>0.039043665</text:p>
          </table:table-cell>
          <table:table-cell/>
          <table:table-cell office:value-type="float" office:value="0.46358712747229" calcext:value-type="float">
            <text:p>0.4635871275</text:p>
          </table:table-cell>
          <table:table-cell/>
          <table:table-cell office:value-type="float" office:value="0.0641970744702543" calcext:value-type="float">
            <text:p>0.0641970745</text:p>
          </table:table-cell>
          <table:table-cell table:number-columns-repeated="6"/>
          <table:table-cell table:formula="of:=RAND()" office:value-type="float" office:value="0.132368636435916" calcext:value-type="float">
            <text:p>0.1323686364</text:p>
          </table:table-cell>
          <table:table-cell table:formula="of:=RAND()" office:value-type="float" office:value="0.406405357053269" calcext:value-type="float">
            <text:p>0.4064053571</text:p>
          </table:table-cell>
          <table:table-cell table:formula="of:=RAND()" office:value-type="float" office:value="0.232512840987618" calcext:value-type="float">
            <text:p>0.232512841</text:p>
          </table:table-cell>
          <table:table-cell table:formula="of:=[.P38]+0.05" office:value-type="float" office:value="0.65" calcext:value-type="float">
            <text:p>0.65</text:p>
          </table:table-cell>
          <table:table-cell table:formula="of:=[.M39]/SUM([.$M39:.$O39])" office:value-type="float" office:value="0.171620505522705" calcext:value-type="float">
            <text:p>0.1716205055</text:p>
          </table:table-cell>
          <table:table-cell table:formula="of:=[.N39]/SUM([.$M39:.$O39])" office:value-type="float" office:value="0.526918571518145" calcext:value-type="float">
            <text:p>0.5269185715</text:p>
          </table:table-cell>
          <table:table-cell table:formula="of:=[.O39]/SUM([.$M39:.$O39])" office:value-type="float" office:value="0.30146092295915" calcext:value-type="float">
            <text:p>0.301460923</text:p>
          </table:table-cell>
        </table:table-row>
        <table:table-row table:style-name="ro1">
          <table:table-cell table:formula="of:=1-SUM([.B40:.L40])" office:value-type="float" office:value="0.323187893927382" calcext:value-type="float">
            <text:p>0.3231878939</text:p>
          </table:table-cell>
          <table:table-cell table:formula="of:=IF(MOD(ROW(); 3)=MOD(COLUMN();3); [.$P40]*[.$P40] + [.$P40]*(1-[.$P40])*[.Q40]; [.$P40]*(1-[.$P40])*[.Q40])" office:value-type="float" office:value="0.0798523552181105" calcext:value-type="float">
            <text:p>0.0798523552</text:p>
          </table:table-cell>
          <table:table-cell/>
          <table:table-cell office:value-type="float" office:value="0.0832038615782277" calcext:value-type="float">
            <text:p>0.0832038616</text:p>
          </table:table-cell>
          <table:table-cell/>
          <table:table-cell office:value-type="float" office:value="0.51375588927628" calcext:value-type="float">
            <text:p>0.5137558893</text:p>
          </table:table-cell>
          <table:table-cell table:number-columns-repeated="6"/>
          <table:table-cell table:formula="of:=RAND()" office:value-type="float" office:value="0.762925548305403" calcext:value-type="float">
            <text:p>0.7629255483</text:p>
          </table:table-cell>
          <table:table-cell table:formula="of:=RAND()" office:value-type="float" office:value="0.686355992063336" calcext:value-type="float">
            <text:p>0.6863559921</text:p>
          </table:table-cell>
          <table:table-cell table:formula="of:=RAND()" office:value-type="float" office:value="0.724299461286107" calcext:value-type="float">
            <text:p>0.7242994613</text:p>
          </table:table-cell>
          <table:table-cell table:formula="of:=[.P39]" office:value-type="float" office:value="0.65" calcext:value-type="float">
            <text:p>0.65</text:p>
          </table:table-cell>
          <table:table-cell table:formula="of:=[.M40]/SUM([.$M40:.$O40])" office:value-type="float" office:value="0.35099936359609" calcext:value-type="float">
            <text:p>0.3509993636</text:p>
          </table:table-cell>
          <table:table-cell table:formula="of:=[.N40]/SUM([.$M40:.$O40])" office:value-type="float" office:value="0.315771987122073" calcext:value-type="float">
            <text:p>0.3157719871</text:p>
          </table:table-cell>
          <table:table-cell table:formula="of:=[.O40]/SUM([.$M40:.$O40])" office:value-type="float" office:value="0.333228649281837" calcext:value-type="float">
            <text:p>0.3332286493</text:p>
          </table:table-cell>
        </table:table-row>
        <table:table-row table:style-name="ro1">
          <table:table-cell table:formula="of:=1-SUM([.B41:.L41])" office:value-type="float" office:value="0.367212366918054" calcext:value-type="float">
            <text:p>0.3672123669</text:p>
          </table:table-cell>
          <table:table-cell table:formula="of:=IF(MOD(ROW(); 3)=MOD(COLUMN();3); [.$P41]*[.$P41] + [.$P41]*(1-[.$P41])*[.Q41]; [.$P41]*(1-[.$P41])*[.Q41])" office:value-type="float" office:value="0.450248745205286" calcext:value-type="float">
            <text:p>0.4502487452</text:p>
          </table:table-cell>
          <table:table-cell/>
          <table:table-cell office:value-type="float" office:value="0.0992139118405269" calcext:value-type="float">
            <text:p>0.0992139118</text:p>
          </table:table-cell>
          <table:table-cell/>
          <table:table-cell office:value-type="float" office:value="0.083324976036133" calcext:value-type="float">
            <text:p>0.083324976</text:p>
          </table:table-cell>
          <table:table-cell table:number-columns-repeated="6"/>
          <table:table-cell table:formula="of:=RAND()" office:value-type="float" office:value="0.171575687299285" calcext:value-type="float">
            <text:p>0.1715756873</text:p>
          </table:table-cell>
          <table:table-cell table:formula="of:=RAND()" office:value-type="float" office:value="0.917509982996158" calcext:value-type="float">
            <text:p>0.917509983</text:p>
          </table:table-cell>
          <table:table-cell table:formula="of:=RAND()" office:value-type="float" office:value="0.317589426968133" calcext:value-type="float">
            <text:p>0.317589427</text:p>
          </table:table-cell>
          <table:table-cell table:formula="of:=[.P39]" office:value-type="float" office:value="0.65" calcext:value-type="float">
            <text:p>0.65</text:p>
          </table:table-cell>
          <table:table-cell table:formula="of:=[.M41]/SUM([.$M41:.$O41])" office:value-type="float" office:value="0.12197250639686" calcext:value-type="float">
            <text:p>0.1219725064</text:p>
          </table:table-cell>
          <table:table-cell table:formula="of:=[.N41]/SUM([.$M41:.$O41])" office:value-type="float" office:value="0.652254372584687" calcext:value-type="float">
            <text:p>0.6522543726</text:p>
          </table:table-cell>
          <table:table-cell table:formula="of:=[.O41]/SUM([.$M41:.$O41])" office:value-type="float" office:value="0.225773121018453" calcext:value-type="float">
            <text:p>0.225773121</text:p>
          </table:table-cell>
        </table:table-row>
        <table:table-row table:style-name="ro1">
          <table:table-cell table:formula="of:=1-SUM([.B42:.L42])" office:value-type="float" office:value="0.250090778334059" calcext:value-type="float">
            <text:p>0.2500907783</text:p>
          </table:table-cell>
          <table:table-cell table:formula="of:=IF(MOD(ROW(); 3)=MOD(COLUMN();3); [.$P42]*[.$P42] + [.$P42]*(1-[.$P42])*[.Q42]; [.$P42]*(1-[.$P42])*[.Q42])" office:value-type="float" office:value="0.103729185645068" calcext:value-type="float">
            <text:p>0.1037291856</text:p>
          </table:table-cell>
          <table:table-cell/>
          <table:table-cell office:value-type="float" office:value="0.556152170073124" calcext:value-type="float">
            <text:p>0.5561521701</text:p>
          </table:table-cell>
          <table:table-cell/>
          <table:table-cell office:value-type="float" office:value="0.0900278659477487" calcext:value-type="float">
            <text:p>0.0900278659</text:p>
          </table:table-cell>
          <table:table-cell table:number-columns-repeated="6"/>
          <table:table-cell table:formula="of:=RAND()" office:value-type="float" office:value="0.871125240889346" calcext:value-type="float">
            <text:p>0.8711252409</text:p>
          </table:table-cell>
          <table:table-cell table:formula="of:=RAND()" office:value-type="float" office:value="0.179920786650731" calcext:value-type="float">
            <text:p>0.1799207867</text:p>
          </table:table-cell>
          <table:table-cell table:formula="of:=RAND()" office:value-type="float" office:value="0.712549236889355" calcext:value-type="float">
            <text:p>0.7125492369</text:p>
          </table:table-cell>
          <table:table-cell table:formula="of:=[.P41]+0.05" office:value-type="float" office:value="0.7" calcext:value-type="float">
            <text:p>0.7</text:p>
          </table:table-cell>
          <table:table-cell table:formula="of:=[.M42]/SUM([.$M42:.$O42])" office:value-type="float" office:value="0.493948503071751" calcext:value-type="float">
            <text:p>0.4939485031</text:p>
          </table:table-cell>
          <table:table-cell table:formula="of:=[.N42]/SUM([.$M42:.$O42])" office:value-type="float" office:value="0.102019318309374" calcext:value-type="float">
            <text:p>0.1020193183</text:p>
          </table:table-cell>
          <table:table-cell table:formula="of:=[.O42]/SUM([.$M42:.$O42])" office:value-type="float" office:value="0.404032178618875" calcext:value-type="float">
            <text:p>0.4040321786</text:p>
          </table:table-cell>
        </table:table-row>
        <table:table-row table:style-name="ro1">
          <table:table-cell table:formula="of:=1-SUM([.B43:.L43])" office:value-type="float" office:value="0.289131353009925" calcext:value-type="float">
            <text:p>0.289131353</text:p>
          </table:table-cell>
          <table:table-cell table:formula="of:=IF(MOD(ROW(); 3)=MOD(COLUMN();3); [.$P43]*[.$P43] + [.$P43]*(1-[.$P43])*[.Q43]; [.$P43]*(1-[.$P43])*[.Q43])" office:value-type="float" office:value="0.0884022034734426" calcext:value-type="float">
            <text:p>0.0884022035</text:p>
          </table:table-cell>
          <table:table-cell/>
          <table:table-cell office:value-type="float" office:value="0.0886784289987337" calcext:value-type="float">
            <text:p>0.088678429</text:p>
          </table:table-cell>
          <table:table-cell/>
          <table:table-cell office:value-type="float" office:value="0.533788014517898" calcext:value-type="float">
            <text:p>0.5337880145</text:p>
          </table:table-cell>
          <table:table-cell table:number-columns-repeated="6"/>
          <table:table-cell table:formula="of:=RAND()" office:value-type="float" office:value="0.608261511961131" calcext:value-type="float">
            <text:p>0.608261512</text:p>
          </table:table-cell>
          <table:table-cell table:formula="of:=RAND()" office:value-type="float" office:value="0.765456709585536" calcext:value-type="float">
            <text:p>0.7654567096</text:p>
          </table:table-cell>
          <table:table-cell table:formula="of:=RAND()" office:value-type="float" office:value="0.0712108921287749" calcext:value-type="float">
            <text:p>0.0712108921</text:p>
          </table:table-cell>
          <table:table-cell table:formula="of:=[.P42]" office:value-type="float" office:value="0.7" calcext:value-type="float">
            <text:p>0.7</text:p>
          </table:table-cell>
          <table:table-cell table:formula="of:=[.M43]/SUM([.$M43:.$O43])" office:value-type="float" office:value="0.42096287368306" calcext:value-type="float">
            <text:p>0.4209628737</text:p>
          </table:table-cell>
          <table:table-cell table:formula="of:=[.N43]/SUM([.$M43:.$O43])" office:value-type="float" office:value="0.529753814454231" calcext:value-type="float">
            <text:p>0.5297538145</text:p>
          </table:table-cell>
          <table:table-cell table:formula="of:=[.O43]/SUM([.$M43:.$O43])" office:value-type="float" office:value="0.0492833118627093" calcext:value-type="float">
            <text:p>0.0492833119</text:p>
          </table:table-cell>
        </table:table-row>
        <table:table-row table:style-name="ro1">
          <table:table-cell table:formula="of:=1-SUM([.B44:.L44])" office:value-type="float" office:value="0.287217095683551" calcext:value-type="float">
            <text:p>0.2872170957</text:p>
          </table:table-cell>
          <table:table-cell table:formula="of:=IF(MOD(ROW(); 3)=MOD(COLUMN();3); [.$P44]*[.$P44] + [.$P44]*(1-[.$P44])*[.Q44]; [.$P44]*(1-[.$P44])*[.Q44])" office:value-type="float" office:value="0.57189721823588" calcext:value-type="float">
            <text:p>0.5718972182</text:p>
          </table:table-cell>
          <table:table-cell/>
          <table:table-cell office:value-type="float" office:value="0.0735768375554017" calcext:value-type="float">
            <text:p>0.0735768376</text:p>
          </table:table-cell>
          <table:table-cell/>
          <table:table-cell office:value-type="float" office:value="0.0673088485251675" calcext:value-type="float">
            <text:p>0.0673088485</text:p>
          </table:table-cell>
          <table:table-cell table:number-columns-repeated="6"/>
          <table:table-cell table:formula="of:=RAND()" office:value-type="float" office:value="0.410628504586937" calcext:value-type="float">
            <text:p>0.4106285046</text:p>
          </table:table-cell>
          <table:table-cell table:formula="of:=RAND()" office:value-type="float" office:value="0.160704622519121" calcext:value-type="float">
            <text:p>0.1607046225</text:p>
          </table:table-cell>
          <table:table-cell table:formula="of:=RAND()" office:value-type="float" office:value="0.481596237538447" calcext:value-type="float">
            <text:p>0.4815962375</text:p>
          </table:table-cell>
          <table:table-cell table:formula="of:=[.P42]" office:value-type="float" office:value="0.7" calcext:value-type="float">
            <text:p>0.7</text:p>
          </table:table-cell>
          <table:table-cell table:formula="of:=[.M44]/SUM([.$M44:.$O44])" office:value-type="float" office:value="0.389986753504187" calcext:value-type="float">
            <text:p>0.3899867535</text:p>
          </table:table-cell>
          <table:table-cell table:formula="of:=[.N44]/SUM([.$M44:.$O44])" office:value-type="float" office:value="0.152626213984809" calcext:value-type="float">
            <text:p>0.152626214</text:p>
          </table:table-cell>
          <table:table-cell table:formula="of:=[.O44]/SUM([.$M44:.$O44])" office:value-type="float" office:value="0.457387032511004" calcext:value-type="float">
            <text:p>0.4573870325</text:p>
          </table:table-cell>
        </table:table-row>
        <table:table-row table:style-name="ro1">
          <table:table-cell table:formula="of:=1-SUM([.B45:.L45])" office:value-type="float" office:value="0.398134281621096" calcext:value-type="float">
            <text:p>0.3981342816</text:p>
          </table:table-cell>
          <table:table-cell table:formula="of:=IF(MOD(ROW(); 3)=MOD(COLUMN();3); [.$P45]*[.$P45] + [.$P45]*(1-[.$P45])*[.Q45]; [.$P45]*(1-[.$P45])*[.Q45])" office:value-type="float" office:value="0.00857617008456352" calcext:value-type="float">
            <text:p>0.0085761701</text:p>
          </table:table-cell>
          <table:table-cell/>
          <table:table-cell office:value-type="float" office:value="0.578022166719164" calcext:value-type="float">
            <text:p>0.5780221667</text:p>
          </table:table-cell>
          <table:table-cell/>
          <table:table-cell office:value-type="float" office:value="0.0152673815751762" calcext:value-type="float">
            <text:p>0.0152673816</text:p>
          </table:table-cell>
          <table:table-cell table:number-columns-repeated="6"/>
          <table:table-cell table:formula="of:=RAND()" office:value-type="float" office:value="0.0472819174920072" calcext:value-type="float">
            <text:p>0.0472819175</text:p>
          </table:table-cell>
          <table:table-cell table:formula="of:=RAND()" office:value-type="float" office:value="0.661593859697547" calcext:value-type="float">
            <text:p>0.6615938597</text:p>
          </table:table-cell>
          <table:table-cell table:formula="of:=RAND()" office:value-type="float" office:value="0.324844338239166" calcext:value-type="float">
            <text:p>0.3248443382</text:p>
          </table:table-cell>
          <table:table-cell table:formula="of:=[.P44]+0.05" office:value-type="float" office:value="0.75" calcext:value-type="float">
            <text:p>0.75</text:p>
          </table:table-cell>
          <table:table-cell table:formula="of:=[.M45]/SUM([.$M45:.$O45])" office:value-type="float" office:value="0.0457395737843388" calcext:value-type="float">
            <text:p>0.0457395738</text:p>
          </table:table-cell>
          <table:table-cell table:formula="of:=[.N45]/SUM([.$M45:.$O45])" office:value-type="float" office:value="0.640012562223538" calcext:value-type="float">
            <text:p>0.6400125622</text:p>
          </table:table-cell>
          <table:table-cell table:formula="of:=[.O45]/SUM([.$M45:.$O45])" office:value-type="float" office:value="0.314247863992123" calcext:value-type="float">
            <text:p>0.314247864</text:p>
          </table:table-cell>
        </table:table-row>
        <table:table-row table:style-name="ro1">
          <table:table-cell table:formula="of:=1-SUM([.B46:.L46])" office:value-type="float" office:value="0.168941902248324" calcext:value-type="float">
            <text:p>0.1689419022</text:p>
          </table:table-cell>
          <table:table-cell table:formula="of:=IF(MOD(ROW(); 3)=MOD(COLUMN();3); [.$P46]*[.$P46] + [.$P46]*(1-[.$P46])*[.Q46]; [.$P46]*(1-[.$P46])*[.Q46])" office:value-type="float" office:value="0.0415631728058814" calcext:value-type="float">
            <text:p>0.0415631728</text:p>
          </table:table-cell>
          <table:table-cell/>
          <table:table-cell office:value-type="float" office:value="0.147226235989846" calcext:value-type="float">
            <text:p>0.147226236</text:p>
          </table:table-cell>
          <table:table-cell/>
          <table:table-cell office:value-type="float" office:value="0.642268688955949" calcext:value-type="float">
            <text:p>0.642268689</text:p>
          </table:table-cell>
          <table:table-cell table:number-columns-repeated="6"/>
          <table:table-cell table:formula="of:=RAND()" office:value-type="float" office:value="0.410977702935157" calcext:value-type="float">
            <text:p>0.4109777029</text:p>
          </table:table-cell>
          <table:table-cell table:formula="of:=RAND()" office:value-type="float" office:value="0.950580618213041" calcext:value-type="float">
            <text:p>0.9505806182</text:p>
          </table:table-cell>
          <table:table-cell table:formula="of:=RAND()" office:value-type="float" office:value="0.492446416657521" calcext:value-type="float">
            <text:p>0.4924464167</text:p>
          </table:table-cell>
          <table:table-cell table:formula="of:=[.P45]" office:value-type="float" office:value="0.75" calcext:value-type="float">
            <text:p>0.75</text:p>
          </table:table-cell>
          <table:table-cell table:formula="of:=[.M46]/SUM([.$M46:.$O46])" office:value-type="float" office:value="0.221670254964701" calcext:value-type="float">
            <text:p>0.221670255</text:p>
          </table:table-cell>
          <table:table-cell table:formula="of:=[.N46]/SUM([.$M46:.$O46])" office:value-type="float" office:value="0.512717469825933" calcext:value-type="float">
            <text:p>0.5127174698</text:p>
          </table:table-cell>
          <table:table-cell table:formula="of:=[.O46]/SUM([.$M46:.$O46])" office:value-type="float" office:value="0.265612275209366" calcext:value-type="float">
            <text:p>0.2656122752</text:p>
          </table:table-cell>
        </table:table-row>
        <table:table-row table:style-name="ro1">
          <table:table-cell table:formula="of:=1-SUM([.B47:.L47])" office:value-type="float" office:value="0.196002355058325" calcext:value-type="float">
            <text:p>0.1960023551</text:p>
          </table:table-cell>
          <table:table-cell table:formula="of:=IF(MOD(ROW(); 3)=MOD(COLUMN();3); [.$P47]*[.$P47] + [.$P47]*(1-[.$P47])*[.Q47]; [.$P47]*(1-[.$P47])*[.Q47])" office:value-type="float" office:value="0.666013976435707" calcext:value-type="float">
            <text:p>0.6660139764</text:p>
          </table:table-cell>
          <table:table-cell/>
          <table:table-cell office:value-type="float" office:value="0.0430085217175751" calcext:value-type="float">
            <text:p>0.0430085217</text:p>
          </table:table-cell>
          <table:table-cell/>
          <table:table-cell office:value-type="float" office:value="0.0949751467883937" calcext:value-type="float">
            <text:p>0.0949751468</text:p>
          </table:table-cell>
          <table:table-cell table:number-columns-repeated="6"/>
          <table:table-cell table:formula="of:=RAND()" office:value-type="float" office:value="0.968199223658322" calcext:value-type="float">
            <text:p>0.9681992237</text:p>
          </table:table-cell>
          <table:table-cell table:formula="of:=RAND()" office:value-type="float" office:value="0.203758474989018" calcext:value-type="float">
            <text:p>0.203758475</text:p>
          </table:table-cell>
          <table:table-cell table:formula="of:=RAND()" office:value-type="float" office:value="0.581789579612133" calcext:value-type="float">
            <text:p>0.5817895796</text:p>
          </table:table-cell>
          <table:table-cell table:formula="of:=[.P45]" office:value-type="float" office:value="0.75" calcext:value-type="float">
            <text:p>0.75</text:p>
          </table:table-cell>
          <table:table-cell table:formula="of:=[.M47]/SUM([.$M47:.$O47])" office:value-type="float" office:value="0.552074540990434" calcext:value-type="float">
            <text:p>0.552074541</text:p>
          </table:table-cell>
          <table:table-cell table:formula="of:=[.N47]/SUM([.$M47:.$O47])" office:value-type="float" office:value="0.116184627919275" calcext:value-type="float">
            <text:p>0.1161846279</text:p>
          </table:table-cell>
          <table:table-cell table:formula="of:=[.O47]/SUM([.$M47:.$O47])" office:value-type="float" office:value="0.331740831090291" calcext:value-type="float">
            <text:p>0.3317408311</text:p>
          </table:table-cell>
        </table:table-row>
        <table:table-row table:style-name="ro1">
          <table:table-cell table:formula="of:=1-SUM([.B48:.L48])" office:value-type="float" office:value="0.167451260159646" calcext:value-type="float">
            <text:p>0.1674512602</text:p>
          </table:table-cell>
          <table:table-cell table:formula="of:=IF(MOD(ROW(); 3)=MOD(COLUMN();3); [.$P48]*[.$P48] + [.$P48]*(1-[.$P48])*[.Q48]; [.$P48]*(1-[.$P48])*[.Q48])" office:value-type="float" office:value="0.0565218084429025" calcext:value-type="float">
            <text:p>0.0565218084</text:p>
          </table:table-cell>
          <table:table-cell/>
          <table:table-cell office:value-type="float" office:value="0.699133515726602" calcext:value-type="float">
            <text:p>0.6991335157</text:p>
          </table:table-cell>
          <table:table-cell/>
          <table:table-cell office:value-type="float" office:value="0.0768934156708502" calcext:value-type="float">
            <text:p>0.0768934157</text:p>
          </table:table-cell>
          <table:table-cell table:number-columns-repeated="6"/>
          <table:table-cell table:formula="of:=RAND()" office:value-type="float" office:value="0.535643253959728" calcext:value-type="float">
            <text:p>0.535643254</text:p>
          </table:table-cell>
          <table:table-cell table:formula="of:=RAND()" office:value-type="float" office:value="0.591990490734175" calcext:value-type="float">
            <text:p>0.5919904907</text:p>
          </table:table-cell>
          <table:table-cell table:formula="of:=RAND()" office:value-type="float" office:value="0.388646837873307" calcext:value-type="float">
            <text:p>0.3886468379</text:p>
          </table:table-cell>
          <table:table-cell table:formula="of:=[.P47]+0.05" office:value-type="float" office:value="0.8" calcext:value-type="float">
            <text:p>0.8</text:p>
          </table:table-cell>
          <table:table-cell table:formula="of:=[.M48]/SUM([.$M48:.$O48])" office:value-type="float" office:value="0.353261302768141" calcext:value-type="float">
            <text:p>0.3532613028</text:p>
          </table:table-cell>
          <table:table-cell table:formula="of:=[.N48]/SUM([.$M48:.$O48])" office:value-type="float" office:value="0.39042278687753" calcext:value-type="float">
            <text:p>0.3904227869</text:p>
          </table:table-cell>
          <table:table-cell table:formula="of:=[.O48]/SUM([.$M48:.$O48])" office:value-type="float" office:value="0.256315910354329" calcext:value-type="float">
            <text:p>0.2563159104</text:p>
          </table:table-cell>
        </table:table-row>
        <table:table-row table:style-name="ro1">
          <table:table-cell table:formula="of:=1-SUM([.B49:.L49])" office:value-type="float" office:value="0.242088281626051" calcext:value-type="float">
            <text:p>0.2420882816</text:p>
          </table:table-cell>
          <table:table-cell table:formula="of:=IF(MOD(ROW(); 3)=MOD(COLUMN();3); [.$P49]*[.$P49] + [.$P49]*(1-[.$P49])*[.Q49]; [.$P49]*(1-[.$P49])*[.Q49])" office:value-type="float" office:value="0.0402335971427742" calcext:value-type="float">
            <text:p>0.0402335971</text:p>
          </table:table-cell>
          <table:table-cell/>
          <table:table-cell office:value-type="float" office:value="0.0713866689260438" calcext:value-type="float">
            <text:p>0.0713866689</text:p>
          </table:table-cell>
          <table:table-cell/>
          <table:table-cell office:value-type="float" office:value="0.646291452305131" calcext:value-type="float">
            <text:p>0.6462914523</text:p>
          </table:table-cell>
          <table:table-cell table:number-columns-repeated="6"/>
          <table:table-cell table:formula="of:=RAND()" office:value-type="float" office:value="0.427814722882408" calcext:value-type="float">
            <text:p>0.4278147229</text:p>
          </table:table-cell>
          <table:table-cell table:formula="of:=RAND()" office:value-type="float" office:value="0.305754639581853" calcext:value-type="float">
            <text:p>0.3057546396</text:p>
          </table:table-cell>
          <table:table-cell table:formula="of:=RAND()" office:value-type="float" office:value="0.967753922607172" calcext:value-type="float">
            <text:p>0.9677539226</text:p>
          </table:table-cell>
          <table:table-cell table:formula="of:=[.P48]" office:value-type="float" office:value="0.8" calcext:value-type="float">
            <text:p>0.8</text:p>
          </table:table-cell>
          <table:table-cell table:formula="of:=[.M49]/SUM([.$M49:.$O49])" office:value-type="float" office:value="0.251459982142339" calcext:value-type="float">
            <text:p>0.2514599821</text:p>
          </table:table-cell>
          <table:table-cell table:formula="of:=[.N49]/SUM([.$M49:.$O49])" office:value-type="float" office:value="0.179715779043731" calcext:value-type="float">
            <text:p>0.179715779</text:p>
          </table:table-cell>
          <table:table-cell table:formula="of:=[.O49]/SUM([.$M49:.$O49])" office:value-type="float" office:value="0.56882423881393" calcext:value-type="float">
            <text:p>0.5688242388</text:p>
          </table:table-cell>
        </table:table-row>
        <table:table-row table:style-name="ro1">
          <table:table-cell table:formula="of:=1-SUM([.B50:.L50])" office:value-type="float" office:value="0.057713502880212" calcext:value-type="float">
            <text:p>0.0577135029</text:p>
          </table:table-cell>
          <table:table-cell table:formula="of:=IF(MOD(ROW(); 3)=MOD(COLUMN();3); [.$P50]*[.$P50] + [.$P50]*(1-[.$P50])*[.Q50]; [.$P50]*(1-[.$P50])*[.Q50])" office:value-type="float" office:value="0.780828936516222" calcext:value-type="float">
            <text:p>0.7808289365</text:p>
          </table:table-cell>
          <table:table-cell/>
          <table:table-cell office:value-type="float" office:value="0.141154374715078" calcext:value-type="float">
            <text:p>0.1411543747</text:p>
          </table:table-cell>
          <table:table-cell/>
          <table:table-cell office:value-type="float" office:value="0.0203031858884888" calcext:value-type="float">
            <text:p>0.0203031859</text:p>
          </table:table-cell>
          <table:table-cell table:number-columns-repeated="6"/>
          <table:table-cell table:formula="of:=RAND()" office:value-type="float" office:value="0.872317347639604" calcext:value-type="float">
            <text:p>0.8723173476</text:p>
          </table:table-cell>
          <table:table-cell table:formula="of:=RAND()" office:value-type="float" office:value="0.036628480468737" calcext:value-type="float">
            <text:p>0.0366284805</text:p>
          </table:table-cell>
          <table:table-cell table:formula="of:=RAND()" office:value-type="float" office:value="0.0821202061527365" calcext:value-type="float">
            <text:p>0.0821202062</text:p>
          </table:table-cell>
          <table:table-cell table:formula="of:=[.P48]" office:value-type="float" office:value="0.8" calcext:value-type="float">
            <text:p>0.8</text:p>
          </table:table-cell>
          <table:table-cell table:formula="of:=[.M50]/SUM([.$M50:.$O50])" office:value-type="float" office:value="0.880180853226384" calcext:value-type="float">
            <text:p>0.8801808532</text:p>
          </table:table-cell>
          <table:table-cell table:formula="of:=[.N50]/SUM([.$M50:.$O50])" office:value-type="float" office:value="0.036958667941886" calcext:value-type="float">
            <text:p>0.0369586679</text:p>
          </table:table-cell>
          <table:table-cell table:formula="of:=[.O50]/SUM([.$M50:.$O50])" office:value-type="float" office:value="0.0828604788317299" calcext:value-type="float">
            <text:p>0.0828604788</text:p>
          </table:table-cell>
        </table:table-row>
        <table:table-row table:style-name="ro1">
          <table:table-cell table:formula="of:=1-SUM([.B51:.L51])" office:value-type="float" office:value="0.171457518137735" calcext:value-type="float">
            <text:p>0.1714575181</text:p>
          </table:table-cell>
          <table:table-cell table:formula="of:=IF(MOD(ROW(); 3)=MOD(COLUMN();3); [.$P51]*[.$P51] + [.$P51]*(1-[.$P51])*[.Q51]; [.$P51]*(1-[.$P51])*[.Q51])" office:value-type="float" office:value="0.0455195055729112" calcext:value-type="float">
            <text:p>0.0455195056</text:p>
          </table:table-cell>
          <table:table-cell/>
          <table:table-cell office:value-type="float" office:value="0.725542665110498" calcext:value-type="float">
            <text:p>0.7255426651</text:p>
          </table:table-cell>
          <table:table-cell/>
          <table:table-cell office:value-type="float" office:value="0.0574803111788555" calcext:value-type="float">
            <text:p>0.0574803112</text:p>
          </table:table-cell>
          <table:table-cell table:number-columns-repeated="6"/>
          <table:table-cell table:formula="of:=RAND()" office:value-type="float" office:value="0.833231036531913" calcext:value-type="float">
            <text:p>0.8332310365</text:p>
          </table:table-cell>
          <table:table-cell table:formula="of:=RAND()" office:value-type="float" office:value="0.965462389951973" calcext:value-type="float">
            <text:p>0.96546239</text:p>
          </table:table-cell>
          <table:table-cell table:formula="of:=RAND()" office:value-type="float" office:value="0.535184233668924" calcext:value-type="float">
            <text:p>0.5351842337</text:p>
          </table:table-cell>
          <table:table-cell table:formula="of:=[.P50]+0.05" office:value-type="float" office:value="0.85" calcext:value-type="float">
            <text:p>0.85</text:p>
          </table:table-cell>
          <table:table-cell table:formula="of:=[.M51]/SUM([.$M51:.$O51])" office:value-type="float" office:value="0.357015729983618" calcext:value-type="float">
            <text:p>0.35701573</text:p>
          </table:table-cell>
          <table:table-cell table:formula="of:=[.N51]/SUM([.$M51:.$O51])" office:value-type="float" office:value="0.413673092825594" calcext:value-type="float">
            <text:p>0.4136730928</text:p>
          </table:table-cell>
          <table:table-cell table:formula="of:=[.O51]/SUM([.$M51:.$O51])" office:value-type="float" office:value="0.229311177190788" calcext:value-type="float">
            <text:p>0.2293111772</text:p>
          </table:table-cell>
        </table:table-row>
        <table:table-row table:style-name="ro1">
          <table:table-cell table:formula="of:=1-SUM([.B52:.L52])" office:value-type="float" office:value="0.11331583999438" calcext:value-type="float">
            <text:p>0.11331584</text:p>
          </table:table-cell>
          <table:table-cell table:formula="of:=IF(MOD(ROW(); 3)=MOD(COLUMN();3); [.$P52]*[.$P52] + [.$P52]*(1-[.$P52])*[.Q52]; [.$P52]*(1-[.$P52])*[.Q52])" office:value-type="float" office:value="0.061003805871779" calcext:value-type="float">
            <text:p>0.0610038059</text:p>
          </table:table-cell>
          <table:table-cell/>
          <table:table-cell office:value-type="float" office:value="0.0602396211914105" calcext:value-type="float">
            <text:p>0.0602396212</text:p>
          </table:table-cell>
          <table:table-cell/>
          <table:table-cell office:value-type="float" office:value="0.765440732942431" calcext:value-type="float">
            <text:p>0.7654407329</text:p>
          </table:table-cell>
          <table:table-cell table:number-columns-repeated="6"/>
          <table:table-cell table:formula="of:=RAND()" office:value-type="float" office:value="0.873577565884727" calcext:value-type="float">
            <text:p>0.8735775659</text:p>
          </table:table-cell>
          <table:table-cell table:formula="of:=RAND()" office:value-type="float" office:value="0.573133036908273" calcext:value-type="float">
            <text:p>0.5731330369</text:p>
          </table:table-cell>
          <table:table-cell table:formula="of:=RAND()" office:value-type="float" office:value="0.379095804833588" calcext:value-type="float">
            <text:p>0.3790958048</text:p>
          </table:table-cell>
          <table:table-cell table:formula="of:=[.P51]" office:value-type="float" office:value="0.85" calcext:value-type="float">
            <text:p>0.85</text:p>
          </table:table-cell>
          <table:table-cell table:formula="of:=[.M52]/SUM([.$M52:.$O52])" office:value-type="float" office:value="0.478461222523757" calcext:value-type="float">
            <text:p>0.4784612225</text:p>
          </table:table-cell>
          <table:table-cell table:formula="of:=[.N52]/SUM([.$M52:.$O52])" office:value-type="float" office:value="0.313906794561699" calcext:value-type="float">
            <text:p>0.3139067946</text:p>
          </table:table-cell>
          <table:table-cell table:formula="of:=[.O52]/SUM([.$M52:.$O52])" office:value-type="float" office:value="0.207631982914544" calcext:value-type="float">
            <text:p>0.2076319829</text:p>
          </table:table-cell>
        </table:table-row>
        <table:table-row table:style-name="ro1">
          <table:table-cell table:formula="of:=1-SUM([.B53:.L53])" office:value-type="float" office:value="0.160543750716964" calcext:value-type="float">
            <text:p>0.1605437507</text:p>
          </table:table-cell>
          <table:table-cell table:formula="of:=IF(MOD(ROW(); 3)=MOD(COLUMN();3); [.$P53]*[.$P53] + [.$P53]*(1-[.$P53])*[.Q53]; [.$P53]*(1-[.$P53])*[.Q53])" office:value-type="float" office:value="0.761197453548773" calcext:value-type="float">
            <text:p>0.7611974535</text:p>
          </table:table-cell>
          <table:table-cell/>
          <table:table-cell office:value-type="float" office:value="0.0352352859274761" calcext:value-type="float">
            <text:p>0.0352352859</text:p>
          </table:table-cell>
          <table:table-cell/>
          <table:table-cell office:value-type="float" office:value="0.0430235098067871" calcext:value-type="float">
            <text:p>0.0430235098</text:p>
          </table:table-cell>
          <table:table-cell table:number-columns-repeated="6"/>
          <table:table-cell table:formula="of:=RAND()" office:value-type="float" office:value="0.28788910448219" calcext:value-type="float">
            <text:p>0.2878891045</text:p>
          </table:table-cell>
          <table:table-cell table:formula="of:=RAND()" office:value-type="float" office:value="0.358354153064921" calcext:value-type="float">
            <text:p>0.3583541531</text:p>
          </table:table-cell>
          <table:table-cell table:formula="of:=RAND()" office:value-type="float" office:value="0.302291011644967" calcext:value-type="float">
            <text:p>0.3022910116</text:p>
          </table:table-cell>
          <table:table-cell table:formula="of:=[.P51]" office:value-type="float" office:value="0.85" calcext:value-type="float">
            <text:p>0.85</text:p>
          </table:table-cell>
          <table:table-cell table:formula="of:=[.M53]/SUM([.$M53:.$O53])" office:value-type="float" office:value="0.303509439598215" calcext:value-type="float">
            <text:p>0.3035094396</text:p>
          </table:table-cell>
          <table:table-cell table:formula="of:=[.N53]/SUM([.$M53:.$O53])" office:value-type="float" office:value="0.377797792556459" calcext:value-type="float">
            <text:p>0.3777977926</text:p>
          </table:table-cell>
          <table:table-cell table:formula="of:=[.O53]/SUM([.$M53:.$O53])" office:value-type="float" office:value="0.318692767845326" calcext:value-type="float">
            <text:p>0.3186927678</text:p>
          </table:table-cell>
        </table:table-row>
        <table:table-row table:style-name="ro1">
          <table:table-cell table:formula="of:=1-SUM([.B54:.L54])" office:value-type="float" office:value="0.100830021896675" calcext:value-type="float">
            <text:p>0.1008300219</text:p>
          </table:table-cell>
          <table:table-cell table:formula="of:=IF(MOD(ROW(); 3)=MOD(COLUMN();3); [.$P54]*[.$P54] + [.$P54]*(1-[.$P54])*[.Q54]; [.$P54]*(1-[.$P54])*[.Q54])" office:value-type="float" office:value="0.00150168278559285" calcext:value-type="float">
            <text:p>0.0015016828</text:p>
          </table:table-cell>
          <table:table-cell/>
          <table:table-cell office:value-type="float" office:value="0.834615130835932" calcext:value-type="float">
            <text:p>0.8346151308</text:p>
          </table:table-cell>
          <table:table-cell/>
          <table:table-cell office:value-type="float" office:value="0.0630531644818009" calcext:value-type="float">
            <text:p>0.0630531645</text:p>
          </table:table-cell>
          <table:table-cell table:number-columns-repeated="6"/>
          <table:table-cell table:formula="of:=RAND()" office:value-type="float" office:value="0.0121500286809716" calcext:value-type="float">
            <text:p>0.0121500287</text:p>
          </table:table-cell>
          <table:table-cell table:formula="of:=RAND()" office:value-type="float" office:value="0.22719130204854" calcext:value-type="float">
            <text:p>0.227191302</text:p>
          </table:table-cell>
          <table:table-cell table:formula="of:=RAND()" office:value-type="float" office:value="0.488843470866744" calcext:value-type="float">
            <text:p>0.4888434709</text:p>
          </table:table-cell>
          <table:table-cell table:formula="of:=[.P53]+0.05" office:value-type="float" office:value="0.9" calcext:value-type="float">
            <text:p>0.9</text:p>
          </table:table-cell>
          <table:table-cell table:formula="of:=[.M54]/SUM([.$M54:.$O54])" office:value-type="float" office:value="0.0166853642843651" calcext:value-type="float">
            <text:p>0.0166853643</text:p>
          </table:table-cell>
          <table:table-cell table:formula="of:=[.N54]/SUM([.$M54:.$O54])" office:value-type="float" office:value="0.31199676448961" calcext:value-type="float">
            <text:p>0.3119967645</text:p>
          </table:table-cell>
          <table:table-cell table:formula="of:=[.O54]/SUM([.$M54:.$O54])" office:value-type="float" office:value="0.671317871226025" calcext:value-type="float">
            <text:p>0.6713178712</text:p>
          </table:table-cell>
        </table:table-row>
        <table:table-row table:style-name="ro1">
          <table:table-cell table:formula="of:=1-SUM([.B55:.L55])" office:value-type="float" office:value="0.0920950876072475" calcext:value-type="float">
            <text:p>0.0920950876</text:p>
          </table:table-cell>
          <table:table-cell table:formula="of:=IF(MOD(ROW(); 3)=MOD(COLUMN();3); [.$P55]*[.$P55] + [.$P55]*(1-[.$P55])*[.Q55]; [.$P55]*(1-[.$P55])*[.Q55])" office:value-type="float" office:value="0.0441250579473192" calcext:value-type="float">
            <text:p>0.0441250579</text:p>
          </table:table-cell>
          <table:table-cell/>
          <table:table-cell office:value-type="float" office:value="0.0491695748207594" calcext:value-type="float">
            <text:p>0.0491695748</text:p>
          </table:table-cell>
          <table:table-cell/>
          <table:table-cell office:value-type="float" office:value="0.814610279624674" calcext:value-type="float">
            <text:p>0.8146102796</text:p>
          </table:table-cell>
          <table:table-cell table:number-columns-repeated="6"/>
          <table:table-cell table:formula="of:=RAND()" office:value-type="float" office:value="0.797895322584037" calcext:value-type="float">
            <text:p>0.7978953226</text:p>
          </table:table-cell>
          <table:table-cell table:formula="of:=RAND()" office:value-type="float" office:value="0.64101009654261" calcext:value-type="float">
            <text:p>0.6410100965</text:p>
          </table:table-cell>
          <table:table-cell table:formula="of:=RAND()" office:value-type="float" office:value="0.188527662509138" calcext:value-type="float">
            <text:p>0.1885276625</text:p>
          </table:table-cell>
          <table:table-cell table:formula="of:=[.P54]" office:value-type="float" office:value="0.9" calcext:value-type="float">
            <text:p>0.9</text:p>
          </table:table-cell>
          <table:table-cell table:formula="of:=[.M55]/SUM([.$M55:.$O55])" office:value-type="float" office:value="0.490278421636881" calcext:value-type="float">
            <text:p>0.4902784216</text:p>
          </table:table-cell>
          <table:table-cell table:formula="of:=[.N55]/SUM([.$M55:.$O55])" office:value-type="float" office:value="0.39387800566172" calcext:value-type="float">
            <text:p>0.3938780057</text:p>
          </table:table-cell>
          <table:table-cell table:formula="of:=[.O55]/SUM([.$M55:.$O55])" office:value-type="float" office:value="0.115843572701399" calcext:value-type="float">
            <text:p>0.1158435727</text:p>
          </table:table-cell>
        </table:table-row>
        <table:table-row table:style-name="ro1">
          <table:table-cell table:formula="of:=1-SUM([.B56:.L56])" office:value-type="float" office:value="0.124871388804964" calcext:value-type="float">
            <text:p>0.1248713888</text:p>
          </table:table-cell>
          <table:table-cell table:formula="of:=IF(MOD(ROW(); 3)=MOD(COLUMN();3); [.$P56]*[.$P56] + [.$P56]*(1-[.$P56])*[.Q56]; [.$P56]*(1-[.$P56])*[.Q56])" office:value-type="float" office:value="0.835117378375429" calcext:value-type="float">
            <text:p>0.8351173784</text:p>
          </table:table-cell>
          <table:table-cell/>
          <table:table-cell office:value-type="float" office:value="0.0106500112571682" calcext:value-type="float">
            <text:p>0.0106500113</text:p>
          </table:table-cell>
          <table:table-cell/>
          <table:table-cell office:value-type="float" office:value="0.029361221562439" calcext:value-type="float">
            <text:p>0.0293612216</text:p>
          </table:table-cell>
          <table:table-cell table:number-columns-repeated="6"/>
          <table:table-cell table:formula="of:=RAND()" office:value-type="float" office:value="0.211948149473497" calcext:value-type="float">
            <text:p>0.2119481495</text:p>
          </table:table-cell>
          <table:table-cell table:formula="of:=RAND()" office:value-type="float" office:value="0.291268424681046" calcext:value-type="float">
            <text:p>0.2912684247</text:p>
          </table:table-cell>
          <table:table-cell table:formula="of:=RAND()" office:value-type="float" office:value="0.256231054793682" calcext:value-type="float">
            <text:p>0.2562310548</text:p>
          </table:table-cell>
          <table:table-cell table:formula="of:=[.P54]" office:value-type="float" office:value="0.9" calcext:value-type="float">
            <text:p>0.9</text:p>
          </table:table-cell>
          <table:table-cell table:formula="of:=[.M56]/SUM([.$M56:.$O56])" office:value-type="float" office:value="0.279081981949207" calcext:value-type="float">
            <text:p>0.2790819819</text:p>
          </table:table-cell>
          <table:table-cell table:formula="of:=[.N56]/SUM([.$M56:.$O56])" office:value-type="float" office:value="0.383526675940025" calcext:value-type="float">
            <text:p>0.3835266759</text:p>
          </table:table-cell>
          <table:table-cell table:formula="of:=[.O56]/SUM([.$M56:.$O56])" office:value-type="float" office:value="0.337391342110768" calcext:value-type="float">
            <text:p>0.3373913421</text:p>
          </table:table-cell>
        </table:table-row>
        <table:table-row table:style-name="ro1">
          <table:table-cell table:formula="of:=1-SUM([.B57:.L57])" office:value-type="float" office:value="0.0764346822924635" calcext:value-type="float">
            <text:p>0.0764346823</text:p>
          </table:table-cell>
          <table:table-cell table:formula="of:=IF(MOD(ROW(); 3)=MOD(COLUMN();3); [.$P57]*[.$P57] + [.$P57]*(1-[.$P57])*[.Q57]; [.$P57]*(1-[.$P57])*[.Q57])" office:value-type="float" office:value="0.00564772795935837" calcext:value-type="float">
            <text:p>0.005647728</text:p>
          </table:table-cell>
          <table:table-cell/>
          <table:table-cell office:value-type="float" office:value="0.915533560579953" calcext:value-type="float">
            <text:p>0.9155335606</text:p>
          </table:table-cell>
          <table:table-cell/>
          <table:table-cell office:value-type="float" office:value="0.00238402916822474" calcext:value-type="float">
            <text:p>0.0023840292</text:p>
          </table:table-cell>
          <table:table-cell table:number-columns-repeated="6"/>
          <table:table-cell table:formula="of:=RAND()" office:value-type="float" office:value="0.110654410936769" calcext:value-type="float">
            <text:p>0.1106544109</text:p>
          </table:table-cell>
          <table:table-cell table:formula="of:=RAND()" office:value-type="float" office:value="0.684204906255077" calcext:value-type="float">
            <text:p>0.6842049063</text:p>
          </table:table-cell>
          <table:table-cell table:formula="of:=RAND()" office:value-type="float" office:value="0.135795373919308" calcext:value-type="float">
            <text:p>0.1357953739</text:p>
          </table:table-cell>
          <table:table-cell table:formula="of:=[.P56]+0.05" office:value-type="float" office:value="0.95" calcext:value-type="float">
            <text:p>0.95</text:p>
          </table:table-cell>
          <table:table-cell table:formula="of:=[.M57]/SUM([.$M57:.$O57])" office:value-type="float" office:value="0.118899535986493" calcext:value-type="float">
            <text:p>0.118899536</text:p>
          </table:table-cell>
          <table:table-cell table:formula="of:=[.N57]/SUM([.$M57:.$O57])" office:value-type="float" office:value="0.735186651708779" calcext:value-type="float">
            <text:p>0.7351866517</text:p>
          </table:table-cell>
          <table:table-cell table:formula="of:=[.O57]/SUM([.$M57:.$O57])" office:value-type="float" office:value="0.145913812304728" calcext:value-type="float">
            <text:p>0.1459138123</text:p>
          </table:table-cell>
        </table:table-row>
        <table:table-row table:style-name="ro1">
          <table:table-cell table:formula="of:=1-SUM([.B58:.L58])" office:value-type="float" office:value="0.0339775514113614" calcext:value-type="float">
            <text:p>0.0339775514</text:p>
          </table:table-cell>
          <table:table-cell table:formula="of:=IF(MOD(ROW(); 3)=MOD(COLUMN();3); [.$P58]*[.$P58] + [.$P58]*(1-[.$P58])*[.Q58]; [.$P58]*(1-[.$P58])*[.Q58])" office:value-type="float" office:value="0.00464270456540148" calcext:value-type="float">
            <text:p>0.0046427046</text:p>
          </table:table-cell>
          <table:table-cell/>
          <table:table-cell office:value-type="float" office:value="0.0244917865070567" calcext:value-type="float">
            <text:p>0.0244917865</text:p>
          </table:table-cell>
          <table:table-cell/>
          <table:table-cell office:value-type="float" office:value="0.93688795751618" calcext:value-type="float">
            <text:p>0.9368879575</text:p>
          </table:table-cell>
          <table:table-cell table:number-columns-repeated="6"/>
          <table:table-cell table:formula="of:=RAND()" office:value-type="float" office:value="0.0844351112050824" calcext:value-type="float">
            <text:p>0.0844351112</text:p>
          </table:table-cell>
          <table:table-cell table:formula="of:=RAND()" office:value-type="float" office:value="0.177105982056597" calcext:value-type="float">
            <text:p>0.1771059821</text:p>
          </table:table-cell>
          <table:table-cell table:formula="of:=RAND()" office:value-type="float" office:value="0.602323433490643" calcext:value-type="float">
            <text:p>0.6023234335</text:p>
          </table:table-cell>
          <table:table-cell table:formula="of:=[.P57]" office:value-type="float" office:value="0.95" calcext:value-type="float">
            <text:p>0.95</text:p>
          </table:table-cell>
          <table:table-cell table:formula="of:=[.M58]/SUM([.$M58:.$O58])" office:value-type="float" office:value="0.0977411487452948" calcext:value-type="float">
            <text:p>0.0977411487</text:p>
          </table:table-cell>
          <table:table-cell table:formula="of:=[.N58]/SUM([.$M58:.$O58])" office:value-type="float" office:value="0.205015921561709" calcext:value-type="float">
            <text:p>0.2050159216</text:p>
          </table:table-cell>
          <table:table-cell table:formula="of:=[.O58]/SUM([.$M58:.$O58])" office:value-type="float" office:value="0.697242929692996" calcext:value-type="float">
            <text:p>0.6972429297</text:p>
          </table:table-cell>
        </table:table-row>
        <table:table-row table:style-name="ro1">
          <table:table-cell table:formula="of:=1-SUM([.B59:.L59])" office:value-type="float" office:value="0.0205615874659042" calcext:value-type="float">
            <text:p>0.0205615875</text:p>
          </table:table-cell>
          <table:table-cell table:formula="of:=IF(MOD(ROW(); 3)=MOD(COLUMN();3); [.$P59]*[.$P59] + [.$P59]*(1-[.$P59])*[.Q59]; [.$P59]*(1-[.$P59])*[.Q59])" office:value-type="float" office:value="0.934868276861869" calcext:value-type="float">
            <text:p>0.9348682769</text:p>
          </table:table-cell>
          <table:table-cell/>
          <table:table-cell office:value-type="float" office:value="0.0216180093015909" calcext:value-type="float">
            <text:p>0.0216180093</text:p>
          </table:table-cell>
          <table:table-cell/>
          <table:table-cell office:value-type="float" office:value="0.0229521263706363" calcext:value-type="float">
            <text:p>0.0229521264</text:p>
          </table:table-cell>
          <table:table-cell table:number-columns-repeated="6"/>
          <table:table-cell table:formula="of:=RAND()" office:value-type="float" office:value="0.914750883093529" calcext:value-type="float">
            <text:p>0.9147508831</text:p>
          </table:table-cell>
          <table:table-cell table:formula="of:=RAND()" office:value-type="float" office:value="0.346220473205316" calcext:value-type="float">
            <text:p>0.3462204732</text:p>
          </table:table-cell>
          <table:table-cell table:formula="of:=RAND()" office:value-type="float" office:value="0.0814129520277433" calcext:value-type="float">
            <text:p>0.081412952</text:p>
          </table:table-cell>
          <table:table-cell table:formula="of:=[.P57]" office:value-type="float" office:value="0.95" calcext:value-type="float">
            <text:p>0.95</text:p>
          </table:table-cell>
          <table:table-cell table:formula="of:=[.M59]/SUM([.$M59:.$O59])" office:value-type="float" office:value="0.681437407618281" calcext:value-type="float">
            <text:p>0.6814374076</text:p>
          </table:table-cell>
          <table:table-cell table:formula="of:=[.N59]/SUM([.$M59:.$O59])" office:value-type="float" office:value="0.257914571153557" calcext:value-type="float">
            <text:p>0.2579145712</text:p>
          </table:table-cell>
          <table:table-cell table:formula="of:=[.O59]/SUM([.$M59:.$O59])" office:value-type="float" office:value="0.0606480212281626" calcext:value-type="float">
            <text:p>0.0606480212</text:p>
          </table:table-cell>
        </table:table-row>
        <table:table-row table:style-name="ro1">
          <table:table-cell table:formula="of:=1-SUM([.B60:.L60])" office:value-type="float" office:value="0" calcext:value-type="float">
            <text:p>0</text:p>
          </table:table-cell>
          <table:table-cell table:formula="of:=IF(MOD(ROW(); 3)=MOD(COLUMN();3); [.$P60]*[.$P60] + [.$P60]*(1-[.$P60])*[.Q60]; [.$P60]*(1-[.$P60])*[.Q60]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table:formula="of:=RAND()" office:value-type="float" office:value="0.560307548730107" calcext:value-type="float">
            <text:p>0.5603075487</text:p>
          </table:table-cell>
          <table:table-cell table:formula="of:=RAND()" office:value-type="float" office:value="0.00725836050295716" calcext:value-type="float">
            <text:p>0.0072583605</text:p>
          </table:table-cell>
          <table:table-cell table:formula="of:=RAND()" office:value-type="float" office:value="0.606721441122876" calcext:value-type="float">
            <text:p>0.6067214411</text:p>
          </table:table-cell>
          <table:table-cell table:formula="of:=[.P59]+0.05" office:value-type="float" office:value="1" calcext:value-type="float">
            <text:p>1</text:p>
          </table:table-cell>
          <table:table-cell table:formula="of:=[.M60]/SUM([.$M60:.$O60])" office:value-type="float" office:value="0.477146882796848" calcext:value-type="float">
            <text:p>0.4771468828</text:p>
          </table:table-cell>
          <table:table-cell table:formula="of:=[.N60]/SUM([.$M60:.$O60])" office:value-type="float" office:value="0.00618107697469198" calcext:value-type="float">
            <text:p>0.006181077</text:p>
          </table:table-cell>
          <table:table-cell table:formula="of:=[.O60]/SUM([.$M60:.$O60])" office:value-type="float" office:value="0.51667204022846" calcext:value-type="float">
            <text:p>0.5166720402</text:p>
          </table:table-cell>
        </table:table-row>
        <table:table-row table:style-name="ro1">
          <table:table-cell table:formula="of:=1-SUM([.B61:.L61])" office:value-type="float" office:value="0" calcext:value-type="float">
            <text:p>0</text:p>
          </table:table-cell>
          <table:table-cell table:formula="of:=IF(MOD(ROW(); 3)=MOD(COLUMN();3); [.$P61]*[.$P61] + [.$P61]*(1-[.$P61])*[.Q61]; [.$P61]*(1-[.$P61])*[.Q61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RAND()" office:value-type="float" office:value="0.441311948069767" calcext:value-type="float">
            <text:p>0.4413119481</text:p>
          </table:table-cell>
          <table:table-cell table:formula="of:=RAND()" office:value-type="float" office:value="0.446926003756458" calcext:value-type="float">
            <text:p>0.4469260038</text:p>
          </table:table-cell>
          <table:table-cell table:formula="of:=RAND()" office:value-type="float" office:value="0.0627085735295873" calcext:value-type="float">
            <text:p>0.0627085735</text:p>
          </table:table-cell>
          <table:table-cell table:formula="of:=[.P60]" office:value-type="float" office:value="1" calcext:value-type="float">
            <text:p>1</text:p>
          </table:table-cell>
          <table:table-cell table:formula="of:=[.M61]/SUM([.$M61:.$O61])" office:value-type="float" office:value="0.464076513560679" calcext:value-type="float">
            <text:p>0.4640765136</text:p>
          </table:table-cell>
          <table:table-cell table:formula="of:=[.N61]/SUM([.$M61:.$O61])" office:value-type="float" office:value="0.469980163804935" calcext:value-type="float">
            <text:p>0.4699801638</text:p>
          </table:table-cell>
          <table:table-cell table:formula="of:=[.O61]/SUM([.$M61:.$O61])" office:value-type="float" office:value="0.0659433226343866" calcext:value-type="float">
            <text:p>0.0659433226</text:p>
          </table:table-cell>
        </table:table-row>
        <table:table-row table:style-name="ro1">
          <table:table-cell table:formula="of:=1-SUM([.B62:.L62])" office:value-type="float" office:value="0" calcext:value-type="float">
            <text:p>0</text:p>
          </table:table-cell>
          <table:table-cell table:formula="of:=IF(MOD(ROW(); 3)=MOD(COLUMN();3); [.$P62]*[.$P62] + [.$P62]*(1-[.$P62])*[.Q62]; [.$P62]*(1-[.$P62])*[.Q62]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table:formula="of:=RAND()" office:value-type="float" office:value="0.641871191441156" calcext:value-type="float">
            <text:p>0.6418711914</text:p>
          </table:table-cell>
          <table:table-cell table:formula="of:=RAND()" office:value-type="float" office:value="0.592985928287893" calcext:value-type="float">
            <text:p>0.5929859283</text:p>
          </table:table-cell>
          <table:table-cell table:formula="of:=RAND()" office:value-type="float" office:value="0.874958889356697" calcext:value-type="float">
            <text:p>0.8749588894</text:p>
          </table:table-cell>
          <table:table-cell table:formula="of:=[.P60]" office:value-type="float" office:value="1" calcext:value-type="float">
            <text:p>1</text:p>
          </table:table-cell>
          <table:table-cell table:formula="of:=[.M62]/SUM([.$M62:.$O62])" office:value-type="float" office:value="0.304230884909865" calcext:value-type="float">
            <text:p>0.3042308849</text:p>
          </table:table-cell>
          <table:table-cell table:formula="of:=[.N62]/SUM([.$M62:.$O62])" office:value-type="float" office:value="0.281060493300956" calcext:value-type="float">
            <text:p>0.2810604933</text:p>
          </table:table-cell>
          <table:table-cell table:formula="of:=[.O62]/SUM([.$M62:.$O62])" office:value-type="float" office:value="0.414708621789179" calcext:value-type="float">
            <text:p>0.4147086218</text:p>
          </table:table-cell>
        </table:table-row>
        <table:table-row table:style-name="ro1">
          <table:table-cell/>
          <table:table-cell table:formula="of:=1-SUM([.C63:.L63])" office:value-type="float" office:value="1" calcext:value-type="float">
            <text:p>1</text:p>
          </table:table-cell>
          <table:table-cell table:formula="of:=IF(MOD(ROW(); 2)=MOD(COLUMN();2); [.$P63]*[.$P63] + [.$P63]*(1-[.$P63])*[.Q63]; [.$P63]*(1-[.$P63])*[.Q63])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table:formula="of:=RAND()" office:value-type="float" office:value="0.893585899737004" calcext:value-type="float">
            <text:p>0.8935858997</text:p>
          </table:table-cell>
          <table:table-cell table:formula="of:=RAND()" office:value-type="float" office:value="0.910395457828802" calcext:value-type="float">
            <text:p>0.9103954578</text:p>
          </table:table-cell>
          <table:table-cell table:number-columns-repeated="2"/>
          <table:table-cell table:formula="of:=[.M63]/SUM([.$M63:.$N63])" office:value-type="float" office:value="0.495340983424995" calcext:value-type="float">
            <text:p>0.4953409834</text:p>
          </table:table-cell>
          <table:table-cell table:formula="of:=[.N63]/SUM([.$M63:.$N63])" office:value-type="float" office:value="0.504659016575005" calcext:value-type="float">
            <text:p>0.5046590166</text:p>
          </table:table-cell>
          <table:table-cell/>
        </table:table-row>
        <table:table-row table:style-name="ro1">
          <table:table-cell/>
          <table:table-cell table:formula="of:=1-SUM([.C64:.L64])" office:value-type="float" office:value="0.923792085462968" calcext:value-type="float">
            <text:p>0.9237920855</text:p>
          </table:table-cell>
          <table:table-cell table:formula="of:=IF(MOD(ROW(); 2)=MOD(COLUMN();2); [.$P64]*[.$P64] + [.$P64]*(1-[.$P64])*[.Q64]; [.$P64]*(1-[.$P64])*[.Q64])" office:value-type="float" office:value="0.0313343254821732" calcext:value-type="float">
            <text:p>0.0313343255</text:p>
          </table:table-cell>
          <table:table-cell table:number-columns-repeated="3"/>
          <table:table-cell office:value-type="float" office:value="0.044873589054859" calcext:value-type="float">
            <text:p>0.0448735891</text:p>
          </table:table-cell>
          <table:table-cell table:number-columns-repeated="5"/>
          <table:table-cell table:formula="of:=RAND()" office:value-type="float" office:value="0.649915729559035" calcext:value-type="float">
            <text:p>0.6499157296</text:p>
          </table:table-cell>
          <table:table-cell table:formula="of:=RAND()" office:value-type="float" office:value="0.33529766434719" calcext:value-type="float">
            <text:p>0.3352976643</text:p>
          </table:table-cell>
          <table:table-cell/>
          <table:table-cell table:formula="of:=[.P63]+0.05" office:value-type="float" office:value="0.05" calcext:value-type="float">
            <text:p>0.05</text:p>
          </table:table-cell>
          <table:table-cell table:formula="of:=[.M64]/SUM([.$M64:.$N64])" office:value-type="float" office:value="0.659670010151015" calcext:value-type="float">
            <text:p>0.6596700102</text:p>
          </table:table-cell>
          <table:table-cell table:formula="of:=[.N64]/SUM([.$M64:.$N64])" office:value-type="float" office:value="0.340329989848985" calcext:value-type="float">
            <text:p>0.3403299898</text:p>
          </table:table-cell>
          <table:table-cell/>
        </table:table-row>
        <table:table-row table:style-name="ro1">
          <table:table-cell/>
          <table:table-cell table:formula="of:=1-SUM([.C65:.L65])" office:value-type="float" office:value="0.951200028023727" calcext:value-type="float">
            <text:p>0.951200028</text:p>
          </table:table-cell>
          <table:table-cell table:formula="of:=IF(MOD(ROW(); 2)=MOD(COLUMN();2); [.$P65]*[.$P65] + [.$P65]*(1-[.$P65])*[.Q65]; [.$P65]*(1-[.$P65])*[.Q65])" office:value-type="float" office:value="0.0295041256186502" calcext:value-type="float">
            <text:p>0.0295041256</text:p>
          </table:table-cell>
          <table:table-cell table:number-columns-repeated="3"/>
          <table:table-cell office:value-type="float" office:value="0.0192958463576225" calcext:value-type="float">
            <text:p>0.0192958464</text:p>
          </table:table-cell>
          <table:table-cell table:number-columns-repeated="5"/>
          <table:table-cell table:formula="of:=RAND()" office:value-type="float" office:value="0.461390077234478" calcext:value-type="float">
            <text:p>0.4613900772</text:p>
          </table:table-cell>
          <table:table-cell table:formula="of:=RAND()" office:value-type="float" office:value="0.350190678170599" calcext:value-type="float">
            <text:p>0.3501906782</text:p>
          </table:table-cell>
          <table:table-cell/>
          <table:table-cell table:formula="of:=[.P64]" office:value-type="float" office:value="0.05" calcext:value-type="float">
            <text:p>0.05</text:p>
          </table:table-cell>
          <table:table-cell table:formula="of:=[.M65]/SUM([.$M65:.$N65])" office:value-type="float" office:value="0.568507907761056" calcext:value-type="float">
            <text:p>0.5685079078</text:p>
          </table:table-cell>
          <table:table-cell table:formula="of:=[.N65]/SUM([.$M65:.$N65])" office:value-type="float" office:value="0.431492092238944" calcext:value-type="float">
            <text:p>0.4314920922</text:p>
          </table:table-cell>
          <table:table-cell/>
        </table:table-row>
        <table:table-row table:style-name="ro1">
          <table:table-cell/>
          <table:table-cell table:formula="of:=1-SUM([.C66:.L66])" office:value-type="float" office:value="0.907362118335383" calcext:value-type="float">
            <text:p>0.9073621183</text:p>
          </table:table-cell>
          <table:table-cell table:formula="of:=IF(MOD(ROW(); 2)=MOD(COLUMN();2); [.$P66]*[.$P66] + [.$P66]*(1-[.$P66])*[.Q66]; [.$P66]*(1-[.$P66])*[.Q66])" office:value-type="float" office:value="0.0466146298041125" calcext:value-type="float">
            <text:p>0.0466146298</text:p>
          </table:table-cell>
          <table:table-cell table:number-columns-repeated="3"/>
          <table:table-cell office:value-type="float" office:value="0.0460232518605044" calcext:value-type="float">
            <text:p>0.0460232519</text:p>
          </table:table-cell>
          <table:table-cell table:number-columns-repeated="5"/>
          <table:table-cell table:formula="of:=RAND()" office:value-type="float" office:value="0.529811790515292" calcext:value-type="float">
            <text:p>0.5298117905</text:p>
          </table:table-cell>
          <table:table-cell table:formula="of:=RAND()" office:value-type="float" office:value="0.493108724927042" calcext:value-type="float">
            <text:p>0.4931087249</text:p>
          </table:table-cell>
          <table:table-cell/>
          <table:table-cell table:formula="of:=[.P65]+0.05" office:value-type="float" office:value="0.1" calcext:value-type="float">
            <text:p>0.1</text:p>
          </table:table-cell>
          <table:table-cell table:formula="of:=[.M66]/SUM([.$M66:.$N66])" office:value-type="float" office:value="0.517940331156805" calcext:value-type="float">
            <text:p>0.5179403312</text:p>
          </table:table-cell>
          <table:table-cell table:formula="of:=[.N66]/SUM([.$M66:.$N66])" office:value-type="float" office:value="0.482059668843195" calcext:value-type="float">
            <text:p>0.4820596688</text:p>
          </table:table-cell>
          <table:table-cell/>
        </table:table-row>
        <table:table-row table:style-name="ro1">
          <table:table-cell/>
          <table:table-cell table:formula="of:=1-SUM([.C67:.L67])" office:value-type="float" office:value="0.918410648524796" calcext:value-type="float">
            <text:p>0.9184106485</text:p>
          </table:table-cell>
          <table:table-cell table:formula="of:=IF(MOD(ROW(); 2)=MOD(COLUMN();2); [.$P67]*[.$P67] + [.$P67]*(1-[.$P67])*[.Q67]; [.$P67]*(1-[.$P67])*[.Q67])" office:value-type="float" office:value="0.031260157674529" calcext:value-type="float">
            <text:p>0.0312601577</text:p>
          </table:table-cell>
          <table:table-cell table:number-columns-repeated="3"/>
          <table:table-cell office:value-type="float" office:value="0.0503291938006745" calcext:value-type="float">
            <text:p>0.0503291938</text:p>
          </table:table-cell>
          <table:table-cell table:number-columns-repeated="5"/>
          <table:table-cell table:formula="of:=RAND()" office:value-type="float" office:value="0.144195885406838" calcext:value-type="float">
            <text:p>0.1441958854</text:p>
          </table:table-cell>
          <table:table-cell table:formula="of:=RAND()" office:value-type="float" office:value="0.466224313976887" calcext:value-type="float">
            <text:p>0.466224314</text:p>
          </table:table-cell>
          <table:table-cell/>
          <table:table-cell table:formula="of:=[.P66]" office:value-type="float" office:value="0.1" calcext:value-type="float">
            <text:p>0.1</text:p>
          </table:table-cell>
          <table:table-cell table:formula="of:=[.M67]/SUM([.$M67:.$N67])" office:value-type="float" office:value="0.236223974161434" calcext:value-type="float">
            <text:p>0.2362239742</text:p>
          </table:table-cell>
          <table:table-cell table:formula="of:=[.N67]/SUM([.$M67:.$N67])" office:value-type="float" office:value="0.763776025838566" calcext:value-type="float">
            <text:p>0.7637760258</text:p>
          </table:table-cell>
          <table:table-cell/>
        </table:table-row>
        <table:table-row table:style-name="ro1">
          <table:table-cell/>
          <table:table-cell table:formula="of:=1-SUM([.C68:.L68])" office:value-type="float" office:value="0.804372800773692" calcext:value-type="float">
            <text:p>0.8043728008</text:p>
          </table:table-cell>
          <table:table-cell table:formula="of:=IF(MOD(ROW(); 2)=MOD(COLUMN();2); [.$P68]*[.$P68] + [.$P68]*(1-[.$P68])*[.Q68]; [.$P68]*(1-[.$P68])*[.Q68])" office:value-type="float" office:value="0.0920888187985083" calcext:value-type="float">
            <text:p>0.0920888188</text:p>
          </table:table-cell>
          <table:table-cell table:number-columns-repeated="3"/>
          <table:table-cell office:value-type="float" office:value="0.1035383804278" calcext:value-type="float">
            <text:p>0.1035383804</text:p>
          </table:table-cell>
          <table:table-cell table:number-columns-repeated="5"/>
          <table:table-cell table:formula="of:=RAND()" office:value-type="float" office:value="0.652664114721503" calcext:value-type="float">
            <text:p>0.6526641147</text:p>
          </table:table-cell>
          <table:table-cell table:formula="of:=RAND()" office:value-type="float" office:value="0.250970829375963" calcext:value-type="float">
            <text:p>0.2509708294</text:p>
          </table:table-cell>
          <table:table-cell/>
          <table:table-cell table:formula="of:=[.P67]+0.05" office:value-type="float" office:value="0.15" calcext:value-type="float">
            <text:p>0.15</text:p>
          </table:table-cell>
          <table:table-cell table:formula="of:=[.M68]/SUM([.$M68:.$N68])" office:value-type="float" office:value="0.722265245478496" calcext:value-type="float">
            <text:p>0.7222652455</text:p>
          </table:table-cell>
          <table:table-cell table:formula="of:=[.N68]/SUM([.$M68:.$N68])" office:value-type="float" office:value="0.277734754521504" calcext:value-type="float">
            <text:p>0.2777347545</text:p>
          </table:table-cell>
          <table:table-cell/>
        </table:table-row>
        <table:table-row table:style-name="ro1">
          <table:table-cell/>
          <table:table-cell table:formula="of:=1-SUM([.C69:.L69])" office:value-type="float" office:value="0.883365625467197" calcext:value-type="float">
            <text:p>0.8833656255</text:p>
          </table:table-cell>
          <table:table-cell table:formula="of:=IF(MOD(ROW(); 2)=MOD(COLUMN();2); [.$P69]*[.$P69] + [.$P69]*(1-[.$P69])*[.Q69]; [.$P69]*(1-[.$P69])*[.Q69])" office:value-type="float" office:value="0.0924557599457897" calcext:value-type="float">
            <text:p>0.0924557599</text:p>
          </table:table-cell>
          <table:table-cell table:number-columns-repeated="3"/>
          <table:table-cell office:value-type="float" office:value="0.0241786145870135" calcext:value-type="float">
            <text:p>0.0241786146</text:p>
          </table:table-cell>
          <table:table-cell table:number-columns-repeated="5"/>
          <table:table-cell table:formula="of:=RAND()" office:value-type="float" office:value="0.698914830556461" calcext:value-type="float">
            <text:p>0.6989148306</text:p>
          </table:table-cell>
          <table:table-cell table:formula="of:=RAND()" office:value-type="float" office:value="0.574913671413975" calcext:value-type="float">
            <text:p>0.5749136714</text:p>
          </table:table-cell>
          <table:table-cell/>
          <table:table-cell table:formula="of:=[.P68]" office:value-type="float" office:value="0.15" calcext:value-type="float">
            <text:p>0.15</text:p>
          </table:table-cell>
          <table:table-cell table:formula="of:=[.M69]/SUM([.$M69:.$N69])" office:value-type="float" office:value="0.548672627025802" calcext:value-type="float">
            <text:p>0.548672627</text:p>
          </table:table-cell>
          <table:table-cell table:formula="of:=[.N69]/SUM([.$M69:.$N69])" office:value-type="float" office:value="0.451327372974199" calcext:value-type="float">
            <text:p>0.451327373</text:p>
          </table:table-cell>
          <table:table-cell/>
        </table:table-row>
        <table:table-row table:style-name="ro1">
          <table:table-cell/>
          <table:table-cell table:formula="of:=1-SUM([.C70:.L70])" office:value-type="float" office:value="0.733382371461945" calcext:value-type="float">
            <text:p>0.7333823715</text:p>
          </table:table-cell>
          <table:table-cell table:formula="of:=IF(MOD(ROW(); 2)=MOD(COLUMN();2); [.$P70]*[.$P70] + [.$P70]*(1-[.$P70])*[.Q70]; [.$P70]*(1-[.$P70])*[.Q70])" office:value-type="float" office:value="0.101118639636165" calcext:value-type="float">
            <text:p>0.1011186396</text:p>
          </table:table-cell>
          <table:table-cell table:number-columns-repeated="3"/>
          <table:table-cell office:value-type="float" office:value="0.165498988901891" calcext:value-type="float">
            <text:p>0.1654989889</text:p>
          </table:table-cell>
          <table:table-cell table:number-columns-repeated="5"/>
          <table:table-cell table:formula="of:=RAND()" office:value-type="float" office:value="0.631819490285809" calcext:value-type="float">
            <text:p>0.6318194903</text:p>
          </table:table-cell>
          <table:table-cell table:formula="of:=RAND()" office:value-type="float" office:value="0.367908342381499" calcext:value-type="float">
            <text:p>0.3679083424</text:p>
          </table:table-cell>
          <table:table-cell/>
          <table:table-cell table:formula="of:=[.P69]+0.05" office:value-type="float" office:value="0.2" calcext:value-type="float">
            <text:p>0.2</text:p>
          </table:table-cell>
          <table:table-cell table:formula="of:=[.M70]/SUM([.$M70:.$N70])" office:value-type="float" office:value="0.631991497726029" calcext:value-type="float">
            <text:p>0.6319914977</text:p>
          </table:table-cell>
          <table:table-cell table:formula="of:=[.N70]/SUM([.$M70:.$N70])" office:value-type="float" office:value="0.368008502273971" calcext:value-type="float">
            <text:p>0.3680085023</text:p>
          </table:table-cell>
          <table:table-cell/>
        </table:table-row>
        <table:table-row table:style-name="ro1">
          <table:table-cell/>
          <table:table-cell table:formula="of:=1-SUM([.C71:.L71])" office:value-type="float" office:value="0.8365988774567" calcext:value-type="float">
            <text:p>0.8365988775</text:p>
          </table:table-cell>
          <table:table-cell table:formula="of:=IF(MOD(ROW(); 2)=MOD(COLUMN();2); [.$P71]*[.$P71] + [.$P71]*(1-[.$P71])*[.Q71]; [.$P71]*(1-[.$P71])*[.Q71])" office:value-type="float" office:value="0.0990908766007313" calcext:value-type="float">
            <text:p>0.0990908766</text:p>
          </table:table-cell>
          <table:table-cell table:number-columns-repeated="3"/>
          <table:table-cell office:value-type="float" office:value="0.0643102459425685" calcext:value-type="float">
            <text:p>0.0643102459</text:p>
          </table:table-cell>
          <table:table-cell table:number-columns-repeated="5"/>
          <table:table-cell table:formula="of:=RAND()" office:value-type="float" office:value="0.206124282644781" calcext:value-type="float">
            <text:p>0.2061242826</text:p>
          </table:table-cell>
          <table:table-cell table:formula="of:=RAND()" office:value-type="float" office:value="0.351997158775108" calcext:value-type="float">
            <text:p>0.3519971588</text:p>
          </table:table-cell>
          <table:table-cell/>
          <table:table-cell table:formula="of:=[.P70]" office:value-type="float" office:value="0.2" calcext:value-type="float">
            <text:p>0.2</text:p>
          </table:table-cell>
          <table:table-cell table:formula="of:=[.M71]/SUM([.$M71:.$N71])" office:value-type="float" office:value="0.369317978754571" calcext:value-type="float">
            <text:p>0.3693179788</text:p>
          </table:table-cell>
          <table:table-cell table:formula="of:=[.N71]/SUM([.$M71:.$N71])" office:value-type="float" office:value="0.630682021245429" calcext:value-type="float">
            <text:p>0.6306820212</text:p>
          </table:table-cell>
          <table:table-cell/>
        </table:table-row>
        <table:table-row table:style-name="ro1">
          <table:table-cell/>
          <table:table-cell table:formula="of:=1-SUM([.C72:.L72])" office:value-type="float" office:value="0.720882547970968" calcext:value-type="float">
            <text:p>0.720882548</text:p>
          </table:table-cell>
          <table:table-cell table:formula="of:=IF(MOD(ROW(); 2)=MOD(COLUMN();2); [.$P72]*[.$P72] + [.$P72]*(1-[.$P72])*[.Q72]; [.$P72]*(1-[.$P72])*[.Q72])" office:value-type="float" office:value="0.070949579826198" calcext:value-type="float">
            <text:p>0.0709495798</text:p>
          </table:table-cell>
          <table:table-cell table:number-columns-repeated="3"/>
          <table:table-cell office:value-type="float" office:value="0.208167872202834" calcext:value-type="float">
            <text:p>0.2081678722</text:p>
          </table:table-cell>
          <table:table-cell table:number-columns-repeated="5"/>
          <table:table-cell table:formula="of:=RAND()" office:value-type="float" office:value="0.377700612225283" calcext:value-type="float">
            <text:p>0.3777006122</text:p>
          </table:table-cell>
          <table:table-cell table:formula="of:=RAND()" office:value-type="float" office:value="0.620457022615154" calcext:value-type="float">
            <text:p>0.6204570226</text:p>
          </table:table-cell>
          <table:table-cell/>
          <table:table-cell table:formula="of:=[.P71]+0.05" office:value-type="float" office:value="0.25" calcext:value-type="float">
            <text:p>0.25</text:p>
          </table:table-cell>
          <table:table-cell table:formula="of:=[.M72]/SUM([.$M72:.$N72])" office:value-type="float" office:value="0.378397759073056" calcext:value-type="float">
            <text:p>0.3783977591</text:p>
          </table:table-cell>
          <table:table-cell table:formula="of:=[.N72]/SUM([.$M72:.$N72])" office:value-type="float" office:value="0.621602240926944" calcext:value-type="float">
            <text:p>0.6216022409</text:p>
          </table:table-cell>
          <table:table-cell/>
        </table:table-row>
        <table:table-row table:style-name="ro1">
          <table:table-cell/>
          <table:table-cell table:formula="of:=1-SUM([.C73:.L73])" office:value-type="float" office:value="0.740593886170323" calcext:value-type="float">
            <text:p>0.7405938862</text:p>
          </table:table-cell>
          <table:table-cell table:formula="of:=IF(MOD(ROW(); 2)=MOD(COLUMN();2); [.$P73]*[.$P73] + [.$P73]*(1-[.$P73])*[.Q73]; [.$P73]*(1-[.$P73])*[.Q73])" office:value-type="float" office:value="0.175777078550305" calcext:value-type="float">
            <text:p>0.1757770786</text:p>
          </table:table-cell>
          <table:table-cell table:number-columns-repeated="3"/>
          <table:table-cell office:value-type="float" office:value="0.0836290352793722" calcext:value-type="float">
            <text:p>0.0836290353</text:p>
          </table:table-cell>
          <table:table-cell table:number-columns-repeated="5"/>
          <table:table-cell table:formula="of:=RAND()" office:value-type="float" office:value="0.0429768775944249" calcext:value-type="float">
            <text:p>0.0429768776</text:p>
          </table:table-cell>
          <table:table-cell table:formula="of:=RAND()" office:value-type="float" office:value="0.0281598841589793" calcext:value-type="float">
            <text:p>0.0281598842</text:p>
          </table:table-cell>
          <table:table-cell/>
          <table:table-cell table:formula="of:=[.P72]" office:value-type="float" office:value="0.25" calcext:value-type="float">
            <text:p>0.25</text:p>
          </table:table-cell>
          <table:table-cell table:formula="of:=[.M73]/SUM([.$M73:.$N73])" office:value-type="float" office:value="0.604144418934958" calcext:value-type="float">
            <text:p>0.6041444189</text:p>
          </table:table-cell>
          <table:table-cell table:formula="of:=[.N73]/SUM([.$M73:.$N73])" office:value-type="float" office:value="0.395855581065042" calcext:value-type="float">
            <text:p>0.3958555811</text:p>
          </table:table-cell>
          <table:table-cell/>
        </table:table-row>
        <table:table-row table:style-name="ro1">
          <table:table-cell/>
          <table:table-cell table:formula="of:=1-SUM([.C74:.L74])" office:value-type="float" office:value="0.817069289047407" calcext:value-type="float">
            <text:p>0.817069289</text:p>
          </table:table-cell>
          <table:table-cell table:formula="of:=IF(MOD(ROW(); 2)=MOD(COLUMN();2); [.$P74]*[.$P74] + [.$P74]*(1-[.$P74])*[.Q74]; [.$P74]*(1-[.$P74])*[.Q74])" office:value-type="float" office:value="0.0640725443465508" calcext:value-type="float">
            <text:p>0.0640725443</text:p>
          </table:table-cell>
          <table:table-cell table:number-columns-repeated="3"/>
          <table:table-cell office:value-type="float" office:value="0.118858166606042" calcext:value-type="float">
            <text:p>0.1188581666</text:p>
          </table:table-cell>
          <table:table-cell table:number-columns-repeated="5"/>
          <table:table-cell table:formula="of:=RAND()" office:value-type="float" office:value="0.372064397107876" calcext:value-type="float">
            <text:p>0.3720643971</text:p>
          </table:table-cell>
          <table:table-cell table:formula="of:=RAND()" office:value-type="float" office:value="0.847389648138888" calcext:value-type="float">
            <text:p>0.8473896481</text:p>
          </table:table-cell>
          <table:table-cell/>
          <table:table-cell table:formula="of:=[.P73]+0.05" office:value-type="float" office:value="0.3" calcext:value-type="float">
            <text:p>0.3</text:p>
          </table:table-cell>
          <table:table-cell table:formula="of:=[.M74]/SUM([.$M74:.$N74])" office:value-type="float" office:value="0.305107354031194" calcext:value-type="float">
            <text:p>0.305107354</text:p>
          </table:table-cell>
          <table:table-cell table:formula="of:=[.N74]/SUM([.$M74:.$N74])" office:value-type="float" office:value="0.694892645968806" calcext:value-type="float">
            <text:p>0.694892646</text:p>
          </table:table-cell>
          <table:table-cell/>
        </table:table-row>
        <table:table-row table:style-name="ro1">
          <table:table-cell/>
          <table:table-cell table:formula="of:=1-SUM([.C75:.L75])" office:value-type="float" office:value="0.623422503651786" calcext:value-type="float">
            <text:p>0.6234225037</text:p>
          </table:table-cell>
          <table:table-cell table:formula="of:=IF(MOD(ROW(); 2)=MOD(COLUMN();2); [.$P75]*[.$P75] + [.$P75]*(1-[.$P75])*[.Q75]; [.$P75]*(1-[.$P75])*[.Q75])" office:value-type="float" office:value="0.208962337776444" calcext:value-type="float">
            <text:p>0.2089623378</text:p>
          </table:table-cell>
          <table:table-cell table:number-columns-repeated="3"/>
          <table:table-cell office:value-type="float" office:value="0.16761515857177" calcext:value-type="float">
            <text:p>0.1676151586</text:p>
          </table:table-cell>
          <table:table-cell table:number-columns-repeated="5"/>
          <table:table-cell table:formula="of:=RAND()" office:value-type="float" office:value="0.0512252603505681" calcext:value-type="float">
            <text:p>0.0512252604</text:p>
          </table:table-cell>
          <table:table-cell table:formula="of:=RAND()" office:value-type="float" office:value="0.0392008768176053" calcext:value-type="float">
            <text:p>0.0392008768</text:p>
          </table:table-cell>
          <table:table-cell/>
          <table:table-cell table:formula="of:=[.P74]" office:value-type="float" office:value="0.3" calcext:value-type="float">
            <text:p>0.3</text:p>
          </table:table-cell>
          <table:table-cell table:formula="of:=[.M75]/SUM([.$M75:.$N75])" office:value-type="float" office:value="0.566487322744972" calcext:value-type="float">
            <text:p>0.5664873227</text:p>
          </table:table-cell>
          <table:table-cell table:formula="of:=[.N75]/SUM([.$M75:.$N75])" office:value-type="float" office:value="0.433512677255028" calcext:value-type="float">
            <text:p>0.4335126773</text:p>
          </table:table-cell>
          <table:table-cell/>
        </table:table-row>
        <table:table-row table:style-name="ro1">
          <table:table-cell/>
          <table:table-cell table:formula="of:=1-SUM([.C76:.L76])" office:value-type="float" office:value="0.639901684988984" calcext:value-type="float">
            <text:p>0.639901685</text:p>
          </table:table-cell>
          <table:table-cell table:formula="of:=IF(MOD(ROW(); 2)=MOD(COLUMN();2); [.$P76]*[.$P76] + [.$P76]*(1-[.$P76])*[.Q76]; [.$P76]*(1-[.$P76])*[.Q76])" office:value-type="float" office:value="0.0952775312743816" calcext:value-type="float">
            <text:p>0.0952775313</text:p>
          </table:table-cell>
          <table:table-cell table:number-columns-repeated="3"/>
          <table:table-cell office:value-type="float" office:value="0.264820783736634" calcext:value-type="float">
            <text:p>0.2648207837</text:p>
          </table:table-cell>
          <table:table-cell table:number-columns-repeated="5"/>
          <table:table-cell table:formula="of:=RAND()" office:value-type="float" office:value="0.385224248258521" calcext:value-type="float">
            <text:p>0.3852242483</text:p>
          </table:table-cell>
          <table:table-cell table:formula="of:=RAND()" office:value-type="float" office:value="0.534599295725116" calcext:value-type="float">
            <text:p>0.5345992957</text:p>
          </table:table-cell>
          <table:table-cell/>
          <table:table-cell table:formula="of:=[.P75]+0.05" office:value-type="float" office:value="0.35" calcext:value-type="float">
            <text:p>0.35</text:p>
          </table:table-cell>
          <table:table-cell table:formula="of:=[.M76]/SUM([.$M76:.$N76])" office:value-type="float" office:value="0.418802335272007" calcext:value-type="float">
            <text:p>0.4188023353</text:p>
          </table:table-cell>
          <table:table-cell table:formula="of:=[.N76]/SUM([.$M76:.$N76])" office:value-type="float" office:value="0.581197664727993" calcext:value-type="float">
            <text:p>0.5811976647</text:p>
          </table:table-cell>
          <table:table-cell/>
        </table:table-row>
        <table:table-row table:style-name="ro1">
          <table:table-cell/>
          <table:table-cell table:formula="of:=1-SUM([.C77:.L77])" office:value-type="float" office:value="0.680756135804176" calcext:value-type="float">
            <text:p>0.6807561358</text:p>
          </table:table-cell>
          <table:table-cell table:formula="of:=IF(MOD(ROW(); 2)=MOD(COLUMN();2); [.$P77]*[.$P77] + [.$P77]*(1-[.$P77])*[.Q77]; [.$P77]*(1-[.$P77])*[.Q77])" office:value-type="float" office:value="0.199612982604027" calcext:value-type="float">
            <text:p>0.1996129826</text:p>
          </table:table-cell>
          <table:table-cell table:number-columns-repeated="3"/>
          <table:table-cell office:value-type="float" office:value="0.119630881591798" calcext:value-type="float">
            <text:p>0.1196308816</text:p>
          </table:table-cell>
          <table:table-cell table:number-columns-repeated="5"/>
          <table:table-cell table:formula="of:=RAND()" office:value-type="float" office:value="0.1219153618522" calcext:value-type="float">
            <text:p>0.1219153619</text:p>
          </table:table-cell>
          <table:table-cell table:formula="of:=RAND()" office:value-type="float" office:value="0.237761360338637" calcext:value-type="float">
            <text:p>0.2377613603</text:p>
          </table:table-cell>
          <table:table-cell/>
          <table:table-cell table:formula="of:=[.P76]" office:value-type="float" office:value="0.35" calcext:value-type="float">
            <text:p>0.35</text:p>
          </table:table-cell>
          <table:table-cell table:formula="of:=[.M77]/SUM([.$M77:.$N77])" office:value-type="float" office:value="0.338958165292426" calcext:value-type="float">
            <text:p>0.3389581653</text:p>
          </table:table-cell>
          <table:table-cell table:formula="of:=[.N77]/SUM([.$M77:.$N77])" office:value-type="float" office:value="0.661041834707574" calcext:value-type="float">
            <text:p>0.6610418347</text:p>
          </table:table-cell>
          <table:table-cell/>
        </table:table-row>
        <table:table-row table:style-name="ro1">
          <table:table-cell/>
          <table:table-cell table:formula="of:=1-SUM([.C78:.L78])" office:value-type="float" office:value="0.520851891076922" calcext:value-type="float">
            <text:p>0.5208518911</text:p>
          </table:table-cell>
          <table:table-cell table:formula="of:=IF(MOD(ROW(); 2)=MOD(COLUMN();2); [.$P78]*[.$P78] + [.$P78]*(1-[.$P78])*[.Q78]; [.$P78]*(1-[.$P78])*[.Q78])" office:value-type="float" office:value="0.110177849797624" calcext:value-type="float">
            <text:p>0.1101778498</text:p>
          </table:table-cell>
          <table:table-cell table:number-columns-repeated="3"/>
          <table:table-cell office:value-type="float" office:value="0.368970259125455" calcext:value-type="float">
            <text:p>0.3689702591</text:p>
          </table:table-cell>
          <table:table-cell table:number-columns-repeated="5"/>
          <table:table-cell table:formula="of:=RAND()" office:value-type="float" office:value="0.739608693241791" calcext:value-type="float">
            <text:p>0.7396086932</text:p>
          </table:table-cell>
          <table:table-cell table:formula="of:=RAND()" office:value-type="float" office:value="0.87147816953576" calcext:value-type="float">
            <text:p>0.8714781695</text:p>
          </table:table-cell>
          <table:table-cell/>
          <table:table-cell table:formula="of:=[.P77]+0.05" office:value-type="float" office:value="0.4" calcext:value-type="float">
            <text:p>0.4</text:p>
          </table:table-cell>
          <table:table-cell table:formula="of:=[.M78]/SUM([.$M78:.$N78])" office:value-type="float" office:value="0.459074374156766" calcext:value-type="float">
            <text:p>0.4590743742</text:p>
          </table:table-cell>
          <table:table-cell table:formula="of:=[.N78]/SUM([.$M78:.$N78])" office:value-type="float" office:value="0.540925625843235" calcext:value-type="float">
            <text:p>0.5409256258</text:p>
          </table:table-cell>
          <table:table-cell/>
        </table:table-row>
        <table:table-row table:style-name="ro1">
          <table:table-cell/>
          <table:table-cell table:formula="of:=1-SUM([.C79:.L79])" office:value-type="float" office:value="0.649781567529769" calcext:value-type="float">
            <text:p>0.6497815675</text:p>
          </table:table-cell>
          <table:table-cell table:formula="of:=IF(MOD(ROW(); 2)=MOD(COLUMN();2); [.$P79]*[.$P79] + [.$P79]*(1-[.$P79])*[.Q79]; [.$P79]*(1-[.$P79])*[.Q79])" office:value-type="float" office:value="0.238540211227214" calcext:value-type="float">
            <text:p>0.2385402112</text:p>
          </table:table-cell>
          <table:table-cell table:number-columns-repeated="3"/>
          <table:table-cell office:value-type="float" office:value="0.111678221243018" calcext:value-type="float">
            <text:p>0.1116782212</text:p>
          </table:table-cell>
          <table:table-cell table:number-columns-repeated="5"/>
          <table:table-cell table:formula="of:=RAND()" office:value-type="float" office:value="0.336714356681008" calcext:value-type="float">
            <text:p>0.3367143567</text:p>
          </table:table-cell>
          <table:table-cell table:formula="of:=RAND()" office:value-type="float" office:value="0.692203752154446" calcext:value-type="float">
            <text:p>0.6922037522</text:p>
          </table:table-cell>
          <table:table-cell/>
          <table:table-cell table:formula="of:=[.P78]" office:value-type="float" office:value="0.4" calcext:value-type="float">
            <text:p>0.4</text:p>
          </table:table-cell>
          <table:table-cell table:formula="of:=[.M79]/SUM([.$M79:.$N79])" office:value-type="float" office:value="0.327250880113391" calcext:value-type="float">
            <text:p>0.3272508801</text:p>
          </table:table-cell>
          <table:table-cell table:formula="of:=[.N79]/SUM([.$M79:.$N79])" office:value-type="float" office:value="0.672749119886609" calcext:value-type="float">
            <text:p>0.6727491199</text:p>
          </table:table-cell>
          <table:table-cell/>
        </table:table-row>
        <table:table-row table:style-name="ro1">
          <table:table-cell/>
          <table:table-cell table:formula="of:=1-SUM([.C80:.L80])" office:value-type="float" office:value="0.517945508797784" calcext:value-type="float">
            <text:p>0.5179455088</text:p>
          </table:table-cell>
          <table:table-cell table:formula="of:=IF(MOD(ROW(); 2)=MOD(COLUMN();2); [.$P80]*[.$P80] + [.$P80]*(1-[.$P80])*[.Q80]; [.$P80]*(1-[.$P80])*[.Q80])" office:value-type="float" office:value="0.153493386784766" calcext:value-type="float">
            <text:p>0.1534933868</text:p>
          </table:table-cell>
          <table:table-cell table:number-columns-repeated="3"/>
          <table:table-cell office:value-type="float" office:value="0.32856110441745" calcext:value-type="float">
            <text:p>0.3285611044</text:p>
          </table:table-cell>
          <table:table-cell table:number-columns-repeated="5"/>
          <table:table-cell table:formula="of:=RAND()" office:value-type="float" office:value="0.528021000181774" calcext:value-type="float">
            <text:p>0.5280210002</text:p>
          </table:table-cell>
          <table:table-cell table:formula="of:=RAND()" office:value-type="float" office:value="0.323385045918707" calcext:value-type="float">
            <text:p>0.3233850459</text:p>
          </table:table-cell>
          <table:table-cell/>
          <table:table-cell table:formula="of:=[.P79]+0.05" office:value-type="float" office:value="0.45" calcext:value-type="float">
            <text:p>0.45</text:p>
          </table:table-cell>
          <table:table-cell table:formula="of:=[.M80]/SUM([.$M80:.$N80])" office:value-type="float" office:value="0.620175300140467" calcext:value-type="float">
            <text:p>0.6201753001</text:p>
          </table:table-cell>
          <table:table-cell table:formula="of:=[.N80]/SUM([.$M80:.$N80])" office:value-type="float" office:value="0.379824699859533" calcext:value-type="float">
            <text:p>0.3798246999</text:p>
          </table:table-cell>
          <table:table-cell/>
        </table:table-row>
        <table:table-row table:style-name="ro1">
          <table:table-cell/>
          <table:table-cell table:formula="of:=1-SUM([.C81:.L81])" office:value-type="float" office:value="0.503248369372835" calcext:value-type="float">
            <text:p>0.5032483694</text:p>
          </table:table-cell>
          <table:table-cell table:formula="of:=IF(MOD(ROW(); 2)=MOD(COLUMN();2); [.$P81]*[.$P81] + [.$P81]*(1-[.$P81])*[.Q81]; [.$P81]*(1-[.$P81])*[.Q81])" office:value-type="float" office:value="0.333641020258698" calcext:value-type="float">
            <text:p>0.3336410203</text:p>
          </table:table-cell>
          <table:table-cell table:number-columns-repeated="3"/>
          <table:table-cell office:value-type="float" office:value="0.163110610368467" calcext:value-type="float">
            <text:p>0.1631106104</text:p>
          </table:table-cell>
          <table:table-cell table:number-columns-repeated="5"/>
          <table:table-cell table:formula="of:=RAND()" office:value-type="float" office:value="0.77887037232957" calcext:value-type="float">
            <text:p>0.7788703723</text:p>
          </table:table-cell>
          <table:table-cell table:formula="of:=RAND()" office:value-type="float" office:value="0.691077145016994" calcext:value-type="float">
            <text:p>0.691077145</text:p>
          </table:table-cell>
          <table:table-cell/>
          <table:table-cell table:formula="of:=[.P80]" office:value-type="float" office:value="0.45" calcext:value-type="float">
            <text:p>0.45</text:p>
          </table:table-cell>
          <table:table-cell table:formula="of:=[.M81]/SUM([.$M81:.$N81])" office:value-type="float" office:value="0.529862708115951" calcext:value-type="float">
            <text:p>0.5298627081</text:p>
          </table:table-cell>
          <table:table-cell table:formula="of:=[.N81]/SUM([.$M81:.$N81])" office:value-type="float" office:value="0.470137291884049" calcext:value-type="float">
            <text:p>0.4701372919</text:p>
          </table:table-cell>
          <table:table-cell/>
        </table:table-row>
        <table:table-row table:style-name="ro1">
          <table:table-cell/>
          <table:table-cell table:formula="of:=1-SUM([.C82:.L82])" office:value-type="float" office:value="0.408756028048973" calcext:value-type="float">
            <text:p>0.408756028</text:p>
          </table:table-cell>
          <table:table-cell table:formula="of:=IF(MOD(ROW(); 2)=MOD(COLUMN();2); [.$P82]*[.$P82] + [.$P82]*(1-[.$P82])*[.Q82]; [.$P82]*(1-[.$P82])*[.Q82])" office:value-type="float" office:value="0.147617230023256" calcext:value-type="float">
            <text:p>0.14761723</text:p>
          </table:table-cell>
          <table:table-cell table:number-columns-repeated="3"/>
          <table:table-cell office:value-type="float" office:value="0.443626741927771" calcext:value-type="float">
            <text:p>0.4436267419</text:p>
          </table:table-cell>
          <table:table-cell table:number-columns-repeated="5"/>
          <table:table-cell table:formula="of:=RAND()" office:value-type="float" office:value="0.600378843243316" calcext:value-type="float">
            <text:p>0.6003788432</text:p>
          </table:table-cell>
          <table:table-cell table:formula="of:=RAND()" office:value-type="float" office:value="0.41640429777066" calcext:value-type="float">
            <text:p>0.4164042978</text:p>
          </table:table-cell>
          <table:table-cell/>
          <table:table-cell table:formula="of:=[.P81]+0.05" office:value-type="float" office:value="0.5" calcext:value-type="float">
            <text:p>0.5</text:p>
          </table:table-cell>
          <table:table-cell table:formula="of:=[.M82]/SUM([.$M82:.$N82])" office:value-type="float" office:value="0.590468920093025" calcext:value-type="float">
            <text:p>0.5904689201</text:p>
          </table:table-cell>
          <table:table-cell table:formula="of:=[.N82]/SUM([.$M82:.$N82])" office:value-type="float" office:value="0.409531079906975" calcext:value-type="float">
            <text:p>0.4095310799</text:p>
          </table:table-cell>
          <table:table-cell/>
        </table:table-row>
        <table:table-row table:style-name="ro1">
          <table:table-cell/>
          <table:table-cell table:formula="of:=1-SUM([.C83:.L83])" office:value-type="float" office:value="0.349592929422857" calcext:value-type="float">
            <text:p>0.3495929294</text:p>
          </table:table-cell>
          <table:table-cell table:formula="of:=IF(MOD(ROW(); 2)=MOD(COLUMN();2); [.$P83]*[.$P83] + [.$P83]*(1-[.$P83])*[.Q83]; [.$P83]*(1-[.$P83])*[.Q83])" office:value-type="float" office:value="0.426269148894617" calcext:value-type="float">
            <text:p>0.4262691489</text:p>
          </table:table-cell>
          <table:table-cell table:number-columns-repeated="3"/>
          <table:table-cell office:value-type="float" office:value="0.224137921682526" calcext:value-type="float">
            <text:p>0.2241379217</text:p>
          </table:table-cell>
          <table:table-cell table:number-columns-repeated="5"/>
          <table:table-cell table:formula="of:=RAND()" office:value-type="float" office:value="0.3384893035503" calcext:value-type="float">
            <text:p>0.3384893036</text:p>
          </table:table-cell>
          <table:table-cell table:formula="of:=RAND()" office:value-type="float" office:value="0.141585209875568" calcext:value-type="float">
            <text:p>0.1415852099</text:p>
          </table:table-cell>
          <table:table-cell/>
          <table:table-cell table:formula="of:=[.P82]" office:value-type="float" office:value="0.5" calcext:value-type="float">
            <text:p>0.5</text:p>
          </table:table-cell>
          <table:table-cell table:formula="of:=[.M83]/SUM([.$M83:.$N83])" office:value-type="float" office:value="0.705076595578467" calcext:value-type="float">
            <text:p>0.7050765956</text:p>
          </table:table-cell>
          <table:table-cell table:formula="of:=[.N83]/SUM([.$M83:.$N83])" office:value-type="float" office:value="0.294923404421533" calcext:value-type="float">
            <text:p>0.2949234044</text:p>
          </table:table-cell>
          <table:table-cell/>
        </table:table-row>
        <table:table-row table:style-name="ro1">
          <table:table-cell/>
          <table:table-cell table:formula="of:=1-SUM([.C84:.L84])" office:value-type="float" office:value="0.425946339486395" calcext:value-type="float">
            <text:p>0.4259463395</text:p>
          </table:table-cell>
          <table:table-cell table:formula="of:=IF(MOD(ROW(); 2)=MOD(COLUMN();2); [.$P84]*[.$P84] + [.$P84]*(1-[.$P84])*[.Q84]; [.$P84]*(1-[.$P84])*[.Q84])" office:value-type="float" office:value="0.177239584500034" calcext:value-type="float">
            <text:p>0.1772395845</text:p>
          </table:table-cell>
          <table:table-cell table:number-columns-repeated="3"/>
          <table:table-cell office:value-type="float" office:value="0.396814076013571" calcext:value-type="float">
            <text:p>0.396814076</text:p>
          </table:table-cell>
          <table:table-cell table:number-columns-repeated="5"/>
          <table:table-cell table:formula="of:=RAND()" office:value-type="float" office:value="0.573893165504826" calcext:value-type="float">
            <text:p>0.5738931655</text:p>
          </table:table-cell>
          <table:table-cell table:formula="of:=RAND()" office:value-type="float" office:value="0.227499812610723" calcext:value-type="float">
            <text:p>0.2274998126</text:p>
          </table:table-cell>
          <table:table-cell/>
          <table:table-cell table:formula="of:=[.P83]+0.05" office:value-type="float" office:value="0.55" calcext:value-type="float">
            <text:p>0.55</text:p>
          </table:table-cell>
          <table:table-cell table:formula="of:=[.M84]/SUM([.$M84:.$N84])" office:value-type="float" office:value="0.716119533333469" calcext:value-type="float">
            <text:p>0.7161195333</text:p>
          </table:table-cell>
          <table:table-cell table:formula="of:=[.N84]/SUM([.$M84:.$N84])" office:value-type="float" office:value="0.283880466666531" calcext:value-type="float">
            <text:p>0.2838804667</text:p>
          </table:table-cell>
          <table:table-cell/>
        </table:table-row>
        <table:table-row table:style-name="ro1">
          <table:table-cell/>
          <table:table-cell table:formula="of:=1-SUM([.C85:.L85])" office:value-type="float" office:value="0.329533599253378" calcext:value-type="float">
            <text:p>0.3295335993</text:p>
          </table:table-cell>
          <table:table-cell table:formula="of:=IF(MOD(ROW(); 2)=MOD(COLUMN();2); [.$P85]*[.$P85] + [.$P85]*(1-[.$P85])*[.Q85]; [.$P85]*(1-[.$P85])*[.Q85])" office:value-type="float" office:value="0.434932182072815" calcext:value-type="float">
            <text:p>0.4349321821</text:p>
          </table:table-cell>
          <table:table-cell table:number-columns-repeated="3"/>
          <table:table-cell office:value-type="float" office:value="0.235534218673807" calcext:value-type="float">
            <text:p>0.2355342187</text:p>
          </table:table-cell>
          <table:table-cell table:number-columns-repeated="5"/>
          <table:table-cell table:formula="of:=RAND()" office:value-type="float" office:value="0.975149448855149" calcext:value-type="float">
            <text:p>0.9751494489</text:p>
          </table:table-cell>
          <table:table-cell table:formula="of:=RAND()" office:value-type="float" office:value="0.847288910266266" calcext:value-type="float">
            <text:p>0.8472889103</text:p>
          </table:table-cell>
          <table:table-cell/>
          <table:table-cell table:formula="of:=[.P84]" office:value-type="float" office:value="0.55" calcext:value-type="float">
            <text:p>0.55</text:p>
          </table:table-cell>
          <table:table-cell table:formula="of:=[.M85]/SUM([.$M85:.$N85])" office:value-type="float" office:value="0.535079523526525" calcext:value-type="float">
            <text:p>0.5350795235</text:p>
          </table:table-cell>
          <table:table-cell table:formula="of:=[.N85]/SUM([.$M85:.$N85])" office:value-type="float" office:value="0.464920476473475" calcext:value-type="float">
            <text:p>0.4649204765</text:p>
          </table:table-cell>
          <table:table-cell/>
        </table:table-row>
        <table:table-row table:style-name="ro1">
          <table:table-cell/>
          <table:table-cell table:formula="of:=1-SUM([.C86:.L86])" office:value-type="float" office:value="0.613227445573687" calcext:value-type="float">
            <text:p>0.6132274456</text:p>
          </table:table-cell>
          <table:table-cell table:formula="of:=IF(MOD(ROW(); 2)=MOD(COLUMN();2); [.$P86]*[.$P86] + [.$P86]*(1-[.$P86])*[.Q86]; [.$P86]*(1-[.$P86])*[.Q86])" office:value-type="float" office:value="0.0263462483464152" calcext:value-type="float">
            <text:p>0.0263462483</text:p>
          </table:table-cell>
          <table:table-cell table:number-columns-repeated="3"/>
          <table:table-cell office:value-type="float" office:value="0.360426306079898" calcext:value-type="float">
            <text:p>0.3604263061</text:p>
          </table:table-cell>
          <table:table-cell table:number-columns-repeated="5"/>
          <table:table-cell table:formula="of:=RAND()" office:value-type="float" office:value="0.111628633365371" calcext:value-type="float">
            <text:p>0.1116286334</text:p>
          </table:table-cell>
          <table:table-cell table:formula="of:=RAND()" office:value-type="float" office:value="0.90524753266129" calcext:value-type="float">
            <text:p>0.9052475327</text:p>
          </table:table-cell>
          <table:table-cell/>
          <table:table-cell table:formula="of:=[.P85]+0.05" office:value-type="float" office:value="0.6" calcext:value-type="float">
            <text:p>0.6</text:p>
          </table:table-cell>
          <table:table-cell table:formula="of:=[.M86]/SUM([.$M86:.$N86])" office:value-type="float" office:value="0.10977603477673" calcext:value-type="float">
            <text:p>0.1097760348</text:p>
          </table:table-cell>
          <table:table-cell table:formula="of:=[.N86]/SUM([.$M86:.$N86])" office:value-type="float" office:value="0.89022396522327" calcext:value-type="float">
            <text:p>0.8902239652</text:p>
          </table:table-cell>
          <table:table-cell/>
        </table:table-row>
        <table:table-row table:style-name="ro1">
          <table:table-cell/>
          <table:table-cell table:formula="of:=1-SUM([.C87:.L87])" office:value-type="float" office:value="0.234461136155702" calcext:value-type="float">
            <text:p>0.2344611362</text:p>
          </table:table-cell>
          <table:table-cell table:formula="of:=IF(MOD(ROW(); 2)=MOD(COLUMN();2); [.$P87]*[.$P87] + [.$P87]*(1-[.$P87])*[.Q87]; [.$P87]*(1-[.$P87])*[.Q87])" office:value-type="float" office:value="0.595402802112257" calcext:value-type="float">
            <text:p>0.5954028021</text:p>
          </table:table-cell>
          <table:table-cell table:number-columns-repeated="3"/>
          <table:table-cell office:value-type="float" office:value="0.170136061732041" calcext:value-type="float">
            <text:p>0.1701360617</text:p>
          </table:table-cell>
          <table:table-cell table:number-columns-repeated="5"/>
          <table:table-cell table:formula="of:=RAND()" office:value-type="float" office:value="0.705994565211361" calcext:value-type="float">
            <text:p>0.7059945652</text:p>
          </table:table-cell>
          <table:table-cell table:formula="of:=RAND()" office:value-type="float" office:value="0.0137874175448427" calcext:value-type="float">
            <text:p>0.0137874175</text:p>
          </table:table-cell>
          <table:table-cell/>
          <table:table-cell table:formula="of:=[.P86]" office:value-type="float" office:value="0.6" calcext:value-type="float">
            <text:p>0.6</text:p>
          </table:table-cell>
          <table:table-cell table:formula="of:=[.M87]/SUM([.$M87:.$N87])" office:value-type="float" office:value="0.980845008801071" calcext:value-type="float">
            <text:p>0.9808450088</text:p>
          </table:table-cell>
          <table:table-cell table:formula="of:=[.N87]/SUM([.$M87:.$N87])" office:value-type="float" office:value="0.019154991198929" calcext:value-type="float">
            <text:p>0.0191549912</text:p>
          </table:table-cell>
          <table:table-cell/>
        </table:table-row>
        <table:table-row table:style-name="ro1">
          <table:table-cell/>
          <table:table-cell table:formula="of:=1-SUM([.C88:.L88])" office:value-type="float" office:value="0.284688765150989" calcext:value-type="float">
            <text:p>0.2846887652</text:p>
          </table:table-cell>
          <table:table-cell table:formula="of:=IF(MOD(ROW(); 2)=MOD(COLUMN();2); [.$P88]*[.$P88] + [.$P88]*(1-[.$P88])*[.Q88]; [.$P88]*(1-[.$P88])*[.Q88])" office:value-type="float" office:value="0.182403836991687" calcext:value-type="float">
            <text:p>0.182403837</text:p>
          </table:table-cell>
          <table:table-cell table:number-columns-repeated="3"/>
          <table:table-cell office:value-type="float" office:value="0.532907397857325" calcext:value-type="float">
            <text:p>0.5329073979</text:p>
          </table:table-cell>
          <table:table-cell table:number-columns-repeated="5"/>
          <table:table-cell table:formula="of:=RAND()" office:value-type="float" office:value="0.994632833212977" calcext:value-type="float">
            <text:p>0.9946328332</text:p>
          </table:table-cell>
          <table:table-cell table:formula="of:=RAND()" office:value-type="float" office:value="0.24590559672293" calcext:value-type="float">
            <text:p>0.2459055967</text:p>
          </table:table-cell>
          <table:table-cell/>
          <table:table-cell table:formula="of:=[.P87]+0.05" office:value-type="float" office:value="0.65" calcext:value-type="float">
            <text:p>0.65</text:p>
          </table:table-cell>
          <table:table-cell table:formula="of:=[.M88]/SUM([.$M88:.$N88])" office:value-type="float" office:value="0.801775107655766" calcext:value-type="float">
            <text:p>0.8017751077</text:p>
          </table:table-cell>
          <table:table-cell table:formula="of:=[.N88]/SUM([.$M88:.$N88])" office:value-type="float" office:value="0.198224892344234" calcext:value-type="float">
            <text:p>0.1982248923</text:p>
          </table:table-cell>
          <table:table-cell/>
        </table:table-row>
        <table:table-row table:style-name="ro1">
          <table:table-cell/>
          <table:table-cell table:formula="of:=1-SUM([.C89:.L89])" office:value-type="float" office:value="0.361935084661718" calcext:value-type="float">
            <text:p>0.3619350847</text:p>
          </table:table-cell>
          <table:table-cell table:formula="of:=IF(MOD(ROW(); 2)=MOD(COLUMN();2); [.$P89]*[.$P89] + [.$P89]*(1-[.$P89])*[.Q89]; [.$P89]*(1-[.$P89])*[.Q89])" office:value-type="float" office:value="0.512775303409008" calcext:value-type="float">
            <text:p>0.5127753034</text:p>
          </table:table-cell>
          <table:table-cell table:number-columns-repeated="3"/>
          <table:table-cell office:value-type="float" office:value="0.125289611929274" calcext:value-type="float">
            <text:p>0.1252896119</text:p>
          </table:table-cell>
          <table:table-cell table:number-columns-repeated="5"/>
          <table:table-cell table:formula="of:=RAND()" office:value-type="float" office:value="0.259459102300189" calcext:value-type="float">
            <text:p>0.2594591023</text:p>
          </table:table-cell>
          <table:table-cell table:formula="of:=RAND()" office:value-type="float" office:value="0.394395756606918" calcext:value-type="float">
            <text:p>0.3943957566</text:p>
          </table:table-cell>
          <table:table-cell/>
          <table:table-cell table:formula="of:=[.P88]" office:value-type="float" office:value="0.65" calcext:value-type="float">
            <text:p>0.65</text:p>
          </table:table-cell>
          <table:table-cell table:formula="of:=[.M89]/SUM([.$M89:.$N89])" office:value-type="float" office:value="0.396814520479155" calcext:value-type="float">
            <text:p>0.3968145205</text:p>
          </table:table-cell>
          <table:table-cell table:formula="of:=[.N89]/SUM([.$M89:.$N89])" office:value-type="float" office:value="0.603185479520845" calcext:value-type="float">
            <text:p>0.6031854795</text:p>
          </table:table-cell>
          <table:table-cell/>
        </table:table-row>
        <table:table-row table:style-name="ro1">
          <table:table-cell/>
          <table:table-cell table:formula="of:=1-SUM([.C90:.L90])" office:value-type="float" office:value="0.375819121075405" calcext:value-type="float">
            <text:p>0.3758191211</text:p>
          </table:table-cell>
          <table:table-cell table:formula="of:=IF(MOD(ROW(); 2)=MOD(COLUMN();2); [.$P90]*[.$P90] + [.$P90]*(1-[.$P90])*[.Q90]; [.$P90]*(1-[.$P90])*[.Q90])" office:value-type="float" office:value="0.0476675145685678" calcext:value-type="float">
            <text:p>0.0476675146</text:p>
          </table:table-cell>
          <table:table-cell table:number-columns-repeated="3"/>
          <table:table-cell office:value-type="float" office:value="0.576513364356028" calcext:value-type="float">
            <text:p>0.5765133644</text:p>
          </table:table-cell>
          <table:table-cell table:number-columns-repeated="5"/>
          <table:table-cell table:formula="of:=RAND()" office:value-type="float" office:value="0.163691264485515" calcext:value-type="float">
            <text:p>0.1636912645</text:p>
          </table:table-cell>
          <table:table-cell table:formula="of:=RAND()" office:value-type="float" office:value="0.557453226748883" calcext:value-type="float">
            <text:p>0.5574532267</text:p>
          </table:table-cell>
          <table:table-cell/>
          <table:table-cell table:formula="of:=[.P89]+0.05" office:value-type="float" office:value="0.7" calcext:value-type="float">
            <text:p>0.7</text:p>
          </table:table-cell>
          <table:table-cell table:formula="of:=[.M90]/SUM([.$M90:.$N90])" office:value-type="float" office:value="0.226988164612227" calcext:value-type="float">
            <text:p>0.2269881646</text:p>
          </table:table-cell>
          <table:table-cell table:formula="of:=[.N90]/SUM([.$M90:.$N90])" office:value-type="float" office:value="0.773011835387772" calcext:value-type="float">
            <text:p>0.7730118354</text:p>
          </table:table-cell>
          <table:table-cell/>
        </table:table-row>
        <table:table-row table:style-name="ro1">
          <table:table-cell/>
          <table:table-cell table:formula="of:=1-SUM([.C91:.L91])" office:value-type="float" office:value="0.35282354352554" calcext:value-type="float">
            <text:p>0.3528235435</text:p>
          </table:table-cell>
          <table:table-cell table:formula="of:=IF(MOD(ROW(); 2)=MOD(COLUMN();2); [.$P91]*[.$P91] + [.$P91]*(1-[.$P91])*[.Q91]; [.$P91]*(1-[.$P91])*[.Q91])" office:value-type="float" office:value="0.496768532210518" calcext:value-type="float">
            <text:p>0.4967685322</text:p>
          </table:table-cell>
          <table:table-cell table:number-columns-repeated="3"/>
          <table:table-cell office:value-type="float" office:value="0.150407924263943" calcext:value-type="float">
            <text:p>0.1504079243</text:p>
          </table:table-cell>
          <table:table-cell table:number-columns-repeated="5"/>
          <table:table-cell table:formula="of:=RAND()" office:value-type="float" office:value="0.0327138961331909" calcext:value-type="float">
            <text:p>0.0327138961</text:p>
          </table:table-cell>
          <table:table-cell table:formula="of:=RAND()" office:value-type="float" office:value="0.982265123586183" calcext:value-type="float">
            <text:p>0.9822651236</text:p>
          </table:table-cell>
          <table:table-cell/>
          <table:table-cell table:formula="of:=[.P90]" office:value-type="float" office:value="0.7" calcext:value-type="float">
            <text:p>0.7</text:p>
          </table:table-cell>
          <table:table-cell table:formula="of:=[.M91]/SUM([.$M91:.$N91])" office:value-type="float" office:value="0.0322311057643692" calcext:value-type="float">
            <text:p>0.0322311058</text:p>
          </table:table-cell>
          <table:table-cell table:formula="of:=[.N91]/SUM([.$M91:.$N91])" office:value-type="float" office:value="0.967768894235631" calcext:value-type="float">
            <text:p>0.9677688942</text:p>
          </table:table-cell>
          <table:table-cell/>
        </table:table-row>
        <table:table-row table:style-name="ro1">
          <table:table-cell/>
          <table:table-cell table:formula="of:=1-SUM([.C92:.L92])" office:value-type="float" office:value="0.292792275066885" calcext:value-type="float">
            <text:p>0.2927922751</text:p>
          </table:table-cell>
          <table:table-cell table:formula="of:=IF(MOD(ROW(); 2)=MOD(COLUMN();2); [.$P92]*[.$P92] + [.$P92]*(1-[.$P92])*[.Q92]; [.$P92]*(1-[.$P92])*[.Q92])" office:value-type="float" office:value="0.000689264444155183" calcext:value-type="float">
            <text:p>0.0006892644</text:p>
          </table:table-cell>
          <table:table-cell table:number-columns-repeated="3"/>
          <table:table-cell office:value-type="float" office:value="0.70651846048896" calcext:value-type="float">
            <text:p>0.7065184605</text:p>
          </table:table-cell>
          <table:table-cell table:number-columns-repeated="5"/>
          <table:table-cell table:formula="of:=RAND()" office:value-type="float" office:value="0.0014483226160782" calcext:value-type="float">
            <text:p>0.0014483226</text:p>
          </table:table-cell>
          <table:table-cell table:formula="of:=RAND()" office:value-type="float" office:value="0.392537603710804" calcext:value-type="float">
            <text:p>0.3925376037</text:p>
          </table:table-cell>
          <table:table-cell/>
          <table:table-cell table:formula="of:=[.P91]+0.05" office:value-type="float" office:value="0.75" calcext:value-type="float">
            <text:p>0.75</text:p>
          </table:table-cell>
          <table:table-cell table:formula="of:=[.M92]/SUM([.$M92:.$N92])" office:value-type="float" office:value="0.00367607703549431" calcext:value-type="float">
            <text:p>0.003676077</text:p>
          </table:table-cell>
          <table:table-cell table:formula="of:=[.N92]/SUM([.$M92:.$N92])" office:value-type="float" office:value="0.996323922964506" calcext:value-type="float">
            <text:p>0.996323923</text:p>
          </table:table-cell>
          <table:table-cell/>
        </table:table-row>
        <table:table-row table:style-name="ro1">
          <table:table-cell/>
          <table:table-cell table:formula="of:=1-SUM([.C93:.L93])" office:value-type="float" office:value="0.133466909305894" calcext:value-type="float">
            <text:p>0.1334669093</text:p>
          </table:table-cell>
          <table:table-cell table:formula="of:=IF(MOD(ROW(); 2)=MOD(COLUMN();2); [.$P93]*[.$P93] + [.$P93]*(1-[.$P93])*[.Q93]; [.$P93]*(1-[.$P93])*[.Q93])" office:value-type="float" office:value="0.698378510017536" calcext:value-type="float">
            <text:p>0.69837851</text:p>
          </table:table-cell>
          <table:table-cell table:number-columns-repeated="3"/>
          <table:table-cell office:value-type="float" office:value="0.16815458067657" calcext:value-type="float">
            <text:p>0.1681545807</text:p>
          </table:table-cell>
          <table:table-cell table:number-columns-repeated="5"/>
          <table:table-cell table:formula="of:=RAND()" office:value-type="float" office:value="0.909261990543523" calcext:value-type="float">
            <text:p>0.9092619905</text:p>
          </table:table-cell>
          <table:table-cell table:formula="of:=RAND()" office:value-type="float" office:value="0.345436954896107" calcext:value-type="float">
            <text:p>0.3454369549</text:p>
          </table:table-cell>
          <table:table-cell/>
          <table:table-cell table:formula="of:=[.P92]" office:value-type="float" office:value="0.75" calcext:value-type="float">
            <text:p>0.75</text:p>
          </table:table-cell>
          <table:table-cell table:formula="of:=[.M93]/SUM([.$M93:.$N93])" office:value-type="float" office:value="0.724685386760191" calcext:value-type="float">
            <text:p>0.7246853868</text:p>
          </table:table-cell>
          <table:table-cell table:formula="of:=[.N93]/SUM([.$M93:.$N93])" office:value-type="float" office:value="0.275314613239809" calcext:value-type="float">
            <text:p>0.2753146132</text:p>
          </table:table-cell>
          <table:table-cell/>
        </table:table-row>
        <table:table-row table:style-name="ro1">
          <table:table-cell/>
          <table:table-cell table:formula="of:=1-SUM([.C94:.L94])" office:value-type="float" office:value="0.238667725810549" calcext:value-type="float">
            <text:p>0.2386677258</text:p>
          </table:table-cell>
          <table:table-cell table:formula="of:=IF(MOD(ROW(); 2)=MOD(COLUMN();2); [.$P94]*[.$P94] + [.$P94]*(1-[.$P94])*[.Q94]; [.$P94]*(1-[.$P94])*[.Q94])" office:value-type="float" office:value="0.023442582178037" calcext:value-type="float">
            <text:p>0.0234425822</text:p>
          </table:table-cell>
          <table:table-cell table:number-columns-repeated="3"/>
          <table:table-cell office:value-type="float" office:value="0.737889692011414" calcext:value-type="float">
            <text:p>0.737889692</text:p>
          </table:table-cell>
          <table:table-cell table:number-columns-repeated="5"/>
          <table:table-cell table:formula="of:=RAND()" office:value-type="float" office:value="0.0883285033580592" calcext:value-type="float">
            <text:p>0.0883285034</text:p>
          </table:table-cell>
          <table:table-cell table:formula="of:=RAND()" office:value-type="float" office:value="0.514530022633589" calcext:value-type="float">
            <text:p>0.5145300226</text:p>
          </table:table-cell>
          <table:table-cell/>
          <table:table-cell table:formula="of:=[.P93]+0.05" office:value-type="float" office:value="0.8" calcext:value-type="float">
            <text:p>0.8</text:p>
          </table:table-cell>
          <table:table-cell table:formula="of:=[.M94]/SUM([.$M94:.$N94])" office:value-type="float" office:value="0.146516138612731" calcext:value-type="float">
            <text:p>0.1465161386</text:p>
          </table:table-cell>
          <table:table-cell table:formula="of:=[.N94]/SUM([.$M94:.$N94])" office:value-type="float" office:value="0.853483861387269" calcext:value-type="float">
            <text:p>0.8534838614</text:p>
          </table:table-cell>
          <table:table-cell/>
        </table:table-row>
        <table:table-row table:style-name="ro1">
          <table:table-cell/>
          <table:table-cell table:formula="of:=1-SUM([.C95:.L95])" office:value-type="float" office:value="0.296999839396976" calcext:value-type="float">
            <text:p>0.2969998394</text:p>
          </table:table-cell>
          <table:table-cell table:formula="of:=IF(MOD(ROW(); 2)=MOD(COLUMN();2); [.$P95]*[.$P95] + [.$P95]*(1-[.$P95])*[.Q95]; [.$P95]*(1-[.$P95])*[.Q95])" office:value-type="float" office:value="0.690609847600391" calcext:value-type="float">
            <text:p>0.6906098476</text:p>
          </table:table-cell>
          <table:table-cell table:number-columns-repeated="3"/>
          <table:table-cell office:value-type="float" office:value="0.0123903130026334" calcext:value-type="float">
            <text:p>0.012390313</text:p>
          </table:table-cell>
          <table:table-cell table:number-columns-repeated="5"/>
          <table:table-cell table:formula="of:=RAND()" office:value-type="float" office:value="0.200231312650994" calcext:value-type="float">
            <text:p>0.2002313127</text:p>
          </table:table-cell>
          <table:table-cell table:formula="of:=RAND()" office:value-type="float" office:value="0.43278798187681" calcext:value-type="float">
            <text:p>0.4327879819</text:p>
          </table:table-cell>
          <table:table-cell/>
          <table:table-cell table:formula="of:=[.P94]" office:value-type="float" office:value="0.8" calcext:value-type="float">
            <text:p>0.8</text:p>
          </table:table-cell>
          <table:table-cell table:formula="of:=[.M95]/SUM([.$M95:.$N95])" office:value-type="float" office:value="0.316311547502442" calcext:value-type="float">
            <text:p>0.3163115475</text:p>
          </table:table-cell>
          <table:table-cell table:formula="of:=[.N95]/SUM([.$M95:.$N95])" office:value-type="float" office:value="0.683688452497558" calcext:value-type="float">
            <text:p>0.6836884525</text:p>
          </table:table-cell>
          <table:table-cell/>
        </table:table-row>
        <table:table-row table:style-name="ro1">
          <table:table-cell/>
          <table:table-cell table:formula="of:=1-SUM([.C96:.L96])" office:value-type="float" office:value="0.102817804455324" calcext:value-type="float">
            <text:p>0.1028178045</text:p>
          </table:table-cell>
          <table:table-cell table:formula="of:=IF(MOD(ROW(); 2)=MOD(COLUMN();2); [.$P96]*[.$P96] + [.$P96]*(1-[.$P96])*[.Q96]; [.$P96]*(1-[.$P96])*[.Q96])" office:value-type="float" office:value="0.117132406583098" calcext:value-type="float">
            <text:p>0.1171324066</text:p>
          </table:table-cell>
          <table:table-cell table:number-columns-repeated="3"/>
          <table:table-cell office:value-type="float" office:value="0.780049788961578" calcext:value-type="float">
            <text:p>0.780049789</text:p>
          </table:table-cell>
          <table:table-cell table:number-columns-repeated="5"/>
          <table:table-cell table:formula="of:=RAND()" office:value-type="float" office:value="0.287367202655004" calcext:value-type="float">
            <text:p>0.2873672027</text:p>
          </table:table-cell>
          <table:table-cell table:formula="of:=RAND()" office:value-type="float" office:value="0.0254353718615512" calcext:value-type="float">
            <text:p>0.0254353719</text:p>
          </table:table-cell>
          <table:table-cell/>
          <table:table-cell table:formula="of:=[.P95]+0.05" office:value-type="float" office:value="0.85" calcext:value-type="float">
            <text:p>0.85</text:p>
          </table:table-cell>
          <table:table-cell table:formula="of:=[.M96]/SUM([.$M96:.$N96])" office:value-type="float" office:value="0.918685541828221" calcext:value-type="float">
            <text:p>0.9186855418</text:p>
          </table:table-cell>
          <table:table-cell table:formula="of:=[.N96]/SUM([.$M96:.$N96])" office:value-type="float" office:value="0.081314458171779" calcext:value-type="float">
            <text:p>0.0813144582</text:p>
          </table:table-cell>
          <table:table-cell/>
        </table:table-row>
        <table:table-row table:style-name="ro1">
          <table:table-cell/>
          <table:table-cell table:formula="of:=1-SUM([.C97:.L97])" office:value-type="float" office:value="0.0790447859202628" calcext:value-type="float">
            <text:p>0.0790447859</text:p>
          </table:table-cell>
          <table:table-cell table:formula="of:=IF(MOD(ROW(); 2)=MOD(COLUMN();2); [.$P97]*[.$P97] + [.$P97]*(1-[.$P97])*[.Q97]; [.$P97]*(1-[.$P97])*[.Q97])" office:value-type="float" office:value="0.798899549085097" calcext:value-type="float">
            <text:p>0.7988995491</text:p>
          </table:table-cell>
          <table:table-cell table:number-columns-repeated="3"/>
          <table:table-cell office:value-type="float" office:value="0.12205566499464" calcext:value-type="float">
            <text:p>0.122055665</text:p>
          </table:table-cell>
          <table:table-cell table:number-columns-repeated="5"/>
          <table:table-cell table:formula="of:=RAND()" office:value-type="float" office:value="0.489844536654842" calcext:value-type="float">
            <text:p>0.4898445367</text:p>
          </table:table-cell>
          <table:table-cell table:formula="of:=RAND()" office:value-type="float" office:value="0.32763644551597" calcext:value-type="float">
            <text:p>0.3276364455</text:p>
          </table:table-cell>
          <table:table-cell/>
          <table:table-cell table:formula="of:=[.P96]" office:value-type="float" office:value="0.85" calcext:value-type="float">
            <text:p>0.85</text:p>
          </table:table-cell>
          <table:table-cell table:formula="of:=[.M97]/SUM([.$M97:.$N97])" office:value-type="float" office:value="0.599212149687036" calcext:value-type="float">
            <text:p>0.5992121497</text:p>
          </table:table-cell>
          <table:table-cell table:formula="of:=[.N97]/SUM([.$M97:.$N97])" office:value-type="float" office:value="0.400787850312964" calcext:value-type="float">
            <text:p>0.4007878503</text:p>
          </table:table-cell>
          <table:table-cell/>
        </table:table-row>
        <table:table-row table:style-name="ro1">
          <table:table-cell/>
          <table:table-cell table:formula="of:=1-SUM([.C98:.L98])" office:value-type="float" office:value="0.12994359061602" calcext:value-type="float">
            <text:p>0.1299435906</text:p>
          </table:table-cell>
          <table:table-cell table:formula="of:=IF(MOD(ROW(); 2)=MOD(COLUMN();2); [.$P98]*[.$P98] + [.$P98]*(1-[.$P98])*[.Q98]; [.$P98]*(1-[.$P98])*[.Q98])" office:value-type="float" office:value="0.05251116173068" calcext:value-type="float">
            <text:p>0.0525111617</text:p>
          </table:table-cell>
          <table:table-cell table:number-columns-repeated="3"/>
          <table:table-cell office:value-type="float" office:value="0.8175452476533" calcext:value-type="float">
            <text:p>0.8175452477</text:p>
          </table:table-cell>
          <table:table-cell table:number-columns-repeated="5"/>
          <table:table-cell table:formula="of:=RAND()" office:value-type="float" office:value="0.924238976527279" calcext:value-type="float">
            <text:p>0.9242389765</text:p>
          </table:table-cell>
          <table:table-cell table:formula="of:=RAND()" office:value-type="float" office:value="0.659833916662125" calcext:value-type="float">
            <text:p>0.6598339167</text:p>
          </table:table-cell>
          <table:table-cell/>
          <table:table-cell table:formula="of:=[.P97]+0.05" office:value-type="float" office:value="0.9" calcext:value-type="float">
            <text:p>0.9</text:p>
          </table:table-cell>
          <table:table-cell table:formula="of:=[.M98]/SUM([.$M98:.$N98])" office:value-type="float" office:value="0.583457352563112" calcext:value-type="float">
            <text:p>0.5834573526</text:p>
          </table:table-cell>
          <table:table-cell table:formula="of:=[.N98]/SUM([.$M98:.$N98])" office:value-type="float" office:value="0.416542647436888" calcext:value-type="float">
            <text:p>0.4165426474</text:p>
          </table:table-cell>
          <table:table-cell/>
        </table:table-row>
        <table:table-row table:style-name="ro1">
          <table:table-cell/>
          <table:table-cell table:formula="of:=1-SUM([.C99:.L99])" office:value-type="float" office:value="0.117392460151293" calcext:value-type="float">
            <text:p>0.1173924602</text:p>
          </table:table-cell>
          <table:table-cell table:formula="of:=IF(MOD(ROW(); 2)=MOD(COLUMN();2); [.$P99]*[.$P99] + [.$P99]*(1-[.$P99])*[.Q99]; [.$P99]*(1-[.$P99])*[.Q99])" office:value-type="float" office:value="0.850714602263825" calcext:value-type="float">
            <text:p>0.8507146023</text:p>
          </table:table-cell>
          <table:table-cell table:number-columns-repeated="3"/>
          <table:table-cell office:value-type="float" office:value="0.0318929375848823" calcext:value-type="float">
            <text:p>0.0318929376</text:p>
          </table:table-cell>
          <table:table-cell table:number-columns-repeated="5"/>
          <table:table-cell table:formula="of:=RAND()" office:value-type="float" office:value="0.194606202572926" calcext:value-type="float">
            <text:p>0.1946062026</text:p>
          </table:table-cell>
          <table:table-cell table:formula="of:=RAND()" office:value-type="float" office:value="0.235572584832923" calcext:value-type="float">
            <text:p>0.2355725848</text:p>
          </table:table-cell>
          <table:table-cell/>
          <table:table-cell table:formula="of:=[.P98]" office:value-type="float" office:value="0.9" calcext:value-type="float">
            <text:p>0.9</text:p>
          </table:table-cell>
          <table:table-cell table:formula="of:=[.M99]/SUM([.$M99:.$N99])" office:value-type="float" office:value="0.452384469598047" calcext:value-type="float">
            <text:p>0.4523844696</text:p>
          </table:table-cell>
          <table:table-cell table:formula="of:=[.N99]/SUM([.$M99:.$N99])" office:value-type="float" office:value="0.547615530401953" calcext:value-type="float">
            <text:p>0.5476155304</text:p>
          </table:table-cell>
          <table:table-cell/>
        </table:table-row>
        <table:table-row table:style-name="ro1">
          <table:table-cell/>
          <table:table-cell table:formula="of:=1-SUM([.C100:.L100])" office:value-type="float" office:value="0.0456396168650589" calcext:value-type="float">
            <text:p>0.0456396169</text:p>
          </table:table-cell>
          <table:table-cell table:formula="of:=IF(MOD(ROW(); 2)=MOD(COLUMN();2); [.$P100]*[.$P100] + [.$P100]*(1-[.$P100])*[.Q100]; [.$P100]*(1-[.$P100])*[.Q100])" office:value-type="float" office:value="0.033031689182763" calcext:value-type="float">
            <text:p>0.0330316892</text:p>
          </table:table-cell>
          <table:table-cell table:number-columns-repeated="3"/>
          <table:table-cell office:value-type="float" office:value="0.921328693952178" calcext:value-type="float">
            <text:p>0.921328694</text:p>
          </table:table-cell>
          <table:table-cell table:number-columns-repeated="5"/>
          <table:table-cell table:formula="of:=RAND()" office:value-type="float" office:value="0.877837104810982" calcext:value-type="float">
            <text:p>0.8778371048</text:p>
          </table:table-cell>
          <table:table-cell table:formula="of:=RAND()" office:value-type="float" office:value="0.384504104801769" calcext:value-type="float">
            <text:p>0.3845041048</text:p>
          </table:table-cell>
          <table:table-cell/>
          <table:table-cell table:formula="of:=[.P99]+0.05" office:value-type="float" office:value="0.95" calcext:value-type="float">
            <text:p>0.95</text:p>
          </table:table-cell>
          <table:table-cell table:formula="of:=[.M100]/SUM([.$M100:.$N100])" office:value-type="float" office:value="0.695403982795014" calcext:value-type="float">
            <text:p>0.6954039828</text:p>
          </table:table-cell>
          <table:table-cell table:formula="of:=[.N100]/SUM([.$M100:.$N100])" office:value-type="float" office:value="0.304596017204986" calcext:value-type="float">
            <text:p>0.3045960172</text:p>
          </table:table-cell>
          <table:table-cell/>
        </table:table-row>
        <table:table-row table:style-name="ro1">
          <table:table-cell/>
          <table:table-cell table:formula="of:=1-SUM([.C101:.L101])" office:value-type="float" office:value="0.0400627779560857" calcext:value-type="float">
            <text:p>0.040062778</text:p>
          </table:table-cell>
          <table:table-cell table:formula="of:=IF(MOD(ROW(); 2)=MOD(COLUMN();2); [.$P101]*[.$P101] + [.$P101]*(1-[.$P101])*[.Q101]; [.$P101]*(1-[.$P101])*[.Q101])" office:value-type="float" office:value="0.943022978720503" calcext:value-type="float">
            <text:p>0.9430229787</text:p>
          </table:table-cell>
          <table:table-cell table:number-columns-repeated="3"/>
          <table:table-cell office:value-type="float" office:value="0.0169142433234117" calcext:value-type="float">
            <text:p>0.0169142433</text:p>
          </table:table-cell>
          <table:table-cell table:number-columns-repeated="5"/>
          <table:table-cell table:formula="of:=RAND()" office:value-type="float" office:value="0.560346889408105" calcext:value-type="float">
            <text:p>0.5603468894</text:p>
          </table:table-cell>
          <table:table-cell table:formula="of:=RAND()" office:value-type="float" office:value="0.096477413426735" calcext:value-type="float">
            <text:p>0.0964774134</text:p>
          </table:table-cell>
          <table:table-cell/>
          <table:table-cell table:formula="of:=[.P100]" office:value-type="float" office:value="0.95" calcext:value-type="float">
            <text:p>0.95</text:p>
          </table:table-cell>
          <table:table-cell table:formula="of:=[.M101]/SUM([.$M101:.$N101])" office:value-type="float" office:value="0.853115341484259" calcext:value-type="float">
            <text:p>0.8531153415</text:p>
          </table:table-cell>
          <table:table-cell table:formula="of:=[.N101]/SUM([.$M101:.$N101])" office:value-type="float" office:value="0.146884658515741" calcext:value-type="float">
            <text:p>0.1468846585</text:p>
          </table:table-cell>
          <table:table-cell/>
        </table:table-row>
        <table:table-row table:style-name="ro1">
          <table:table-cell/>
          <table:table-cell table:formula="of:=1-SUM([.C102:.L102])" office:value-type="float" office:value="0" calcext:value-type="float">
            <text:p>0</text:p>
          </table:table-cell>
          <table:table-cell table:formula="of:=IF(MOD(ROW(); 2)=MOD(COLUMN();2); [.$P102]*[.$P102] + [.$P102]*(1-[.$P102])*[.Q102]; [.$P102]*(1-[.$P102])*[.Q102]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RAND()" office:value-type="float" office:value="0.432358587433972" calcext:value-type="float">
            <text:p>0.4323585874</text:p>
          </table:table-cell>
          <table:table-cell table:formula="of:=RAND()" office:value-type="float" office:value="0.174103862455622" calcext:value-type="float">
            <text:p>0.1741038625</text:p>
          </table:table-cell>
          <table:table-cell/>
          <table:table-cell table:formula="of:=[.P101]+0.05" office:value-type="float" office:value="1" calcext:value-type="float">
            <text:p>1</text:p>
          </table:table-cell>
          <table:table-cell table:formula="of:=[.M102]/SUM([.$M102:.$N102])" office:value-type="float" office:value="0.712918973817229" calcext:value-type="float">
            <text:p>0.7129189738</text:p>
          </table:table-cell>
          <table:table-cell table:formula="of:=[.N102]/SUM([.$M102:.$N102])" office:value-type="float" office:value="0.287081026182771" calcext:value-type="float">
            <text:p>0.2870810262</text:p>
          </table:table-cell>
          <table:table-cell/>
        </table:table-row>
        <table:table-row table:style-name="ro1">
          <table:table-cell/>
          <table:table-cell table:formula="of:=1-SUM([.C103:.L103])" office:value-type="float" office:value="0" calcext:value-type="float">
            <text:p>0</text:p>
          </table:table-cell>
          <table:table-cell table:formula="of:=IF(MOD(ROW(); 2)=MOD(COLUMN();2); [.$P103]*[.$P103] + [.$P103]*(1-[.$P103])*[.Q103]; [.$P103]*(1-[.$P103])*[.Q103])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table:formula="of:=RAND()" office:value-type="float" office:value="0.64931385944065" calcext:value-type="float">
            <text:p>0.6493138594</text:p>
          </table:table-cell>
          <table:table-cell table:formula="of:=RAND()" office:value-type="float" office:value="0.814685221788147" calcext:value-type="float">
            <text:p>0.8146852218</text:p>
          </table:table-cell>
          <table:table-cell/>
          <table:table-cell table:formula="of:=[.P102]" office:value-type="float" office:value="1" calcext:value-type="float">
            <text:p>1</text:p>
          </table:table-cell>
          <table:table-cell table:formula="of:=[.M103]/SUM([.$M103:.$N103])" office:value-type="float" office:value="0.443520674135706" calcext:value-type="float">
            <text:p>0.4435206741</text:p>
          </table:table-cell>
          <table:table-cell table:formula="of:=[.N103]/SUM([.$M103:.$N103])" office:value-type="float" office:value="0.556479325864294" calcext:value-type="float">
            <text:p>0.55647932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RAND()" office:value-type="float" office:value="0.787318028920848" calcext:value-type="float">
            <text:p>0.7873180289</text:p>
          </table:table-cell>
          <table:table-cell table:formula="of:=RAND()" office:value-type="float" office:value="0.113513217029435" calcext:value-type="float">
            <text:p>0.113513217</text:p>
          </table:table-cell>
          <table:table-cell table:number-columns-repeated="2"/>
          <table:table-cell table:formula="of:=[.M104]/SUM([.$M104:.$N104])" office:value-type="float" office:value="0.873990586428104" calcext:value-type="float">
            <text:p>0.8739905864</text:p>
          </table:table-cell>
          <table:table-cell table:formula="of:=[.N104]/SUM([.$M104:.$N104])" office:value-type="float" office:value="0.126009413571896" calcext:value-type="float">
            <text:p>0.12600941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330948071145411" calcext:value-type="float">
            <text:p>0.0330948071</text:p>
          </table:table-cell>
          <table:table-cell office:value-type="float" office:value="0.940578441889215" calcext:value-type="float">
            <text:p>0.9405784419</text:p>
          </table:table-cell>
          <table:table-cell office:value-type="float" office:value="0.0263267509962436" calcext:value-type="float">
            <text:p>0.026326751</text:p>
          </table:table-cell>
          <table:table-cell table:number-columns-repeated="7"/>
          <table:table-cell table:formula="of:=RAND()" office:value-type="float" office:value="0.173349850868735" calcext:value-type="float">
            <text:p>0.1733498509</text:p>
          </table:table-cell>
          <table:table-cell table:formula="of:=RAND()" office:value-type="float" office:value="0.265684026456303" calcext:value-type="float">
            <text:p>0.2656840265</text:p>
          </table:table-cell>
          <table:table-cell/>
          <table:table-cell table:formula="of:=[.P104]+0.05" office:value-type="float" office:value="0.05" calcext:value-type="float">
            <text:p>0.05</text:p>
          </table:table-cell>
          <table:table-cell table:formula="of:=[.M105]/SUM([.$M105:.$N105])" office:value-type="float" office:value="0.394843905725289" calcext:value-type="float">
            <text:p>0.3948439057</text:p>
          </table:table-cell>
          <table:table-cell table:formula="of:=[.N105]/SUM([.$M105:.$N105])" office:value-type="float" office:value="0.605156094274711" calcext:value-type="float">
            <text:p>0.60515609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359720949586926" calcext:value-type="float">
            <text:p>0.035972095</text:p>
          </table:table-cell>
          <table:table-cell office:value-type="float" office:value="0.949426015318707" calcext:value-type="float">
            <text:p>0.9494260153</text:p>
          </table:table-cell>
          <table:table-cell office:value-type="float" office:value="0.0146018897226001" calcext:value-type="float">
            <text:p>0.0146018897</text:p>
          </table:table-cell>
          <table:table-cell table:number-columns-repeated="7"/>
          <table:table-cell table:formula="of:=RAND()" office:value-type="float" office:value="0.496600134098656" calcext:value-type="float">
            <text:p>0.4966001341</text:p>
          </table:table-cell>
          <table:table-cell table:formula="of:=RAND()" office:value-type="float" office:value="0.301021940072589" calcext:value-type="float">
            <text:p>0.3010219401</text:p>
          </table:table-cell>
          <table:table-cell/>
          <table:table-cell table:formula="of:=[.P105]" office:value-type="float" office:value="0.05" calcext:value-type="float">
            <text:p>0.05</text:p>
          </table:table-cell>
          <table:table-cell table:formula="of:=[.M106]/SUM([.$M106:.$N106])" office:value-type="float" office:value="0.622600790749979" calcext:value-type="float">
            <text:p>0.6226007907</text:p>
          </table:table-cell>
          <table:table-cell table:formula="of:=[.N106]/SUM([.$M106:.$N106])" office:value-type="float" office:value="0.377399209250021" calcext:value-type="float">
            <text:p>0.37739920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273049077703038" calcext:value-type="float">
            <text:p>0.0273049078</text:p>
          </table:table-cell>
          <table:table-cell office:value-type="float" office:value="0.899354375086405" calcext:value-type="float">
            <text:p>0.8993543751</text:p>
          </table:table-cell>
          <table:table-cell office:value-type="float" office:value="0.0733407171432911" calcext:value-type="float">
            <text:p>0.0733407171</text:p>
          </table:table-cell>
          <table:table-cell table:number-columns-repeated="7"/>
          <table:table-cell table:formula="of:=RAND()" office:value-type="float" office:value="0.288488059776859" calcext:value-type="float">
            <text:p>0.2884880598</text:p>
          </table:table-cell>
          <table:table-cell table:formula="of:=RAND()" office:value-type="float" office:value="0.436936774333136" calcext:value-type="float">
            <text:p>0.4369367743</text:p>
          </table:table-cell>
          <table:table-cell/>
          <table:table-cell table:formula="of:=[.P106]+0.05" office:value-type="float" office:value="0.1" calcext:value-type="float">
            <text:p>0.1</text:p>
          </table:table-cell>
          <table:table-cell table:formula="of:=[.M107]/SUM([.$M107:.$N107])" office:value-type="float" office:value="0.397681532547473" calcext:value-type="float">
            <text:p>0.3976815325</text:p>
          </table:table-cell>
          <table:table-cell table:formula="of:=[.N107]/SUM([.$M107:.$N107])" office:value-type="float" office:value="0.602318467452527" calcext:value-type="float">
            <text:p>0.60231846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861394235106343" calcext:value-type="float">
            <text:p>0.0861394235</text:p>
          </table:table-cell>
          <table:table-cell office:value-type="float" office:value="0.8841757749909" calcext:value-type="float">
            <text:p>0.884175775</text:p>
          </table:table-cell>
          <table:table-cell office:value-type="float" office:value="0.0296848014984659" calcext:value-type="float">
            <text:p>0.0296848015</text:p>
          </table:table-cell>
          <table:table-cell table:number-columns-repeated="7"/>
          <table:table-cell table:formula="of:=RAND()" office:value-type="float" office:value="0.139279545541201" calcext:value-type="float">
            <text:p>0.1392795455</text:p>
          </table:table-cell>
          <table:table-cell table:formula="of:=RAND()" office:value-type="float" office:value="0.206239517539064" calcext:value-type="float">
            <text:p>0.2062395175</text:p>
          </table:table-cell>
          <table:table-cell/>
          <table:table-cell table:formula="of:=[.P107]" office:value-type="float" office:value="0.1" calcext:value-type="float">
            <text:p>0.1</text:p>
          </table:table-cell>
          <table:table-cell table:formula="of:=[.M108]/SUM([.$M108:.$N108])" office:value-type="float" office:value="0.403102347811259" calcext:value-type="float">
            <text:p>0.4031023478</text:p>
          </table:table-cell>
          <table:table-cell table:formula="of:=[.N108]/SUM([.$M108:.$N108])" office:value-type="float" office:value="0.596897652188741" calcext:value-type="float">
            <text:p>0.59689765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760730518457984" calcext:value-type="float">
            <text:p>0.0760730518</text:p>
          </table:table-cell>
          <table:table-cell office:value-type="float" office:value="0.872983129323091" calcext:value-type="float">
            <text:p>0.8729831293</text:p>
          </table:table-cell>
          <table:table-cell office:value-type="float" office:value="0.0509438188311103" calcext:value-type="float">
            <text:p>0.0509438188</text:p>
          </table:table-cell>
          <table:table-cell table:number-columns-repeated="7"/>
          <table:table-cell table:formula="of:=RAND()" office:value-type="float" office:value="0.992064046221033" calcext:value-type="float">
            <text:p>0.9920640462</text:p>
          </table:table-cell>
          <table:table-cell table:formula="of:=RAND()" office:value-type="float" office:value="0.533348442508149" calcext:value-type="float">
            <text:p>0.5333484425</text:p>
          </table:table-cell>
          <table:table-cell/>
          <table:table-cell table:formula="of:=[.P108]+0.05" office:value-type="float" office:value="0.15" calcext:value-type="float">
            <text:p>0.15</text:p>
          </table:table-cell>
          <table:table-cell table:formula="of:=[.M109]/SUM([.$M109:.$N109])" office:value-type="float" office:value="0.650357889129071" calcext:value-type="float">
            <text:p>0.6503578891</text:p>
          </table:table-cell>
          <table:table-cell table:formula="of:=[.N109]/SUM([.$M109:.$N109])" office:value-type="float" office:value="0.349642110870929" calcext:value-type="float">
            <text:p>0.34964211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395493920148912" calcext:value-type="float">
            <text:p>0.039549392</text:p>
          </table:table-cell>
          <table:table-cell office:value-type="float" office:value="0.890035872568729" calcext:value-type="float">
            <text:p>0.8900358726</text:p>
          </table:table-cell>
          <table:table-cell office:value-type="float" office:value="0.0704147354163797" calcext:value-type="float">
            <text:p>0.0704147354</text:p>
          </table:table-cell>
          <table:table-cell table:number-columns-repeated="7"/>
          <table:table-cell table:formula="of:=RAND()" office:value-type="float" office:value="0.140265279696878" calcext:value-type="float">
            <text:p>0.1402652797</text:p>
          </table:table-cell>
          <table:table-cell table:formula="of:=RAND()" office:value-type="float" office:value="0.134695500010759" calcext:value-type="float">
            <text:p>0.1346955</text:p>
          </table:table-cell>
          <table:table-cell/>
          <table:table-cell table:formula="of:=[.P109]" office:value-type="float" office:value="0.15" calcext:value-type="float">
            <text:p>0.15</text:p>
          </table:table-cell>
          <table:table-cell table:formula="of:=[.M110]/SUM([.$M110:.$N110])" office:value-type="float" office:value="0.510128316649453" calcext:value-type="float">
            <text:p>0.5101283166</text:p>
          </table:table-cell>
          <table:table-cell table:formula="of:=[.N110]/SUM([.$M110:.$N110])" office:value-type="float" office:value="0.489871683350547" calcext:value-type="float">
            <text:p>0.48987168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498900956173437" calcext:value-type="float">
            <text:p>0.0498900956</text:p>
          </table:table-cell>
          <table:table-cell office:value-type="float" office:value="0.817872972747778" calcext:value-type="float">
            <text:p>0.8178729727</text:p>
          </table:table-cell>
          <table:table-cell office:value-type="float" office:value="0.132236931634878" calcext:value-type="float">
            <text:p>0.1322369316</text:p>
          </table:table-cell>
          <table:table-cell table:number-columns-repeated="7"/>
          <table:table-cell table:formula="of:=RAND()" office:value-type="float" office:value="0.0114964866229346" calcext:value-type="float">
            <text:p>0.0114964866</text:p>
          </table:table-cell>
          <table:table-cell table:formula="of:=RAND()" office:value-type="float" office:value="0.724355939135898" calcext:value-type="float">
            <text:p>0.7243559391</text:p>
          </table:table-cell>
          <table:table-cell/>
          <table:table-cell table:formula="of:=[.P110]+0.05" office:value-type="float" office:value="0.2" calcext:value-type="float">
            <text:p>0.2</text:p>
          </table:table-cell>
          <table:table-cell table:formula="of:=[.M111]/SUM([.$M111:.$N111])" office:value-type="float" office:value="0.0156233590058211" calcext:value-type="float">
            <text:p>0.015623359</text:p>
          </table:table-cell>
          <table:table-cell table:formula="of:=[.N111]/SUM([.$M111:.$N111])" office:value-type="float" office:value="0.984376640994179" calcext:value-type="float">
            <text:p>0.9843766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129420114781323" calcext:value-type="float">
            <text:p>0.1294201148</text:p>
          </table:table-cell>
          <table:table-cell office:value-type="float" office:value="0.803634507599657" calcext:value-type="float">
            <text:p>0.8036345076</text:p>
          </table:table-cell>
          <table:table-cell office:value-type="float" office:value="0.0669453776190205" calcext:value-type="float">
            <text:p>0.0669453776</text:p>
          </table:table-cell>
          <table:table-cell table:number-columns-repeated="7"/>
          <table:table-cell table:formula="of:=RAND()" office:value-type="float" office:value="0.909974326332689" calcext:value-type="float">
            <text:p>0.9099743263</text:p>
          </table:table-cell>
          <table:table-cell table:formula="of:=RAND()" office:value-type="float" office:value="0.207966870005205" calcext:value-type="float">
            <text:p>0.20796687</text:p>
          </table:table-cell>
          <table:table-cell/>
          <table:table-cell table:formula="of:=[.P111]" office:value-type="float" office:value="0.2" calcext:value-type="float">
            <text:p>0.2</text:p>
          </table:table-cell>
          <table:table-cell table:formula="of:=[.M112]/SUM([.$M112:.$N112])" office:value-type="float" office:value="0.813973337160797" calcext:value-type="float">
            <text:p>0.8139733372</text:p>
          </table:table-cell>
          <table:table-cell table:formula="of:=[.N112]/SUM([.$M112:.$N112])" office:value-type="float" office:value="0.186026662839203" calcext:value-type="float">
            <text:p>0.18602666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840927852045928" calcext:value-type="float">
            <text:p>0.0840927852</text:p>
          </table:table-cell>
          <table:table-cell office:value-type="float" office:value="0.690767523370022" calcext:value-type="float">
            <text:p>0.6907675234</text:p>
          </table:table-cell>
          <table:table-cell office:value-type="float" office:value="0.225139691425385" calcext:value-type="float">
            <text:p>0.2251396914</text:p>
          </table:table-cell>
          <table:table-cell table:number-columns-repeated="7"/>
          <table:table-cell table:formula="of:=RAND()" office:value-type="float" office:value="0.648526247042966" calcext:value-type="float">
            <text:p>0.648526247</text:p>
          </table:table-cell>
          <table:table-cell table:formula="of:=RAND()" office:value-type="float" office:value="0.143449640423256" calcext:value-type="float">
            <text:p>0.1434496404</text:p>
          </table:table-cell>
          <table:table-cell/>
          <table:table-cell table:formula="of:=[.P112]+0.05" office:value-type="float" office:value="0.25" calcext:value-type="float">
            <text:p>0.25</text:p>
          </table:table-cell>
          <table:table-cell table:formula="of:=[.M113]/SUM([.$M113:.$N113])" office:value-type="float" office:value="0.818871202149606" calcext:value-type="float">
            <text:p>0.8188712021</text:p>
          </table:table-cell>
          <table:table-cell table:formula="of:=[.N113]/SUM([.$M113:.$N113])" office:value-type="float" office:value="0.181128797850394" calcext:value-type="float">
            <text:p>0.18112879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173673996075985" calcext:value-type="float">
            <text:p>0.1736739961</text:p>
          </table:table-cell>
          <table:table-cell office:value-type="float" office:value="0.6473332789133" calcext:value-type="float">
            <text:p>0.6473332789</text:p>
          </table:table-cell>
          <table:table-cell office:value-type="float" office:value="0.178992725010715" calcext:value-type="float">
            <text:p>0.178992725</text:p>
          </table:table-cell>
          <table:table-cell table:number-columns-repeated="7"/>
          <table:table-cell table:formula="of:=RAND()" office:value-type="float" office:value="0.497675705669288" calcext:value-type="float">
            <text:p>0.4976757057</text:p>
          </table:table-cell>
          <table:table-cell table:formula="of:=RAND()" office:value-type="float" office:value="0.107985229481588" calcext:value-type="float">
            <text:p>0.1079852295</text:p>
          </table:table-cell>
          <table:table-cell/>
          <table:table-cell table:formula="of:=[.P113]" office:value-type="float" office:value="0.25" calcext:value-type="float">
            <text:p>0.25</text:p>
          </table:table-cell>
          <table:table-cell table:formula="of:=[.M114]/SUM([.$M114:.$N114])" office:value-type="float" office:value="0.821706794652873" calcext:value-type="float">
            <text:p>0.8217067947</text:p>
          </table:table-cell>
          <table:table-cell table:formula="of:=[.N114]/SUM([.$M114:.$N114])" office:value-type="float" office:value="0.178293205347127" calcext:value-type="float">
            <text:p>0.17829320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20510580079031" calcext:value-type="float">
            <text:p>0.2051058008</text:p>
          </table:table-cell>
          <table:table-cell office:value-type="float" office:value="0.519055642707044" calcext:value-type="float">
            <text:p>0.5190556427</text:p>
          </table:table-cell>
          <table:table-cell office:value-type="float" office:value="0.275838556502646" calcext:value-type="float">
            <text:p>0.2758385565</text:p>
          </table:table-cell>
          <table:table-cell table:number-columns-repeated="7"/>
          <table:table-cell table:formula="of:=RAND()" office:value-type="float" office:value="0.658511765908703" calcext:value-type="float">
            <text:p>0.6585117659</text:p>
          </table:table-cell>
          <table:table-cell table:formula="of:=RAND()" office:value-type="float" office:value="0.932662047677516" calcext:value-type="float">
            <text:p>0.9326620477</text:p>
          </table:table-cell>
          <table:table-cell/>
          <table:table-cell table:formula="of:=[.P114]+0.05" office:value-type="float" office:value="0.3" calcext:value-type="float">
            <text:p>0.3</text:p>
          </table:table-cell>
          <table:table-cell table:formula="of:=[.M115]/SUM([.$M115:.$N115])" office:value-type="float" office:value="0.413852817514974" calcext:value-type="float">
            <text:p>0.4138528175</text:p>
          </table:table-cell>
          <table:table-cell table:formula="of:=[.N115]/SUM([.$M115:.$N115])" office:value-type="float" office:value="0.586147182485026" calcext:value-type="float">
            <text:p>0.58614718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1614026841617" calcext:value-type="float">
            <text:p>0.1614026842</text:p>
          </table:table-cell>
          <table:table-cell office:value-type="float" office:value="0.678059899292148" calcext:value-type="float">
            <text:p>0.6780598993</text:p>
          </table:table-cell>
          <table:table-cell office:value-type="float" office:value="0.160537416546152" calcext:value-type="float">
            <text:p>0.1605374165</text:p>
          </table:table-cell>
          <table:table-cell table:number-columns-repeated="7"/>
          <table:table-cell table:formula="of:=RAND()" office:value-type="float" office:value="0.866217720320123" calcext:value-type="float">
            <text:p>0.8662177203</text:p>
          </table:table-cell>
          <table:table-cell table:formula="of:=RAND()" office:value-type="float" office:value="0.63265349209432" calcext:value-type="float">
            <text:p>0.6326534921</text:p>
          </table:table-cell>
          <table:table-cell/>
          <table:table-cell table:formula="of:=[.P115]" office:value-type="float" office:value="0.3" calcext:value-type="float">
            <text:p>0.3</text:p>
          </table:table-cell>
          <table:table-cell table:formula="of:=[.M116]/SUM([.$M116:.$N116])" office:value-type="float" office:value="0.577913374508531" calcext:value-type="float">
            <text:p>0.5779133745</text:p>
          </table:table-cell>
          <table:table-cell table:formula="of:=[.N116]/SUM([.$M116:.$N116])" office:value-type="float" office:value="0.42208662549147" calcext:value-type="float">
            <text:p>0.42208662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158520110840718" calcext:value-type="float">
            <text:p>0.1585201108</text:p>
          </table:table-cell>
          <table:table-cell office:value-type="float" office:value="0.596049260063392" calcext:value-type="float">
            <text:p>0.5960492601</text:p>
          </table:table-cell>
          <table:table-cell office:value-type="float" office:value="0.24543062909589" calcext:value-type="float">
            <text:p>0.2454306291</text:p>
          </table:table-cell>
          <table:table-cell table:number-columns-repeated="7"/>
          <table:table-cell table:formula="of:=RAND()" office:value-type="float" office:value="0.716784754622266" calcext:value-type="float">
            <text:p>0.7167847546</text:p>
          </table:table-cell>
          <table:table-cell table:formula="of:=RAND()" office:value-type="float" office:value="0.178899832300884" calcext:value-type="float">
            <text:p>0.1788998323</text:p>
          </table:table-cell>
          <table:table-cell/>
          <table:table-cell table:formula="of:=[.P116]+0.05" office:value-type="float" office:value="0.35" calcext:value-type="float">
            <text:p>0.35</text:p>
          </table:table-cell>
          <table:table-cell table:formula="of:=[.M117]/SUM([.$M117:.$N117])" office:value-type="float" office:value="0.800264697067703" calcext:value-type="float">
            <text:p>0.8002646971</text:p>
          </table:table-cell>
          <table:table-cell table:formula="of:=[.N117]/SUM([.$M117:.$N117])" office:value-type="float" office:value="0.199735302932297" calcext:value-type="float">
            <text:p>0.19973530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26287583932334" calcext:value-type="float">
            <text:p>0.2628758393</text:p>
          </table:table-cell>
          <table:table-cell office:value-type="float" office:value="0.517662501006368" calcext:value-type="float">
            <text:p>0.517662501</text:p>
          </table:table-cell>
          <table:table-cell office:value-type="float" office:value="0.219461659670292" calcext:value-type="float">
            <text:p>0.2194616597</text:p>
          </table:table-cell>
          <table:table-cell table:number-columns-repeated="7"/>
          <table:table-cell table:formula="of:=RAND()" office:value-type="float" office:value="0.813630182695298" calcext:value-type="float">
            <text:p>0.8136301827</text:p>
          </table:table-cell>
          <table:table-cell table:formula="of:=RAND()" office:value-type="float" office:value="0.374573310751672" calcext:value-type="float">
            <text:p>0.3745733108</text:p>
          </table:table-cell>
          <table:table-cell/>
          <table:table-cell table:formula="of:=[.P117]" office:value-type="float" office:value="0.35" calcext:value-type="float">
            <text:p>0.35</text:p>
          </table:table-cell>
          <table:table-cell table:formula="of:=[.M118]/SUM([.$M118:.$N118])" office:value-type="float" office:value="0.684756598665572" calcext:value-type="float">
            <text:p>0.6847565987</text:p>
          </table:table-cell>
          <table:table-cell table:formula="of:=[.N118]/SUM([.$M118:.$N118])" office:value-type="float" office:value="0.315243401334428" calcext:value-type="float">
            <text:p>0.31524340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227346515807657" calcext:value-type="float">
            <text:p>0.2273465158</text:p>
          </table:table-cell>
          <table:table-cell office:value-type="float" office:value="0.475134799684687" calcext:value-type="float">
            <text:p>0.4751347997</text:p>
          </table:table-cell>
          <table:table-cell office:value-type="float" office:value="0.297518684507656" calcext:value-type="float">
            <text:p>0.2975186845</text:p>
          </table:table-cell>
          <table:table-cell table:number-columns-repeated="7"/>
          <table:table-cell table:formula="of:=RAND()" office:value-type="float" office:value="0.353644128887509" calcext:value-type="float">
            <text:p>0.3536441289</text:p>
          </table:table-cell>
          <table:table-cell table:formula="of:=RAND()" office:value-type="float" office:value="0.622380779210037" calcext:value-type="float">
            <text:p>0.6223807792</text:p>
          </table:table-cell>
          <table:table-cell/>
          <table:table-cell table:formula="of:=[.P118]+0.05" office:value-type="float" office:value="0.4" calcext:value-type="float">
            <text:p>0.4</text:p>
          </table:table-cell>
          <table:table-cell table:formula="of:=[.M119]/SUM([.$M119:.$N119])" office:value-type="float" office:value="0.362331049088519" calcext:value-type="float">
            <text:p>0.3623310491</text:p>
          </table:table-cell>
          <table:table-cell table:formula="of:=[.N119]/SUM([.$M119:.$N119])" office:value-type="float" office:value="0.637668950911481" calcext:value-type="float">
            <text:p>0.63766895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264794223446175" calcext:value-type="float">
            <text:p>0.2647942234</text:p>
          </table:table-cell>
          <table:table-cell office:value-type="float" office:value="0.588228480353793" calcext:value-type="float">
            <text:p>0.5882284804</text:p>
          </table:table-cell>
          <table:table-cell office:value-type="float" office:value="0.146977296200032" calcext:value-type="float">
            <text:p>0.1469772962</text:p>
          </table:table-cell>
          <table:table-cell table:number-columns-repeated="7"/>
          <table:table-cell table:formula="of:=RAND()" office:value-type="float" office:value="0.219263691937372" calcext:value-type="float">
            <text:p>0.2192636919</text:p>
          </table:table-cell>
          <table:table-cell table:formula="of:=RAND()" office:value-type="float" office:value="0.852876109629132" calcext:value-type="float">
            <text:p>0.8528761096</text:p>
          </table:table-cell>
          <table:table-cell/>
          <table:table-cell table:formula="of:=[.P119]" office:value-type="float" office:value="0.4" calcext:value-type="float">
            <text:p>0.4</text:p>
          </table:table-cell>
          <table:table-cell table:formula="of:=[.M120]/SUM([.$M120:.$N120])" office:value-type="float" office:value="0.204510355475103" calcext:value-type="float">
            <text:p>0.2045103555</text:p>
          </table:table-cell>
          <table:table-cell table:formula="of:=[.N120]/SUM([.$M120:.$N120])" office:value-type="float" office:value="0.795489644524897" calcext:value-type="float">
            <text:p>0.7954896445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173974712802458" calcext:value-type="float">
            <text:p>0.1739747128</text:p>
          </table:table-cell>
          <table:table-cell office:value-type="float" office:value="0.489866261229443" calcext:value-type="float">
            <text:p>0.4898662612</text:p>
          </table:table-cell>
          <table:table-cell office:value-type="float" office:value="0.336159025968099" calcext:value-type="float">
            <text:p>0.336159026</text:p>
          </table:table-cell>
          <table:table-cell table:number-columns-repeated="7"/>
          <table:table-cell table:formula="of:=RAND()" office:value-type="float" office:value="0.937412865641254" calcext:value-type="float">
            <text:p>0.9374128656</text:p>
          </table:table-cell>
          <table:table-cell table:formula="of:=RAND()" office:value-type="float" office:value="0.707540728210453" calcext:value-type="float">
            <text:p>0.7075407282</text:p>
          </table:table-cell>
          <table:table-cell/>
          <table:table-cell table:formula="of:=[.P120]+0.05" office:value-type="float" office:value="0.45" calcext:value-type="float">
            <text:p>0.45</text:p>
          </table:table-cell>
          <table:table-cell table:formula="of:=[.M121]/SUM([.$M121:.$N121])" office:value-type="float" office:value="0.569871921703441" calcext:value-type="float">
            <text:p>0.5698719217</text:p>
          </table:table-cell>
          <table:table-cell table:formula="of:=[.N121]/SUM([.$M121:.$N121])" office:value-type="float" office:value="0.430128078296559" calcext:value-type="float">
            <text:p>0.43012807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34938842723999" calcext:value-type="float">
            <text:p>0.3493884272</text:p>
          </table:table-cell>
          <table:table-cell office:value-type="float" office:value="0.557931068629908" calcext:value-type="float">
            <text:p>0.5579310686</text:p>
          </table:table-cell>
          <table:table-cell office:value-type="float" office:value="0.0926805041301016" calcext:value-type="float">
            <text:p>0.0926805041</text:p>
          </table:table-cell>
          <table:table-cell table:number-columns-repeated="7"/>
          <table:table-cell table:formula="of:=RAND()" office:value-type="float" office:value="0.608761361912529" calcext:value-type="float">
            <text:p>0.6087613619</text:p>
          </table:table-cell>
          <table:table-cell table:formula="of:=RAND()" office:value-type="float" office:value="0.356169814546432" calcext:value-type="float">
            <text:p>0.3561698145</text:p>
          </table:table-cell>
          <table:table-cell/>
          <table:table-cell table:formula="of:=[.P121]" office:value-type="float" office:value="0.45" calcext:value-type="float">
            <text:p>0.45</text:p>
          </table:table-cell>
          <table:table-cell table:formula="of:=[.M122]/SUM([.$M122:.$N122])" office:value-type="float" office:value="0.630885784151488" calcext:value-type="float">
            <text:p>0.6308857842</text:p>
          </table:table-cell>
          <table:table-cell table:formula="of:=[.N122]/SUM([.$M122:.$N122])" office:value-type="float" office:value="0.369114215848512" calcext:value-type="float">
            <text:p>0.36911421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180483025696521" calcext:value-type="float">
            <text:p>0.1804830257</text:p>
          </table:table-cell>
          <table:table-cell office:value-type="float" office:value="0.500922569106456" calcext:value-type="float">
            <text:p>0.5009225691</text:p>
          </table:table-cell>
          <table:table-cell office:value-type="float" office:value="0.318594405197023" calcext:value-type="float">
            <text:p>0.3185944052</text:p>
          </table:table-cell>
          <table:table-cell table:number-columns-repeated="7"/>
          <table:table-cell table:formula="of:=RAND()" office:value-type="float" office:value="0.173969675802597" calcext:value-type="float">
            <text:p>0.1739696758</text:p>
          </table:table-cell>
          <table:table-cell table:formula="of:=RAND()" office:value-type="float" office:value="0.406457728997694" calcext:value-type="float">
            <text:p>0.406457729</text:p>
          </table:table-cell>
          <table:table-cell/>
          <table:table-cell table:formula="of:=[.P122]+0.05" office:value-type="float" office:value="0.5" calcext:value-type="float">
            <text:p>0.5</text:p>
          </table:table-cell>
          <table:table-cell table:formula="of:=[.M123]/SUM([.$M123:.$N123])" office:value-type="float" office:value="0.299726846740559" calcext:value-type="float">
            <text:p>0.2997268467</text:p>
          </table:table-cell>
          <table:table-cell table:formula="of:=[.N123]/SUM([.$M123:.$N123])" office:value-type="float" office:value="0.700273153259441" calcext:value-type="float">
            <text:p>0.70027315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353238096983173" calcext:value-type="float">
            <text:p>0.353238097</text:p>
          </table:table-cell>
          <table:table-cell office:value-type="float" office:value="0.416737716870009" calcext:value-type="float">
            <text:p>0.4167377169</text:p>
          </table:table-cell>
          <table:table-cell office:value-type="float" office:value="0.230024186146818" calcext:value-type="float">
            <text:p>0.2300241861</text:p>
          </table:table-cell>
          <table:table-cell table:number-columns-repeated="7"/>
          <table:table-cell table:formula="of:=RAND()" office:value-type="float" office:value="0.424503876557374" calcext:value-type="float">
            <text:p>0.4245038766</text:p>
          </table:table-cell>
          <table:table-cell table:formula="of:=RAND()" office:value-type="float" office:value="0.985715614566395" calcext:value-type="float">
            <text:p>0.9857156146</text:p>
          </table:table-cell>
          <table:table-cell/>
          <table:table-cell table:formula="of:=[.P123]" office:value-type="float" office:value="0.5" calcext:value-type="float">
            <text:p>0.5</text:p>
          </table:table-cell>
          <table:table-cell table:formula="of:=[.M124]/SUM([.$M124:.$N124])" office:value-type="float" office:value="0.301019720142357" calcext:value-type="float">
            <text:p>0.3010197201</text:p>
          </table:table-cell>
          <table:table-cell table:formula="of:=[.N124]/SUM([.$M124:.$N124])" office:value-type="float" office:value="0.698980279857643" calcext:value-type="float">
            <text:p>0.69898027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793621685084725" calcext:value-type="float">
            <text:p>0.0793621685</text:p>
          </table:table-cell>
          <table:table-cell office:value-type="float" office:value="0.56080248009088" calcext:value-type="float">
            <text:p>0.5608024801</text:p>
          </table:table-cell>
          <table:table-cell office:value-type="float" office:value="0.359835351400648" calcext:value-type="float">
            <text:p>0.3598353514</text:p>
          </table:table-cell>
          <table:table-cell table:number-columns-repeated="7"/>
          <table:table-cell table:formula="of:=RAND()" office:value-type="float" office:value="0.878816142516311" calcext:value-type="float">
            <text:p>0.8788161425</text:p>
          </table:table-cell>
          <table:table-cell table:formula="of:=RAND()" office:value-type="float" office:value="0.413201953864722" calcext:value-type="float">
            <text:p>0.4132019539</text:p>
          </table:table-cell>
          <table:table-cell/>
          <table:table-cell table:formula="of:=[.P124]+0.05" office:value-type="float" office:value="0.55" calcext:value-type="float">
            <text:p>0.55</text:p>
          </table:table-cell>
          <table:table-cell table:formula="of:=[.M125]/SUM([.$M125:.$N125])" office:value-type="float" office:value="0.680188725667149" calcext:value-type="float">
            <text:p>0.6801887257</text:p>
          </table:table-cell>
          <table:table-cell table:formula="of:=[.N125]/SUM([.$M125:.$N125])" office:value-type="float" office:value="0.319811274332851" calcext:value-type="float">
            <text:p>0.31981127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370820229880617" calcext:value-type="float">
            <text:p>0.3708202299</text:p>
          </table:table-cell>
          <table:table-cell office:value-type="float" office:value="0.49319388160283" calcext:value-type="float">
            <text:p>0.4931938816</text:p>
          </table:table-cell>
          <table:table-cell office:value-type="float" office:value="0.135985888516554" calcext:value-type="float">
            <text:p>0.1359858885</text:p>
          </table:table-cell>
          <table:table-cell table:number-columns-repeated="7"/>
          <table:table-cell table:formula="of:=RAND()" office:value-type="float" office:value="0.652769983562704" calcext:value-type="float">
            <text:p>0.6527699836</text:p>
          </table:table-cell>
          <table:table-cell table:formula="of:=RAND()" office:value-type="float" office:value="0.464544413331398" calcext:value-type="float">
            <text:p>0.4645444133</text:p>
          </table:table-cell>
          <table:table-cell/>
          <table:table-cell table:formula="of:=[.P125]" office:value-type="float" office:value="0.55" calcext:value-type="float">
            <text:p>0.55</text:p>
          </table:table-cell>
          <table:table-cell table:formula="of:=[.M126]/SUM([.$M126:.$N126])" office:value-type="float" office:value="0.584231247155918" calcext:value-type="float">
            <text:p>0.5842312472</text:p>
          </table:table-cell>
          <table:table-cell table:formula="of:=[.N126]/SUM([.$M126:.$N126])" office:value-type="float" office:value="0.415768752844082" calcext:value-type="float">
            <text:p>0.41576875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195449513276268" calcext:value-type="float">
            <text:p>0.1954495133</text:p>
          </table:table-cell>
          <table:table-cell office:value-type="float" office:value="0.302455298594873" calcext:value-type="float">
            <text:p>0.3024552986</text:p>
          </table:table-cell>
          <table:table-cell office:value-type="float" office:value="0.50209518812886" calcext:value-type="float">
            <text:p>0.5020951881</text:p>
          </table:table-cell>
          <table:table-cell table:number-columns-repeated="7"/>
          <table:table-cell table:formula="of:=RAND()" office:value-type="float" office:value="0.16762139334003" calcext:value-type="float">
            <text:p>0.1676213933</text:p>
          </table:table-cell>
          <table:table-cell table:formula="of:=RAND()" office:value-type="float" office:value="0.619266854267526" calcext:value-type="float">
            <text:p>0.6192668543</text:p>
          </table:table-cell>
          <table:table-cell/>
          <table:table-cell table:formula="of:=[.P126]+0.05" office:value-type="float" office:value="0.6" calcext:value-type="float">
            <text:p>0.6</text:p>
          </table:table-cell>
          <table:table-cell table:formula="of:=[.M127]/SUM([.$M127:.$N127])" office:value-type="float" office:value="0.213018041443196" calcext:value-type="float">
            <text:p>0.2130180414</text:p>
          </table:table-cell>
          <table:table-cell table:formula="of:=[.N127]/SUM([.$M127:.$N127])" office:value-type="float" office:value="0.786981958556804" calcext:value-type="float">
            <text:p>0.78698195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454774846848652" calcext:value-type="float">
            <text:p>0.4547748468</text:p>
          </table:table-cell>
          <table:table-cell office:value-type="float" office:value="0.332362138284051" calcext:value-type="float">
            <text:p>0.3323621383</text:p>
          </table:table-cell>
          <table:table-cell office:value-type="float" office:value="0.212863014867297" calcext:value-type="float">
            <text:p>0.2128630149</text:p>
          </table:table-cell>
          <table:table-cell table:number-columns-repeated="7"/>
          <table:table-cell table:formula="of:=RAND()" office:value-type="float" office:value="0.271670310627913" calcext:value-type="float">
            <text:p>0.2716703106</text:p>
          </table:table-cell>
          <table:table-cell table:formula="of:=RAND()" office:value-type="float" office:value="0.534417892404598" calcext:value-type="float">
            <text:p>0.5344178924</text:p>
          </table:table-cell>
          <table:table-cell/>
          <table:table-cell table:formula="of:=[.P127]" office:value-type="float" office:value="0.6" calcext:value-type="float">
            <text:p>0.6</text:p>
          </table:table-cell>
          <table:table-cell table:formula="of:=[.M128]/SUM([.$M128:.$N128])" office:value-type="float" office:value="0.33702305728565" calcext:value-type="float">
            <text:p>0.3370230573</text:p>
          </table:table-cell>
          <table:table-cell table:formula="of:=[.N128]/SUM([.$M128:.$N128])" office:value-type="float" office:value="0.66297694271435" calcext:value-type="float">
            <text:p>0.66297694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124961235813795" calcext:value-type="float">
            <text:p>0.1249612358</text:p>
          </table:table-cell>
          <table:table-cell office:value-type="float" office:value="0.362123868315349" calcext:value-type="float">
            <text:p>0.3621238683</text:p>
          </table:table-cell>
          <table:table-cell office:value-type="float" office:value="0.512914895870856" calcext:value-type="float">
            <text:p>0.5129148959</text:p>
          </table:table-cell>
          <table:table-cell table:number-columns-repeated="7"/>
          <table:table-cell table:formula="of:=RAND()" office:value-type="float" office:value="0.790621215098239" calcext:value-type="float">
            <text:p>0.7906212151</text:p>
          </table:table-cell>
          <table:table-cell table:formula="of:=RAND()" office:value-type="float" office:value="0.326930460880211" calcext:value-type="float">
            <text:p>0.3269304609</text:p>
          </table:table-cell>
          <table:table-cell/>
          <table:table-cell table:formula="of:=[.P128]+0.05" office:value-type="float" office:value="0.65" calcext:value-type="float">
            <text:p>0.65</text:p>
          </table:table-cell>
          <table:table-cell table:formula="of:=[.M129]/SUM([.$M129:.$N129])" office:value-type="float" office:value="0.707458305591128" calcext:value-type="float">
            <text:p>0.7074583056</text:p>
          </table:table-cell>
          <table:table-cell table:formula="of:=[.N129]/SUM([.$M129:.$N129])" office:value-type="float" office:value="0.292541694408872" calcext:value-type="float">
            <text:p>0.29254169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599492424389442" calcext:value-type="float">
            <text:p>0.5994924244</text:p>
          </table:table-cell>
          <table:table-cell office:value-type="float" office:value="0.255460902208058" calcext:value-type="float">
            <text:p>0.2554609022</text:p>
          </table:table-cell>
          <table:table-cell office:value-type="float" office:value="0.1450466734025" calcext:value-type="float">
            <text:p>0.1450466734</text:p>
          </table:table-cell>
          <table:table-cell table:number-columns-repeated="7"/>
          <table:table-cell table:formula="of:=RAND()" office:value-type="float" office:value="0.74665062391267" calcext:value-type="float">
            <text:p>0.7466506239</text:p>
          </table:table-cell>
          <table:table-cell table:formula="of:=RAND()" office:value-type="float" office:value="0.0393351394174782" calcext:value-type="float">
            <text:p>0.0393351394</text:p>
          </table:table-cell>
          <table:table-cell/>
          <table:table-cell table:formula="of:=[.P129]" office:value-type="float" office:value="0.65" calcext:value-type="float">
            <text:p>0.65</text:p>
          </table:table-cell>
          <table:table-cell table:formula="of:=[.M130]/SUM([.$M130:.$N130])" office:value-type="float" office:value="0.94995438689523" calcext:value-type="float">
            <text:p>0.9499543869</text:p>
          </table:table-cell>
          <table:table-cell table:formula="of:=[.N130]/SUM([.$M130:.$N130])" office:value-type="float" office:value="0.0500456131047704" calcext:value-type="float">
            <text:p>0.05004561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201661342543094" calcext:value-type="float">
            <text:p>0.2016613425</text:p>
          </table:table-cell>
          <table:table-cell office:value-type="float" office:value="0.21218843117637" calcext:value-type="float">
            <text:p>0.2121884312</text:p>
          </table:table-cell>
          <table:table-cell office:value-type="float" office:value="0.586150226280535" calcext:value-type="float">
            <text:p>0.5861502263</text:p>
          </table:table-cell>
          <table:table-cell table:number-columns-repeated="7"/>
          <table:table-cell table:formula="of:=RAND()" office:value-type="float" office:value="0.284810781889087" calcext:value-type="float">
            <text:p>0.2848107819</text:p>
          </table:table-cell>
          <table:table-cell table:formula="of:=RAND()" office:value-type="float" office:value="0.0904124705914365" calcext:value-type="float">
            <text:p>0.0904124706</text:p>
          </table:table-cell>
          <table:table-cell/>
          <table:table-cell table:formula="of:=[.P130]+0.05" office:value-type="float" office:value="0.7" calcext:value-type="float">
            <text:p>0.7</text:p>
          </table:table-cell>
          <table:table-cell table:formula="of:=[.M131]/SUM([.$M131:.$N131])" office:value-type="float" office:value="0.759043529435507" calcext:value-type="float">
            <text:p>0.7590435294</text:p>
          </table:table-cell>
          <table:table-cell table:formula="of:=[.N131]/SUM([.$M131:.$N131])" office:value-type="float" office:value="0.240956470564493" calcext:value-type="float">
            <text:p>0.24095647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648640899800589" calcext:value-type="float">
            <text:p>0.6486408998</text:p>
          </table:table-cell>
          <table:table-cell office:value-type="float" office:value="0.317279128386247" calcext:value-type="float">
            <text:p>0.3172791284</text:p>
          </table:table-cell>
          <table:table-cell office:value-type="float" office:value="0.0340799718131635" calcext:value-type="float">
            <text:p>0.0340799718</text:p>
          </table:table-cell>
          <table:table-cell table:number-columns-repeated="7"/>
          <table:table-cell table:formula="of:=RAND()" office:value-type="float" office:value="0.369403981238864" calcext:value-type="float">
            <text:p>0.3694039812</text:p>
          </table:table-cell>
          <table:table-cell table:formula="of:=RAND()" office:value-type="float" office:value="0.930973430150953" calcext:value-type="float">
            <text:p>0.9309734302</text:p>
          </table:table-cell>
          <table:table-cell/>
          <table:table-cell table:formula="of:=[.P131]" office:value-type="float" office:value="0.7" calcext:value-type="float">
            <text:p>0.7</text:p>
          </table:table-cell>
          <table:table-cell table:formula="of:=[.M132]/SUM([.$M132:.$N132])" office:value-type="float" office:value="0.284074437162095" calcext:value-type="float">
            <text:p>0.2840744372</text:p>
          </table:table-cell>
          <table:table-cell table:formula="of:=[.N132]/SUM([.$M132:.$N132])" office:value-type="float" office:value="0.715925562837905" calcext:value-type="float">
            <text:p>0.71592556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31478331629893" calcext:value-type="float">
            <text:p>0.0314783316</text:p>
          </table:table-cell>
          <table:table-cell office:value-type="float" office:value="0.265059660784789" calcext:value-type="float">
            <text:p>0.2650596608</text:p>
          </table:table-cell>
          <table:table-cell office:value-type="float" office:value="0.703462007585318" calcext:value-type="float">
            <text:p>0.7034620076</text:p>
          </table:table-cell>
          <table:table-cell table:number-columns-repeated="7"/>
          <table:table-cell table:formula="of:=RAND()" office:value-type="float" office:value="0.152409671693513" calcext:value-type="float">
            <text:p>0.1524096717</text:p>
          </table:table-cell>
          <table:table-cell table:formula="of:=RAND()" office:value-type="float" office:value="0.00891999327396248" calcext:value-type="float">
            <text:p>0.0089199933</text:p>
          </table:table-cell>
          <table:table-cell/>
          <table:table-cell table:formula="of:=[.P132]+0.05" office:value-type="float" office:value="0.75" calcext:value-type="float">
            <text:p>0.75</text:p>
          </table:table-cell>
          <table:table-cell table:formula="of:=[.M133]/SUM([.$M133:.$N133])" office:value-type="float" office:value="0.94470952830801" calcext:value-type="float">
            <text:p>0.9447095283</text:p>
          </table:table-cell>
          <table:table-cell table:formula="of:=[.N133]/SUM([.$M133:.$N133])" office:value-type="float" office:value="0.0552904716919901" calcext:value-type="float">
            <text:p>0.05529047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59026283939258" calcext:value-type="float">
            <text:p>0.5902628394</text:p>
          </table:table-cell>
          <table:table-cell office:value-type="float" office:value="0.332495422523558" calcext:value-type="float">
            <text:p>0.3324954225</text:p>
          </table:table-cell>
          <table:table-cell office:value-type="float" office:value="0.0772417380838616" calcext:value-type="float">
            <text:p>0.0772417381</text:p>
          </table:table-cell>
          <table:table-cell table:number-columns-repeated="7"/>
          <table:table-cell table:formula="of:=RAND()" office:value-type="float" office:value="0.32840839519316" calcext:value-type="float">
            <text:p>0.3284083952</text:p>
          </table:table-cell>
          <table:table-cell table:formula="of:=RAND()" office:value-type="float" office:value="0.577273964204663" calcext:value-type="float">
            <text:p>0.5772739642</text:p>
          </table:table-cell>
          <table:table-cell/>
          <table:table-cell table:formula="of:=[.P133]" office:value-type="float" office:value="0.75" calcext:value-type="float">
            <text:p>0.75</text:p>
          </table:table-cell>
          <table:table-cell table:formula="of:=[.M134]/SUM([.$M134:.$N134])" office:value-type="float" office:value="0.362608801844738" calcext:value-type="float">
            <text:p>0.3626088018</text:p>
          </table:table-cell>
          <table:table-cell table:formula="of:=[.N134]/SUM([.$M134:.$N134])" office:value-type="float" office:value="0.637391198155262" calcext:value-type="float">
            <text:p>0.63739119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157992961917453" calcext:value-type="float">
            <text:p>0.1579929619</text:p>
          </table:table-cell>
          <table:table-cell office:value-type="float" office:value="0.0664283422886125" calcext:value-type="float">
            <text:p>0.0664283423</text:p>
          </table:table-cell>
          <table:table-cell office:value-type="float" office:value="0.775578695793934" calcext:value-type="float">
            <text:p>0.7755786958</text:p>
          </table:table-cell>
          <table:table-cell table:number-columns-repeated="7"/>
          <table:table-cell table:formula="of:=RAND()" office:value-type="float" office:value="0.104344423652862" calcext:value-type="float">
            <text:p>0.1043444237</text:p>
          </table:table-cell>
          <table:table-cell table:formula="of:=RAND()" office:value-type="float" office:value="0.274574807792961" calcext:value-type="float">
            <text:p>0.2745748078</text:p>
          </table:table-cell>
          <table:table-cell/>
          <table:table-cell table:formula="of:=[.P134]+0.05" office:value-type="float" office:value="0.8" calcext:value-type="float">
            <text:p>0.8</text:p>
          </table:table-cell>
          <table:table-cell table:formula="of:=[.M135]/SUM([.$M135:.$N135])" office:value-type="float" office:value="0.27537378679546" calcext:value-type="float">
            <text:p>0.2753737868</text:p>
          </table:table-cell>
          <table:table-cell table:formula="of:=[.N135]/SUM([.$M135:.$N135])" office:value-type="float" office:value="0.72462621320454" calcext:value-type="float">
            <text:p>0.72462621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673266715861443" calcext:value-type="float">
            <text:p>0.6732667159</text:p>
          </table:table-cell>
          <table:table-cell office:value-type="float" office:value="0.242159343906626" calcext:value-type="float">
            <text:p>0.2421593439</text:p>
          </table:table-cell>
          <table:table-cell office:value-type="float" office:value="0.0845739402319307" calcext:value-type="float">
            <text:p>0.0845739402</text:p>
          </table:table-cell>
          <table:table-cell table:number-columns-repeated="7"/>
          <table:table-cell table:formula="of:=RAND()" office:value-type="float" office:value="0.21702779542509" calcext:value-type="float">
            <text:p>0.2170277954</text:p>
          </table:table-cell>
          <table:table-cell table:formula="of:=RAND()" office:value-type="float" office:value="0.200142874689126" calcext:value-type="float">
            <text:p>0.2001428747</text:p>
          </table:table-cell>
          <table:table-cell/>
          <table:table-cell table:formula="of:=[.P135]" office:value-type="float" office:value="0.8" calcext:value-type="float">
            <text:p>0.8</text:p>
          </table:table-cell>
          <table:table-cell table:formula="of:=[.M136]/SUM([.$M136:.$N136])" office:value-type="float" office:value="0.520237425525794" calcext:value-type="float">
            <text:p>0.5202374255</text:p>
          </table:table-cell>
          <table:table-cell table:formula="of:=[.N136]/SUM([.$M136:.$N136])" office:value-type="float" office:value="0.479762574474206" calcext:value-type="float">
            <text:p>0.4797625745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736918520437331" calcext:value-type="float">
            <text:p>0.073691852</text:p>
          </table:table-cell>
          <table:table-cell office:value-type="float" office:value="0.13977205305155" calcext:value-type="float">
            <text:p>0.1397720531</text:p>
          </table:table-cell>
          <table:table-cell office:value-type="float" office:value="0.786536094904717" calcext:value-type="float">
            <text:p>0.7865360949</text:p>
          </table:table-cell>
          <table:table-cell table:number-columns-repeated="7"/>
          <table:table-cell table:formula="of:=RAND()" office:value-type="float" office:value="0.848739170359231" calcext:value-type="float">
            <text:p>0.8487391704</text:p>
          </table:table-cell>
          <table:table-cell table:formula="of:=RAND()" office:value-type="float" office:value="0.590077213231245" calcext:value-type="float">
            <text:p>0.5900772132</text:p>
          </table:table-cell>
          <table:table-cell/>
          <table:table-cell table:formula="of:=[.P136]+0.05" office:value-type="float" office:value="0.85" calcext:value-type="float">
            <text:p>0.85</text:p>
          </table:table-cell>
          <table:table-cell table:formula="of:=[.M137]/SUM([.$M137:.$N137])" office:value-type="float" office:value="0.589887062754495" calcext:value-type="float">
            <text:p>0.5898870628</text:p>
          </table:table-cell>
          <table:table-cell table:formula="of:=[.N137]/SUM([.$M137:.$N137])" office:value-type="float" office:value="0.410112937245505" calcext:value-type="float">
            <text:p>0.41011293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829695477383434" calcext:value-type="float">
            <text:p>0.8296954774</text:p>
          </table:table-cell>
          <table:table-cell office:value-type="float" office:value="0.0643291330541911" calcext:value-type="float">
            <text:p>0.0643291331</text:p>
          </table:table-cell>
          <table:table-cell office:value-type="float" office:value="0.105975389562375" calcext:value-type="float">
            <text:p>0.1059753896</text:p>
          </table:table-cell>
          <table:table-cell table:number-columns-repeated="7"/>
          <table:table-cell table:formula="of:=RAND()" office:value-type="float" office:value="0.0347908684132645" calcext:value-type="float">
            <text:p>0.0347908684</text:p>
          </table:table-cell>
          <table:table-cell table:formula="of:=RAND()" office:value-type="float" office:value="0.0113518433710461" calcext:value-type="float">
            <text:p>0.0113518434</text:p>
          </table:table-cell>
          <table:table-cell/>
          <table:table-cell table:formula="of:=[.P137]" office:value-type="float" office:value="0.85" calcext:value-type="float">
            <text:p>0.85</text:p>
          </table:table-cell>
          <table:table-cell table:formula="of:=[.M138]/SUM([.$M138:.$N138])" office:value-type="float" office:value="0.753984043588311" calcext:value-type="float">
            <text:p>0.7539840436</text:p>
          </table:table-cell>
          <table:table-cell table:formula="of:=[.N138]/SUM([.$M138:.$N138])" office:value-type="float" office:value="0.246015956411689" calcext:value-type="float">
            <text:p>0.24601595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546545450263699" calcext:value-type="float">
            <text:p>0.054654545</text:p>
          </table:table-cell>
          <table:table-cell office:value-type="float" office:value="0.0948703840978534" calcext:value-type="float">
            <text:p>0.0948703841</text:p>
          </table:table-cell>
          <table:table-cell office:value-type="float" office:value="0.850475070875777" calcext:value-type="float">
            <text:p>0.8504750709</text:p>
          </table:table-cell>
          <table:table-cell table:number-columns-repeated="7"/>
          <table:table-cell table:formula="of:=RAND()" office:value-type="float" office:value="0.928339674521221" calcext:value-type="float">
            <text:p>0.9283396745</text:p>
          </table:table-cell>
          <table:table-cell table:formula="of:=RAND()" office:value-type="float" office:value="0.371209326206604" calcext:value-type="float">
            <text:p>0.3712093262</text:p>
          </table:table-cell>
          <table:table-cell/>
          <table:table-cell table:formula="of:=[.P138]+0.05" office:value-type="float" office:value="0.9" calcext:value-type="float">
            <text:p>0.9</text:p>
          </table:table-cell>
          <table:table-cell table:formula="of:=[.M139]/SUM([.$M139:.$N139])" office:value-type="float" office:value="0.714355267867002" calcext:value-type="float">
            <text:p>0.7143552679</text:p>
          </table:table-cell>
          <table:table-cell table:formula="of:=[.N139]/SUM([.$M139:.$N139])" office:value-type="float" office:value="0.285644732132998" calcext:value-type="float">
            <text:p>0.28564473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839499202457836" calcext:value-type="float">
            <text:p>0.8394992025</text:p>
          </table:table-cell>
          <table:table-cell office:value-type="float" office:value="0.102601840979724" calcext:value-type="float">
            <text:p>0.102601841</text:p>
          </table:table-cell>
          <table:table-cell office:value-type="float" office:value="0.0578989565624401" calcext:value-type="float">
            <text:p>0.0578989566</text:p>
          </table:table-cell>
          <table:table-cell table:number-columns-repeated="7"/>
          <table:table-cell table:formula="of:=RAND()" office:value-type="float" office:value="0.790406929077818" calcext:value-type="float">
            <text:p>0.7904069291</text:p>
          </table:table-cell>
          <table:table-cell table:formula="of:=RAND()" office:value-type="float" office:value="0.191107695081414" calcext:value-type="float">
            <text:p>0.1911076951</text:p>
          </table:table-cell>
          <table:table-cell/>
          <table:table-cell table:formula="of:=[.P139]" office:value-type="float" office:value="0.9" calcext:value-type="float">
            <text:p>0.9</text:p>
          </table:table-cell>
          <table:table-cell table:formula="of:=[.M140]/SUM([.$M140:.$N140])" office:value-type="float" office:value="0.80529307421668" calcext:value-type="float">
            <text:p>0.8052930742</text:p>
          </table:table-cell>
          <table:table-cell table:formula="of:=[.N140]/SUM([.$M140:.$N140])" office:value-type="float" office:value="0.194706925783319" calcext:value-type="float">
            <text:p>0.19470692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0429245124964862" calcext:value-type="float">
            <text:p>0.0042924512</text:p>
          </table:table-cell>
          <table:table-cell office:value-type="float" office:value="0.0909404657339653" calcext:value-type="float">
            <text:p>0.0909404657</text:p>
          </table:table-cell>
          <table:table-cell office:value-type="float" office:value="0.904767083016386" calcext:value-type="float">
            <text:p>0.904767083</text:p>
          </table:table-cell>
          <table:table-cell table:number-columns-repeated="7"/>
          <table:table-cell table:formula="of:=RAND()" office:value-type="float" office:value="0.454362677496722" calcext:value-type="float">
            <text:p>0.4543626775</text:p>
          </table:table-cell>
          <table:table-cell table:formula="of:=RAND()" office:value-type="float" office:value="0.520097429205928" calcext:value-type="float">
            <text:p>0.5200974292</text:p>
          </table:table-cell>
          <table:table-cell/>
          <table:table-cell table:formula="of:=[.P140]+0.05" office:value-type="float" office:value="0.95" calcext:value-type="float">
            <text:p>0.95</text:p>
          </table:table-cell>
          <table:table-cell table:formula="of:=[.M141]/SUM([.$M141:.$N141])" office:value-type="float" office:value="0.466271194040135" calcext:value-type="float">
            <text:p>0.466271194</text:p>
          </table:table-cell>
          <table:table-cell table:formula="of:=[.N141]/SUM([.$M141:.$N141])" office:value-type="float" office:value="0.533728805959865" calcext:value-type="float">
            <text:p>0.5337288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924375608375054" calcext:value-type="float">
            <text:p>0.9243756084</text:p>
          </table:table-cell>
          <table:table-cell office:value-type="float" office:value="0.0599586997266892" calcext:value-type="float">
            <text:p>0.0599586997</text:p>
          </table:table-cell>
          <table:table-cell office:value-type="float" office:value="0.0156656918982568" calcext:value-type="float">
            <text:p>0.0156656919</text:p>
          </table:table-cell>
          <table:table-cell table:number-columns-repeated="7"/>
          <table:table-cell table:formula="of:=RAND()" office:value-type="float" office:value="0.0284826369546109" calcext:value-type="float">
            <text:p>0.028482637</text:p>
          </table:table-cell>
          <table:table-cell table:formula="of:=RAND()" office:value-type="float" office:value="0.469985227776804" calcext:value-type="float">
            <text:p>0.4699852278</text:p>
          </table:table-cell>
          <table:table-cell/>
          <table:table-cell table:formula="of:=[.P141]" office:value-type="float" office:value="0.95" calcext:value-type="float">
            <text:p>0.95</text:p>
          </table:table-cell>
          <table:table-cell table:formula="of:=[.M142]/SUM([.$M142:.$N142])" office:value-type="float" office:value="0.0571403674536932" calcext:value-type="float">
            <text:p>0.0571403675</text:p>
          </table:table-cell>
          <table:table-cell table:formula="of:=[.N142]/SUM([.$M142:.$N142])" office:value-type="float" office:value="0.942859632546307" calcext:value-type="float">
            <text:p>0.94285963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4.44089209850063E-016" calcext:value-type="float">
            <text:p>-4.44089209850063E-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RAND()" office:value-type="float" office:value="0.625347858122432" calcext:value-type="float">
            <text:p>0.6253478581</text:p>
          </table:table-cell>
          <table:table-cell table:formula="of:=RAND()" office:value-type="float" office:value="0.705853229816373" calcext:value-type="float">
            <text:p>0.7058532298</text:p>
          </table:table-cell>
          <table:table-cell/>
          <table:table-cell table:formula="of:=[.P142]+0.05" office:value-type="float" office:value="1" calcext:value-type="float">
            <text:p>1</text:p>
          </table:table-cell>
          <table:table-cell table:formula="of:=[.M143]/SUM([.$M143:.$N143])" office:value-type="float" office:value="0.469762129694999" calcext:value-type="float">
            <text:p>0.4697621297</text:p>
          </table:table-cell>
          <table:table-cell table:formula="of:=[.N143]/SUM([.$M143:.$N143])" office:value-type="float" office:value="0.530237870305002" calcext:value-type="float">
            <text:p>0.53023787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4.44089209850063E-016" calcext:value-type="float">
            <text:p>-4.44089209850063E-1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RAND()" office:value-type="float" office:value="0.443411874522657" calcext:value-type="float">
            <text:p>0.4434118745</text:p>
          </table:table-cell>
          <table:table-cell table:formula="of:=RAND()" office:value-type="float" office:value="0.505132257669313" calcext:value-type="float">
            <text:p>0.5051322577</text:p>
          </table:table-cell>
          <table:table-cell/>
          <table:table-cell table:formula="of:=[.P143]" office:value-type="float" office:value="1" calcext:value-type="float">
            <text:p>1</text:p>
          </table:table-cell>
          <table:table-cell table:formula="of:=[.M144]/SUM([.$M144:.$N144])" office:value-type="float" office:value="0.467465729293993" calcext:value-type="float">
            <text:p>0.4674657293</text:p>
          </table:table-cell>
          <table:table-cell table:formula="of:=[.N144]/SUM([.$M144:.$N144])" office:value-type="float" office:value="0.532534270706007" calcext:value-type="float">
            <text:p>0.5325342707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RAND()" office:value-type="float" office:value="0.748294334114082" calcext:value-type="float">
            <text:p>0.7482943341</text:p>
          </table:table-cell>
          <table:table-cell table:formula="of:=RAND()" office:value-type="float" office:value="0.396252024767877" calcext:value-type="float">
            <text:p>0.3962520248</text:p>
          </table:table-cell>
          <table:table-cell table:number-columns-repeated="2"/>
          <table:table-cell table:formula="of:=[.M145]/SUM([.$M145:.$N145])" office:value-type="float" office:value="0.65379119710367" calcext:value-type="float">
            <text:p>0.6537911971</text:p>
          </table:table-cell>
          <table:table-cell table:formula="of:=[.N145]/SUM([.$M145:.$N145])" office:value-type="float" office:value="0.346208802896331" calcext:value-type="float">
            <text:p>0.3462088029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252801340752939" calcext:value-type="float">
            <text:p>0.0252801341</text:p>
          </table:table-cell>
          <table:table-cell office:value-type="float" office:value="0.948705458334354" calcext:value-type="float">
            <text:p>0.9487054583</text:p>
          </table:table-cell>
          <table:table-cell office:value-type="float" office:value="0.0260144075903517" calcext:value-type="float">
            <text:p>0.0260144076</text:p>
          </table:table-cell>
          <table:table-cell table:number-columns-repeated="5"/>
          <table:table-cell table:formula="of:=RAND()" office:value-type="float" office:value="0.165329613869912" calcext:value-type="float">
            <text:p>0.1653296139</text:p>
          </table:table-cell>
          <table:table-cell table:formula="of:=RAND()" office:value-type="float" office:value="0.989549841372465" calcext:value-type="float">
            <text:p>0.9895498414</text:p>
          </table:table-cell>
          <table:table-cell/>
          <table:table-cell table:formula="of:=[.P145]+0.05" office:value-type="float" office:value="0.05" calcext:value-type="float">
            <text:p>0.05</text:p>
          </table:table-cell>
          <table:table-cell table:formula="of:=[.M146]/SUM([.$M146:.$N146])" office:value-type="float" office:value="0.143157463854281" calcext:value-type="float">
            <text:p>0.1431574639</text:p>
          </table:table-cell>
          <table:table-cell table:formula="of:=[.N146]/SUM([.$M146:.$N146])" office:value-type="float" office:value="0.85684253614572" calcext:value-type="float">
            <text:p>0.8568425361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391936883732308" calcext:value-type="float">
            <text:p>0.0391936884</text:p>
          </table:table-cell>
          <table:table-cell office:value-type="float" office:value="0.929340089131332" calcext:value-type="float">
            <text:p>0.9293400891</text:p>
          </table:table-cell>
          <table:table-cell office:value-type="float" office:value="0.0314662224954372" calcext:value-type="float">
            <text:p>0.0314662225</text:p>
          </table:table-cell>
          <table:table-cell table:number-columns-repeated="5"/>
          <table:table-cell table:formula="of:=RAND()" office:value-type="float" office:value="0.686357689469946" calcext:value-type="float">
            <text:p>0.6863576895</text:p>
          </table:table-cell>
          <table:table-cell table:formula="of:=RAND()" office:value-type="float" office:value="0.716312190039965" calcext:value-type="float">
            <text:p>0.71631219</text:p>
          </table:table-cell>
          <table:table-cell/>
          <table:table-cell table:formula="of:=[.P146]" office:value-type="float" office:value="0.05" calcext:value-type="float">
            <text:p>0.05</text:p>
          </table:table-cell>
          <table:table-cell table:formula="of:=[.M147]/SUM([.$M147:.$N147])" office:value-type="float" office:value="0.489322327010941" calcext:value-type="float">
            <text:p>0.489322327</text:p>
          </table:table-cell>
          <table:table-cell table:formula="of:=[.N147]/SUM([.$M147:.$N147])" office:value-type="float" office:value="0.510677672989059" calcext:value-type="float">
            <text:p>0.510677673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620505998000958" calcext:value-type="float">
            <text:p>0.0620505998</text:p>
          </table:table-cell>
          <table:table-cell office:value-type="float" office:value="0.901854670622525" calcext:value-type="float">
            <text:p>0.9018546706</text:p>
          </table:table-cell>
          <table:table-cell office:value-type="float" office:value="0.0360947295773789" calcext:value-type="float">
            <text:p>0.0360947296</text:p>
          </table:table-cell>
          <table:table-cell table:number-columns-repeated="5"/>
          <table:table-cell table:formula="of:=RAND()" office:value-type="float" office:value="0.86989458125159" calcext:value-type="float">
            <text:p>0.8698945813</text:p>
          </table:table-cell>
          <table:table-cell table:formula="of:=RAND()" office:value-type="float" office:value="0.100393050647745" calcext:value-type="float">
            <text:p>0.1003930506</text:p>
          </table:table-cell>
          <table:table-cell/>
          <table:table-cell table:formula="of:=[.P147]+0.05" office:value-type="float" office:value="0.1" calcext:value-type="float">
            <text:p>0.1</text:p>
          </table:table-cell>
          <table:table-cell table:formula="of:=[.M148]/SUM([.$M148:.$N148])" office:value-type="float" office:value="0.896532690568027" calcext:value-type="float">
            <text:p>0.8965326906</text:p>
          </table:table-cell>
          <table:table-cell table:formula="of:=[.N148]/SUM([.$M148:.$N148])" office:value-type="float" office:value="0.103467309431973" calcext:value-type="float">
            <text:p>0.1034673094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475270640577735" calcext:value-type="float">
            <text:p>0.0475270641</text:p>
          </table:table-cell>
          <table:table-cell office:value-type="float" office:value="0.914133472547782" calcext:value-type="float">
            <text:p>0.9141334725</text:p>
          </table:table-cell>
          <table:table-cell office:value-type="float" office:value="0.038339463394444" calcext:value-type="float">
            <text:p>0.0383394634</text:p>
          </table:table-cell>
          <table:table-cell table:number-columns-repeated="5"/>
          <table:table-cell table:formula="of:=RAND()" office:value-type="float" office:value="0.241097291258183" calcext:value-type="float">
            <text:p>0.2410972913</text:p>
          </table:table-cell>
          <table:table-cell table:formula="of:=RAND()" office:value-type="float" office:value="0.74164479609161" calcext:value-type="float">
            <text:p>0.7416447961</text:p>
          </table:table-cell>
          <table:table-cell/>
          <table:table-cell table:formula="of:=[.P148]" office:value-type="float" office:value="0.1" calcext:value-type="float">
            <text:p>0.1</text:p>
          </table:table-cell>
          <table:table-cell table:formula="of:=[.M149]/SUM([.$M149:.$N149])" office:value-type="float" office:value="0.245331195602258" calcext:value-type="float">
            <text:p>0.2453311956</text:p>
          </table:table-cell>
          <table:table-cell table:formula="of:=[.N149]/SUM([.$M149:.$N149])" office:value-type="float" office:value="0.754668804397742" calcext:value-type="float">
            <text:p>0.75466880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101725818466442" calcext:value-type="float">
            <text:p>0.1017258185</text:p>
          </table:table-cell>
          <table:table-cell office:value-type="float" office:value="0.806192018850611" calcext:value-type="float">
            <text:p>0.8061920189</text:p>
          </table:table-cell>
          <table:table-cell office:value-type="float" office:value="0.0920821626829464" calcext:value-type="float">
            <text:p>0.0920821627</text:p>
          </table:table-cell>
          <table:table-cell table:number-columns-repeated="5"/>
          <table:table-cell table:formula="of:=RAND()" office:value-type="float" office:value="0.714876142324502" calcext:value-type="float">
            <text:p>0.7148761423</text:p>
          </table:table-cell>
          <table:table-cell table:formula="of:=RAND()" office:value-type="float" office:value="0.519307610399924" calcext:value-type="float">
            <text:p>0.5193076104</text:p>
          </table:table-cell>
          <table:table-cell/>
          <table:table-cell table:formula="of:=[.P149]+0.05" office:value-type="float" office:value="0.15" calcext:value-type="float">
            <text:p>0.15</text:p>
          </table:table-cell>
          <table:table-cell table:formula="of:=[.M150]/SUM([.$M150:.$N150])" office:value-type="float" office:value="0.579229908631055" calcext:value-type="float">
            <text:p>0.5792299086</text:p>
          </table:table-cell>
          <table:table-cell table:formula="of:=[.N150]/SUM([.$M150:.$N150])" office:value-type="float" office:value="0.420770091368945" calcext:value-type="float">
            <text:p>0.42077009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102233313493626" calcext:value-type="float">
            <text:p>0.1022333135</text:p>
          </table:table-cell>
          <table:table-cell office:value-type="float" office:value="0.831008223090099" calcext:value-type="float">
            <text:p>0.8310082231</text:p>
          </table:table-cell>
          <table:table-cell office:value-type="float" office:value="0.0667584634162748" calcext:value-type="float">
            <text:p>0.0667584634</text:p>
          </table:table-cell>
          <table:table-cell table:number-columns-repeated="5"/>
          <table:table-cell table:formula="of:=RAND()" office:value-type="float" office:value="0.378392610727073" calcext:value-type="float">
            <text:p>0.3783926107</text:p>
          </table:table-cell>
          <table:table-cell table:formula="of:=RAND()" office:value-type="float" office:value="0.618316220898177" calcext:value-type="float">
            <text:p>0.6183162209</text:p>
          </table:table-cell>
          <table:table-cell/>
          <table:table-cell table:formula="of:=[.P150]" office:value-type="float" office:value="0.15" calcext:value-type="float">
            <text:p>0.15</text:p>
          </table:table-cell>
          <table:table-cell table:formula="of:=[.M151]/SUM([.$M151:.$N151])" office:value-type="float" office:value="0.379642076723711" calcext:value-type="float">
            <text:p>0.3796420767</text:p>
          </table:table-cell>
          <table:table-cell table:formula="of:=[.N151]/SUM([.$M151:.$N151])" office:value-type="float" office:value="0.620357923276289" calcext:value-type="float">
            <text:p>0.62035792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154059087835411" calcext:value-type="float">
            <text:p>0.1540590878</text:p>
          </table:table-cell>
          <table:table-cell office:value-type="float" office:value="0.72859158389988" calcext:value-type="float">
            <text:p>0.7285915839</text:p>
          </table:table-cell>
          <table:table-cell office:value-type="float" office:value="0.117349328264709" calcext:value-type="float">
            <text:p>0.1173493283</text:p>
          </table:table-cell>
          <table:table-cell table:number-columns-repeated="5"/>
          <table:table-cell table:formula="of:=RAND()" office:value-type="float" office:value="0.196999949728247" calcext:value-type="float">
            <text:p>0.1969999497</text:p>
          </table:table-cell>
          <table:table-cell table:formula="of:=RAND()" office:value-type="float" office:value="0.197413213413634" calcext:value-type="float">
            <text:p>0.1974132134</text:p>
          </table:table-cell>
          <table:table-cell/>
          <table:table-cell table:formula="of:=[.P151]+0.05" office:value-type="float" office:value="0.2" calcext:value-type="float">
            <text:p>0.2</text:p>
          </table:table-cell>
          <table:table-cell table:formula="of:=[.M152]/SUM([.$M152:.$N152])" office:value-type="float" office:value="0.499476103076663" calcext:value-type="float">
            <text:p>0.4994761031</text:p>
          </table:table-cell>
          <table:table-cell table:formula="of:=[.N152]/SUM([.$M152:.$N152])" office:value-type="float" office:value="0.500523896923337" calcext:value-type="float">
            <text:p>0.5005238969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111851795471112" calcext:value-type="float">
            <text:p>0.1118517955</text:p>
          </table:table-cell>
          <table:table-cell office:value-type="float" office:value="0.799426117729931" calcext:value-type="float">
            <text:p>0.7994261177</text:p>
          </table:table-cell>
          <table:table-cell office:value-type="float" office:value="0.0887220867989565" calcext:value-type="float">
            <text:p>0.0887220868</text:p>
          </table:table-cell>
          <table:table-cell table:number-columns-repeated="5"/>
          <table:table-cell table:formula="of:=RAND()" office:value-type="float" office:value="0.231446060110961" calcext:value-type="float">
            <text:p>0.2314460601</text:p>
          </table:table-cell>
          <table:table-cell table:formula="of:=RAND()" office:value-type="float" office:value="0.484393767511319" calcext:value-type="float">
            <text:p>0.4843937675</text:p>
          </table:table-cell>
          <table:table-cell/>
          <table:table-cell table:formula="of:=[.P152]" office:value-type="float" office:value="0.2" calcext:value-type="float">
            <text:p>0.2</text:p>
          </table:table-cell>
          <table:table-cell table:formula="of:=[.M153]/SUM([.$M153:.$N153])" office:value-type="float" office:value="0.323321015651962" calcext:value-type="float">
            <text:p>0.3233210157</text:p>
          </table:table-cell>
          <table:table-cell table:formula="of:=[.N153]/SUM([.$M153:.$N153])" office:value-type="float" office:value="0.676678984348038" calcext:value-type="float">
            <text:p>0.6766789843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764059608697184" calcext:value-type="float">
            <text:p>0.0764059609</text:p>
          </table:table-cell>
          <table:table-cell office:value-type="float" office:value="0.813426036515348" calcext:value-type="float">
            <text:p>0.8134260365</text:p>
          </table:table-cell>
          <table:table-cell office:value-type="float" office:value="0.110168002614933" calcext:value-type="float">
            <text:p>0.1101680026</text:p>
          </table:table-cell>
          <table:table-cell table:number-columns-repeated="5"/>
          <table:table-cell table:formula="of:=RAND()" office:value-type="float" office:value="0.546385812557274" calcext:value-type="float">
            <text:p>0.5463858126</text:p>
          </table:table-cell>
          <table:table-cell table:formula="of:=RAND()" office:value-type="float" office:value="0.20053453425159" calcext:value-type="float">
            <text:p>0.2005345343</text:p>
          </table:table-cell>
          <table:table-cell/>
          <table:table-cell table:formula="of:=[.P153]+0.05" office:value-type="float" office:value="0.25" calcext:value-type="float">
            <text:p>0.25</text:p>
          </table:table-cell>
          <table:table-cell table:formula="of:=[.M154]/SUM([.$M154:.$N154])" office:value-type="float" office:value="0.731518179805448" calcext:value-type="float">
            <text:p>0.7315181798</text:p>
          </table:table-cell>
          <table:table-cell table:formula="of:=[.N154]/SUM([.$M154:.$N154])" office:value-type="float" office:value="0.268481820194552" calcext:value-type="float">
            <text:p>0.26848182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197042379949791" calcext:value-type="float">
            <text:p>0.1970423799</text:p>
          </table:table-cell>
          <table:table-cell office:value-type="float" office:value="0.745647591452606" calcext:value-type="float">
            <text:p>0.7456475915</text:p>
          </table:table-cell>
          <table:table-cell office:value-type="float" office:value="0.0573100285976024" calcext:value-type="float">
            <text:p>0.0573100286</text:p>
          </table:table-cell>
          <table:table-cell table:number-columns-repeated="5"/>
          <table:table-cell table:formula="of:=RAND()" office:value-type="float" office:value="0.705567698071975" calcext:value-type="float">
            <text:p>0.7055676981</text:p>
          </table:table-cell>
          <table:table-cell table:formula="of:=RAND()" office:value-type="float" office:value="0.536768461461134" calcext:value-type="float">
            <text:p>0.5367684615</text:p>
          </table:table-cell>
          <table:table-cell/>
          <table:table-cell table:formula="of:=[.P154]" office:value-type="float" office:value="0.25" calcext:value-type="float">
            <text:p>0.25</text:p>
          </table:table-cell>
          <table:table-cell table:formula="of:=[.M155]/SUM([.$M155:.$N155])" office:value-type="float" office:value="0.567936216504508" calcext:value-type="float">
            <text:p>0.5679362165</text:p>
          </table:table-cell>
          <table:table-cell table:formula="of:=[.N155]/SUM([.$M155:.$N155])" office:value-type="float" office:value="0.432063783495492" calcext:value-type="float">
            <text:p>0.4320637835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858831451996129" calcext:value-type="float">
            <text:p>0.0858831452</text:p>
          </table:table-cell>
          <table:table-cell office:value-type="float" office:value="0.61658849889759" calcext:value-type="float">
            <text:p>0.6165884989</text:p>
          </table:table-cell>
          <table:table-cell office:value-type="float" office:value="0.297528355902797" calcext:value-type="float">
            <text:p>0.2975283559</text:p>
          </table:table-cell>
          <table:table-cell table:number-columns-repeated="5"/>
          <table:table-cell table:formula="of:=RAND()" office:value-type="float" office:value="0.712869518446552" calcext:value-type="float">
            <text:p>0.7128695184</text:p>
          </table:table-cell>
          <table:table-cell table:formula="of:=RAND()" office:value-type="float" office:value="0.0909386440389873" calcext:value-type="float">
            <text:p>0.090938644</text:p>
          </table:table-cell>
          <table:table-cell/>
          <table:table-cell table:formula="of:=[.P155]+0.05" office:value-type="float" office:value="0.3" calcext:value-type="float">
            <text:p>0.3</text:p>
          </table:table-cell>
          <table:table-cell table:formula="of:=[.M156]/SUM([.$M156:.$N156])" office:value-type="float" office:value="0.886865239390222" calcext:value-type="float">
            <text:p>0.8868652394</text:p>
          </table:table-cell>
          <table:table-cell table:formula="of:=[.N156]/SUM([.$M156:.$N156])" office:value-type="float" office:value="0.113134760609778" calcext:value-type="float">
            <text:p>0.1131347606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254084693668614" calcext:value-type="float">
            <text:p>0.2540846937</text:p>
          </table:table-cell>
          <table:table-cell office:value-type="float" office:value="0.573865717720706" calcext:value-type="float">
            <text:p>0.5738657177</text:p>
          </table:table-cell>
          <table:table-cell office:value-type="float" office:value="0.17204958861068" calcext:value-type="float">
            <text:p>0.1720495886</text:p>
          </table:table-cell>
          <table:table-cell table:number-columns-repeated="5"/>
          <table:table-cell table:formula="of:=RAND()" office:value-type="float" office:value="0.348434615946846" calcext:value-type="float">
            <text:p>0.3484346159</text:p>
          </table:table-cell>
          <table:table-cell table:formula="of:=RAND()" office:value-type="float" office:value="0.64933607774607" calcext:value-type="float">
            <text:p>0.6493360777</text:p>
          </table:table-cell>
          <table:table-cell/>
          <table:table-cell table:formula="of:=[.P156]" office:value-type="float" office:value="0.3" calcext:value-type="float">
            <text:p>0.3</text:p>
          </table:table-cell>
          <table:table-cell table:formula="of:=[.M157]/SUM([.$M157:.$N157])" office:value-type="float" office:value="0.34921311895545" calcext:value-type="float">
            <text:p>0.349213119</text:p>
          </table:table-cell>
          <table:table-cell table:formula="of:=[.N157]/SUM([.$M157:.$N157])" office:value-type="float" office:value="0.65078688104455" calcext:value-type="float">
            <text:p>0.650786881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116583320063558" calcext:value-type="float">
            <text:p>0.1165833201</text:p>
          </table:table-cell>
          <table:table-cell office:value-type="float" office:value="0.613342239706862" calcext:value-type="float">
            <text:p>0.6133422397</text:p>
          </table:table-cell>
          <table:table-cell office:value-type="float" office:value="0.270074440229579" calcext:value-type="float">
            <text:p>0.2700744402</text:p>
          </table:table-cell>
          <table:table-cell table:number-columns-repeated="5"/>
          <table:table-cell table:formula="of:=RAND()" office:value-type="float" office:value="0.140380360943418" calcext:value-type="float">
            <text:p>0.1403803609</text:p>
          </table:table-cell>
          <table:table-cell table:formula="of:=RAND()" office:value-type="float" office:value="0.806505393196731" calcext:value-type="float">
            <text:p>0.8065053932</text:p>
          </table:table-cell>
          <table:table-cell/>
          <table:table-cell table:formula="of:=[.P157]+0.05" office:value-type="float" office:value="0.35" calcext:value-type="float">
            <text:p>0.35</text:p>
          </table:table-cell>
          <table:table-cell table:formula="of:=[.M158]/SUM([.$M158:.$N158])" office:value-type="float" office:value="0.148254802999856" calcext:value-type="float">
            <text:p>0.148254803</text:p>
          </table:table-cell>
          <table:table-cell table:formula="of:=[.N158]/SUM([.$M158:.$N158])" office:value-type="float" office:value="0.851745197000144" calcext:value-type="float">
            <text:p>0.8517451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336679514849587" calcext:value-type="float">
            <text:p>0.3366795148</text:p>
          </table:table-cell>
          <table:table-cell office:value-type="float" office:value="0.508796996805257" calcext:value-type="float">
            <text:p>0.5087969968</text:p>
          </table:table-cell>
          <table:table-cell office:value-type="float" office:value="0.154523488345156" calcext:value-type="float">
            <text:p>0.1545234883</text:p>
          </table:table-cell>
          <table:table-cell table:number-columns-repeated="5"/>
          <table:table-cell table:formula="of:=RAND()" office:value-type="float" office:value="0.232166698776741" calcext:value-type="float">
            <text:p>0.2321666988</text:p>
          </table:table-cell>
          <table:table-cell table:formula="of:=RAND()" office:value-type="float" office:value="0.0110248901812061" calcext:value-type="float">
            <text:p>0.0110248902</text:p>
          </table:table-cell>
          <table:table-cell/>
          <table:table-cell table:formula="of:=[.P158]" office:value-type="float" office:value="0.35" calcext:value-type="float">
            <text:p>0.35</text:p>
          </table:table-cell>
          <table:table-cell table:formula="of:=[.M159]/SUM([.$M159:.$N159])" office:value-type="float" office:value="0.954665824470136" calcext:value-type="float">
            <text:p>0.9546658245</text:p>
          </table:table-cell>
          <table:table-cell table:formula="of:=[.N159]/SUM([.$M159:.$N159])" office:value-type="float" office:value="0.0453341755298639" calcext:value-type="float">
            <text:p>0.0453341755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231605580001062" calcext:value-type="float">
            <text:p>0.23160558</text:p>
          </table:table-cell>
          <table:table-cell office:value-type="float" office:value="0.435098082943916" calcext:value-type="float">
            <text:p>0.4350980829</text:p>
          </table:table-cell>
          <table:table-cell office:value-type="float" office:value="0.333296337055022" calcext:value-type="float">
            <text:p>0.3332963371</text:p>
          </table:table-cell>
          <table:table-cell table:number-columns-repeated="5"/>
          <table:table-cell table:formula="of:=RAND()" office:value-type="float" office:value="0.520685385325857" calcext:value-type="float">
            <text:p>0.5206853853</text:p>
          </table:table-cell>
          <table:table-cell table:formula="of:=RAND()" office:value-type="float" office:value="0.0222416972949646" calcext:value-type="float">
            <text:p>0.0222416973</text:p>
          </table:table-cell>
          <table:table-cell/>
          <table:table-cell table:formula="of:=[.P159]+0.05" office:value-type="float" office:value="0.4" calcext:value-type="float">
            <text:p>0.4</text:p>
          </table:table-cell>
          <table:table-cell table:formula="of:=[.M160]/SUM([.$M160:.$N160])" office:value-type="float" office:value="0.959033730298368" calcext:value-type="float">
            <text:p>0.9590337303</text:p>
          </table:table-cell>
          <table:table-cell table:formula="of:=[.N160]/SUM([.$M160:.$N160])" office:value-type="float" office:value="0.0409662697016316" calcext:value-type="float">
            <text:p>0.04096626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335816857071056" calcext:value-type="float">
            <text:p>0.3358168571</text:p>
          </table:table-cell>
          <table:table-cell office:value-type="float" office:value="0.567977912124746" calcext:value-type="float">
            <text:p>0.5679779121</text:p>
          </table:table-cell>
          <table:table-cell office:value-type="float" office:value="0.0962052308041977" calcext:value-type="float">
            <text:p>0.0962052308</text:p>
          </table:table-cell>
          <table:table-cell table:number-columns-repeated="5"/>
          <table:table-cell table:formula="of:=RAND()" office:value-type="float" office:value="0.992464735345451" calcext:value-type="float">
            <text:p>0.9924647353</text:p>
          </table:table-cell>
          <table:table-cell table:formula="of:=RAND()" office:value-type="float" office:value="0.437247095551111" calcext:value-type="float">
            <text:p>0.4372470956</text:p>
          </table:table-cell>
          <table:table-cell/>
          <table:table-cell table:formula="of:=[.P160]" office:value-type="float" office:value="0.4" calcext:value-type="float">
            <text:p>0.4</text:p>
          </table:table-cell>
          <table:table-cell table:formula="of:=[.M161]/SUM([.$M161:.$N161])" office:value-type="float" office:value="0.694171170649881" calcext:value-type="float">
            <text:p>0.6941711706</text:p>
          </table:table-cell>
          <table:table-cell table:formula="of:=[.N161]/SUM([.$M161:.$N161])" office:value-type="float" office:value="0.305828829350119" calcext:value-type="float">
            <text:p>0.3058288294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492426550775493" calcext:value-type="float">
            <text:p>0.0492426551</text:p>
          </table:table-cell>
          <table:table-cell office:value-type="float" office:value="0.502390413342546" calcext:value-type="float">
            <text:p>0.5023904133</text:p>
          </table:table-cell>
          <table:table-cell office:value-type="float" office:value="0.448366931579904" calcext:value-type="float">
            <text:p>0.4483669316</text:p>
          </table:table-cell>
          <table:table-cell table:number-columns-repeated="5"/>
          <table:table-cell table:formula="of:=RAND()" office:value-type="float" office:value="0.775262827344596" calcext:value-type="float">
            <text:p>0.7752628273</text:p>
          </table:table-cell>
          <table:table-cell table:formula="of:=RAND()" office:value-type="float" office:value="0.814435125377251" calcext:value-type="float">
            <text:p>0.8144351254</text:p>
          </table:table-cell>
          <table:table-cell/>
          <table:table-cell table:formula="of:=[.P161]+0.05" office:value-type="float" office:value="0.45" calcext:value-type="float">
            <text:p>0.45</text:p>
          </table:table-cell>
          <table:table-cell table:formula="of:=[.M162]/SUM([.$M162:.$N162])" office:value-type="float" office:value="0.487679326765948" calcext:value-type="float">
            <text:p>0.4876793268</text:p>
          </table:table-cell>
          <table:table-cell table:formula="of:=[.N162]/SUM([.$M162:.$N162])" office:value-type="float" office:value="0.512320673234052" calcext:value-type="float">
            <text:p>0.5123206732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206962430837105" calcext:value-type="float">
            <text:p>0.2069624308</text:p>
          </table:table-cell>
          <table:table-cell office:value-type="float" office:value="0.687610623414133" calcext:value-type="float">
            <text:p>0.6876106234</text:p>
          </table:table-cell>
          <table:table-cell office:value-type="float" office:value="0.105426945748762" calcext:value-type="float">
            <text:p>0.1054269457</text:p>
          </table:table-cell>
          <table:table-cell table:number-columns-repeated="5"/>
          <table:table-cell table:formula="of:=RAND()" office:value-type="float" office:value="0.667723453386305" calcext:value-type="float">
            <text:p>0.6677234534</text:p>
          </table:table-cell>
          <table:table-cell table:formula="of:=RAND()" office:value-type="float" office:value="0.295449491625134" calcext:value-type="float">
            <text:p>0.2954494916</text:p>
          </table:table-cell>
          <table:table-cell/>
          <table:table-cell table:formula="of:=[.P162]" office:value-type="float" office:value="0.45" calcext:value-type="float">
            <text:p>0.45</text:p>
          </table:table-cell>
          <table:table-cell table:formula="of:=[.M163]/SUM([.$M163:.$N163])" office:value-type="float" office:value="0.693253954904615" calcext:value-type="float">
            <text:p>0.6932539549</text:p>
          </table:table-cell>
          <table:table-cell table:formula="of:=[.N163]/SUM([.$M163:.$N163])" office:value-type="float" office:value="0.306746045095385" calcext:value-type="float">
            <text:p>0.30674604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117650924571294" calcext:value-type="float">
            <text:p>0.1176509246</text:p>
          </table:table-cell>
          <table:table-cell office:value-type="float" office:value="0.440823407768175" calcext:value-type="float">
            <text:p>0.4408234078</text:p>
          </table:table-cell>
          <table:table-cell office:value-type="float" office:value="0.441525667660531" calcext:value-type="float">
            <text:p>0.4415256677</text:p>
          </table:table-cell>
          <table:table-cell table:number-columns-repeated="5"/>
          <table:table-cell table:formula="of:=RAND()" office:value-type="float" office:value="0.916232364862993" calcext:value-type="float">
            <text:p>0.9162323649</text:p>
          </table:table-cell>
          <table:table-cell table:formula="of:=RAND()" office:value-type="float" office:value="0.668941585858517" calcext:value-type="float">
            <text:p>0.6689415859</text:p>
          </table:table-cell>
          <table:table-cell/>
          <table:table-cell table:formula="of:=[.P163]+0.05" office:value-type="float" office:value="0.5" calcext:value-type="float">
            <text:p>0.5</text:p>
          </table:table-cell>
          <table:table-cell table:formula="of:=[.M164]/SUM([.$M164:.$N164])" office:value-type="float" office:value="0.578001148988071" calcext:value-type="float">
            <text:p>0.578001149</text:p>
          </table:table-cell>
          <table:table-cell table:formula="of:=[.N164]/SUM([.$M164:.$N164])" office:value-type="float" office:value="0.421998851011929" calcext:value-type="float">
            <text:p>0.4219988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340718204020316" calcext:value-type="float">
            <text:p>0.340718204</text:p>
          </table:table-cell>
          <table:table-cell office:value-type="float" office:value="0.596239325492425" calcext:value-type="float">
            <text:p>0.5962393255</text:p>
          </table:table-cell>
          <table:table-cell office:value-type="float" office:value="0.063042470487259" calcext:value-type="float">
            <text:p>0.0630424705</text:p>
          </table:table-cell>
          <table:table-cell table:number-columns-repeated="5"/>
          <table:table-cell table:formula="of:=RAND()" office:value-type="float" office:value="0.255254563056115" calcext:value-type="float">
            <text:p>0.2552545631</text:p>
          </table:table-cell>
          <table:table-cell table:formula="of:=RAND()" office:value-type="float" office:value="0.22949499254231" calcext:value-type="float">
            <text:p>0.2294949925</text:p>
          </table:table-cell>
          <table:table-cell/>
          <table:table-cell table:formula="of:=[.P164]" office:value-type="float" office:value="0.5" calcext:value-type="float">
            <text:p>0.5</text:p>
          </table:table-cell>
          <table:table-cell table:formula="of:=[.M165]/SUM([.$M165:.$N165])" office:value-type="float" office:value="0.526569978472702" calcext:value-type="float">
            <text:p>0.5265699785</text:p>
          </table:table-cell>
          <table:table-cell table:formula="of:=[.N165]/SUM([.$M165:.$N165])" office:value-type="float" office:value="0.473430021527298" calcext:value-type="float">
            <text:p>0.47343002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114391014775745" calcext:value-type="float">
            <text:p>0.1143910148</text:p>
          </table:table-cell>
          <table:table-cell office:value-type="float" office:value="0.381123172578434" calcext:value-type="float">
            <text:p>0.3811231726</text:p>
          </table:table-cell>
          <table:table-cell office:value-type="float" office:value="0.504485812645821" calcext:value-type="float">
            <text:p>0.5044858126</text:p>
          </table:table-cell>
          <table:table-cell table:number-columns-repeated="5"/>
          <table:table-cell table:formula="of:=RAND()" office:value-type="float" office:value="0.0525761630945359" calcext:value-type="float">
            <text:p>0.0525761631</text:p>
          </table:table-cell>
          <table:table-cell table:formula="of:=RAND()" office:value-type="float" office:value="0.519148317805242" calcext:value-type="float">
            <text:p>0.5191483178</text:p>
          </table:table-cell>
          <table:table-cell/>
          <table:table-cell table:formula="of:=[.P165]+0.05" office:value-type="float" office:value="0.55" calcext:value-type="float">
            <text:p>0.55</text:p>
          </table:table-cell>
          <table:table-cell table:formula="of:=[.M166]/SUM([.$M166:.$N166])" office:value-type="float" office:value="0.0919606643602032" calcext:value-type="float">
            <text:p>0.0919606644</text:p>
          </table:table-cell>
          <table:table-cell table:formula="of:=[.N166]/SUM([.$M166:.$N166])" office:value-type="float" office:value="0.908039335639797" calcext:value-type="float">
            <text:p>0.90803933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39902472316878" calcext:value-type="float">
            <text:p>0.3990247232</text:p>
          </table:table-cell>
          <table:table-cell office:value-type="float" office:value="0.51901272921834" calcext:value-type="float">
            <text:p>0.5190127292</text:p>
          </table:table-cell>
          <table:table-cell office:value-type="float" office:value="0.0819625476128801" calcext:value-type="float">
            <text:p>0.0819625476</text:p>
          </table:table-cell>
          <table:table-cell table:number-columns-repeated="5"/>
          <table:table-cell table:formula="of:=RAND()" office:value-type="float" office:value="0.292130211187941" calcext:value-type="float">
            <text:p>0.2921302112</text:p>
          </table:table-cell>
          <table:table-cell table:formula="of:=RAND()" office:value-type="float" office:value="0.645517713889091" calcext:value-type="float">
            <text:p>0.6455177139</text:p>
          </table:table-cell>
          <table:table-cell/>
          <table:table-cell table:formula="of:=[.P166]" office:value-type="float" office:value="0.55" calcext:value-type="float">
            <text:p>0.55</text:p>
          </table:table-cell>
          <table:table-cell table:formula="of:=[.M167]/SUM([.$M167:.$N167])" office:value-type="float" office:value="0.311556399129173" calcext:value-type="float">
            <text:p>0.3115563991</text:p>
          </table:table-cell>
          <table:table-cell table:formula="of:=[.N167]/SUM([.$M167:.$N167])" office:value-type="float" office:value="0.688443600870827" calcext:value-type="float">
            <text:p>0.68844360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220469848906659" calcext:value-type="float">
            <text:p>0.2204698489</text:p>
          </table:table-cell>
          <table:table-cell office:value-type="float" office:value="0.410179331224212" calcext:value-type="float">
            <text:p>0.4101793312</text:p>
          </table:table-cell>
          <table:table-cell office:value-type="float" office:value="0.369350819869129" calcext:value-type="float">
            <text:p>0.3693508199</text:p>
          </table:table-cell>
          <table:table-cell table:number-columns-repeated="5"/>
          <table:table-cell table:formula="of:=RAND()" office:value-type="float" office:value="0.815588060909761" calcext:value-type="float">
            <text:p>0.8155880609</text:p>
          </table:table-cell>
          <table:table-cell table:formula="of:=RAND()" office:value-type="float" office:value="0.786825400906731" calcext:value-type="float">
            <text:p>0.7868254009</text:p>
          </table:table-cell>
          <table:table-cell/>
          <table:table-cell table:formula="of:=[.P167]+0.05" office:value-type="float" office:value="0.6" calcext:value-type="float">
            <text:p>0.6</text:p>
          </table:table-cell>
          <table:table-cell table:formula="of:=[.M168]/SUM([.$M168:.$N168])" office:value-type="float" office:value="0.508974793549982" calcext:value-type="float">
            <text:p>0.5089747935</text:p>
          </table:table-cell>
          <table:table-cell table:formula="of:=[.N168]/SUM([.$M168:.$N168])" office:value-type="float" office:value="0.491025206450018" calcext:value-type="float">
            <text:p>0.4910252065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482117012926108" calcext:value-type="float">
            <text:p>0.4821170129</text:p>
          </table:table-cell>
          <table:table-cell office:value-type="float" office:value="0.509234870453589" calcext:value-type="float">
            <text:p>0.5092348705</text:p>
          </table:table-cell>
          <table:table-cell office:value-type="float" office:value="0.00864811662030311" calcext:value-type="float">
            <text:p>0.0086481166</text:p>
          </table:table-cell>
          <table:table-cell table:number-columns-repeated="5"/>
          <table:table-cell table:formula="of:=RAND()" office:value-type="float" office:value="0.873669702537441" calcext:value-type="float">
            <text:p>0.8736697025</text:p>
          </table:table-cell>
          <table:table-cell table:formula="of:=RAND()" office:value-type="float" office:value="0.83819269772819" calcext:value-type="float">
            <text:p>0.8381926977</text:p>
          </table:table-cell>
          <table:table-cell/>
          <table:table-cell table:formula="of:=[.P168]" office:value-type="float" office:value="0.6" calcext:value-type="float">
            <text:p>0.6</text:p>
          </table:table-cell>
          <table:table-cell table:formula="of:=[.M169]/SUM([.$M169:.$N169])" office:value-type="float" office:value="0.510362107609743" calcext:value-type="float">
            <text:p>0.5103621076</text:p>
          </table:table-cell>
          <table:table-cell table:formula="of:=[.N169]/SUM([.$M169:.$N169])" office:value-type="float" office:value="0.489637892390257" calcext:value-type="float">
            <text:p>0.4896378924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197205411128189" calcext:value-type="float">
            <text:p>0.1972054111</text:p>
          </table:table-cell>
          <table:table-cell office:value-type="float" office:value="0.379953438683614" calcext:value-type="float">
            <text:p>0.3799534387</text:p>
          </table:table-cell>
          <table:table-cell office:value-type="float" office:value="0.422841150188197" calcext:value-type="float">
            <text:p>0.4228411502</text:p>
          </table:table-cell>
          <table:table-cell table:number-columns-repeated="5"/>
          <table:table-cell table:formula="of:=RAND()" office:value-type="float" office:value="0.62146714750343" calcext:value-type="float">
            <text:p>0.6214671475</text:p>
          </table:table-cell>
          <table:table-cell table:formula="of:=RAND()" office:value-type="float" office:value="0.394602771499794" calcext:value-type="float">
            <text:p>0.3946027715</text:p>
          </table:table-cell>
          <table:table-cell/>
          <table:table-cell table:formula="of:=[.P169]+0.05" office:value-type="float" office:value="0.65" calcext:value-type="float">
            <text:p>0.65</text:p>
          </table:table-cell>
          <table:table-cell table:formula="of:=[.M170]/SUM([.$M170:.$N170])" office:value-type="float" office:value="0.611638171626119" calcext:value-type="float">
            <text:p>0.6116381716</text:p>
          </table:table-cell>
          <table:table-cell table:formula="of:=[.N170]/SUM([.$M170:.$N170])" office:value-type="float" office:value="0.388361828373881" calcext:value-type="float">
            <text:p>0.3883618284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5331890655739" calcext:value-type="float">
            <text:p>0.5331890656</text:p>
          </table:table-cell>
          <table:table-cell office:value-type="float" office:value="0.378697274666809" calcext:value-type="float">
            <text:p>0.3786972747</text:p>
          </table:table-cell>
          <table:table-cell office:value-type="float" office:value="0.088113659759291" calcext:value-type="float">
            <text:p>0.0881136598</text:p>
          </table:table-cell>
          <table:table-cell table:number-columns-repeated="5"/>
          <table:table-cell table:formula="of:=RAND()" office:value-type="float" office:value="0.84127133143559" calcext:value-type="float">
            <text:p>0.8412713314</text:p>
          </table:table-cell>
          <table:table-cell table:formula="of:=RAND()" office:value-type="float" office:value="0.153630264220262" calcext:value-type="float">
            <text:p>0.1536302642</text:p>
          </table:table-cell>
          <table:table-cell/>
          <table:table-cell table:formula="of:=[.P170]" office:value-type="float" office:value="0.65" calcext:value-type="float">
            <text:p>0.65</text:p>
          </table:table-cell>
          <table:table-cell table:formula="of:=[.M171]/SUM([.$M171:.$N171])" office:value-type="float" office:value="0.845582452685698" calcext:value-type="float">
            <text:p>0.8455824527</text:p>
          </table:table-cell>
          <table:table-cell table:formula="of:=[.N171]/SUM([.$M171:.$N171])" office:value-type="float" office:value="0.154417547314302" calcext:value-type="float">
            <text:p>0.1544175473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529310592868473" calcext:value-type="float">
            <text:p>0.0529310593</text:p>
          </table:table-cell>
          <table:table-cell office:value-type="float" office:value="0.449366474949268" calcext:value-type="float">
            <text:p>0.4493664749</text:p>
          </table:table-cell>
          <table:table-cell office:value-type="float" office:value="0.497702465763885" calcext:value-type="float">
            <text:p>0.4977024658</text:p>
          </table:table-cell>
          <table:table-cell table:number-columns-repeated="5"/>
          <table:table-cell table:formula="of:=RAND()" office:value-type="float" office:value="0.723084424693588" calcext:value-type="float">
            <text:p>0.7230844247</text:p>
          </table:table-cell>
          <table:table-cell table:formula="of:=RAND()" office:value-type="float" office:value="0.185017684988414" calcext:value-type="float">
            <text:p>0.185017685</text:p>
          </table:table-cell>
          <table:table-cell/>
          <table:table-cell table:formula="of:=[.P171]+0.05" office:value-type="float" office:value="0.7" calcext:value-type="float">
            <text:p>0.7</text:p>
          </table:table-cell>
          <table:table-cell table:formula="of:=[.M172]/SUM([.$M172:.$N172])" office:value-type="float" office:value="0.796258941570786" calcext:value-type="float">
            <text:p>0.7962589416</text:p>
          </table:table-cell>
          <table:table-cell table:formula="of:=[.N172]/SUM([.$M172:.$N172])" office:value-type="float" office:value="0.203741058429214" calcext:value-type="float">
            <text:p>0.2037410584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648306911319107" calcext:value-type="float">
            <text:p>0.6483069113</text:p>
          </table:table-cell>
          <table:table-cell office:value-type="float" office:value="0.275113368540698" calcext:value-type="float">
            <text:p>0.2751133685</text:p>
          </table:table-cell>
          <table:table-cell office:value-type="float" office:value="0.0765797201401953" calcext:value-type="float">
            <text:p>0.0765797201</text:p>
          </table:table-cell>
          <table:table-cell table:number-columns-repeated="5"/>
          <table:table-cell table:formula="of:=RAND()" office:value-type="float" office:value="0.210259931324496" calcext:value-type="float">
            <text:p>0.2102599313</text:p>
          </table:table-cell>
          <table:table-cell table:formula="of:=RAND()" office:value-type="float" office:value="0.386996411729315" calcext:value-type="float">
            <text:p>0.3869964117</text:p>
          </table:table-cell>
          <table:table-cell/>
          <table:table-cell table:formula="of:=[.P172]" office:value-type="float" office:value="0.7" calcext:value-type="float">
            <text:p>0.7</text:p>
          </table:table-cell>
          <table:table-cell table:formula="of:=[.M173]/SUM([.$M173:.$N173])" office:value-type="float" office:value="0.352043027704692" calcext:value-type="float">
            <text:p>0.3520430277</text:p>
          </table:table-cell>
          <table:table-cell table:formula="of:=[.N173]/SUM([.$M173:.$N173])" office:value-type="float" office:value="0.647956972295308" calcext:value-type="float">
            <text:p>0.6479569723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132395556869652" calcext:value-type="float">
            <text:p>0.1323955569</text:p>
          </table:table-cell>
          <table:table-cell office:value-type="float" office:value="0.301478612742346" calcext:value-type="float">
            <text:p>0.3014786127</text:p>
          </table:table-cell>
          <table:table-cell office:value-type="float" office:value="0.566125830388002" calcext:value-type="float">
            <text:p>0.5661258304</text:p>
          </table:table-cell>
          <table:table-cell table:number-columns-repeated="5"/>
          <table:table-cell table:formula="of:=RAND()" office:value-type="float" office:value="0.447357341711038" calcext:value-type="float">
            <text:p>0.4473573417</text:p>
          </table:table-cell>
          <table:table-cell table:formula="of:=RAND()" office:value-type="float" office:value="0.811477632106624" calcext:value-type="float">
            <text:p>0.8114776321</text:p>
          </table:table-cell>
          <table:table-cell/>
          <table:table-cell table:formula="of:=[.P173]+0.05" office:value-type="float" office:value="0.75" calcext:value-type="float">
            <text:p>0.75</text:p>
          </table:table-cell>
          <table:table-cell table:formula="of:=[.M174]/SUM([.$M174:.$N174])" office:value-type="float" office:value="0.355374096696996" calcext:value-type="float">
            <text:p>0.3553740967</text:p>
          </table:table-cell>
          <table:table-cell table:formula="of:=[.N174]/SUM([.$M174:.$N174])" office:value-type="float" office:value="0.644625903303005" calcext:value-type="float">
            <text:p>0.64462590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677013031565049" calcext:value-type="float">
            <text:p>0.6770130316</text:p>
          </table:table-cell>
          <table:table-cell office:value-type="float" office:value="0.296073296749387" calcext:value-type="float">
            <text:p>0.2960732967</text:p>
          </table:table-cell>
          <table:table-cell office:value-type="float" office:value="0.0269136716855641" calcext:value-type="float">
            <text:p>0.0269136717</text:p>
          </table:table-cell>
          <table:table-cell table:number-columns-repeated="5"/>
          <table:table-cell table:formula="of:=RAND()" office:value-type="float" office:value="0.147503929169292" calcext:value-type="float">
            <text:p>0.1475039292</text:p>
          </table:table-cell>
          <table:table-cell table:formula="of:=RAND()" office:value-type="float" office:value="0.330257269531708" calcext:value-type="float">
            <text:p>0.3302572695</text:p>
          </table:table-cell>
          <table:table-cell/>
          <table:table-cell table:formula="of:=[.P174]" office:value-type="float" office:value="0.75" calcext:value-type="float">
            <text:p>0.75</text:p>
          </table:table-cell>
          <table:table-cell table:formula="of:=[.M175]/SUM([.$M175:.$N175])" office:value-type="float" office:value="0.308739867470077" calcext:value-type="float">
            <text:p>0.3087398675</text:p>
          </table:table-cell>
          <table:table-cell table:formula="of:=[.N175]/SUM([.$M175:.$N175])" office:value-type="float" office:value="0.691260132529923" calcext:value-type="float">
            <text:p>0.69126013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455240444454725" calcext:value-type="float">
            <text:p>0.0455240444</text:p>
          </table:table-cell>
          <table:table-cell office:value-type="float" office:value="0.165947532757183" calcext:value-type="float">
            <text:p>0.1659475328</text:p>
          </table:table-cell>
          <table:table-cell office:value-type="float" office:value="0.788528422797344" calcext:value-type="float">
            <text:p>0.7885284228</text:p>
          </table:table-cell>
          <table:table-cell table:number-columns-repeated="5"/>
          <table:table-cell table:formula="of:=RAND()" office:value-type="float" office:value="0.609612562081427" calcext:value-type="float">
            <text:p>0.6096125621</text:p>
          </table:table-cell>
          <table:table-cell table:formula="of:=RAND()" office:value-type="float" office:value="0.334083674457261" calcext:value-type="float">
            <text:p>0.3340836745</text:p>
          </table:table-cell>
          <table:table-cell/>
          <table:table-cell table:formula="of:=[.P175]+0.05" office:value-type="float" office:value="0.8" calcext:value-type="float">
            <text:p>0.8</text:p>
          </table:table-cell>
          <table:table-cell table:formula="of:=[.M176]/SUM([.$M176:.$N176])" office:value-type="float" office:value="0.645983885998506" calcext:value-type="float">
            <text:p>0.645983886</text:p>
          </table:table-cell>
          <table:table-cell table:formula="of:=[.N176]/SUM([.$M176:.$N176])" office:value-type="float" office:value="0.354016114001494" calcext:value-type="float">
            <text:p>0.3540161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719273131831834" calcext:value-type="float">
            <text:p>0.7192731318</text:p>
          </table:table-cell>
          <table:table-cell office:value-type="float" office:value="0.176366469227817" calcext:value-type="float">
            <text:p>0.1763664692</text:p>
          </table:table-cell>
          <table:table-cell office:value-type="float" office:value="0.104360398940349" calcext:value-type="float">
            <text:p>0.1043603989</text:p>
          </table:table-cell>
          <table:table-cell table:number-columns-repeated="5"/>
          <table:table-cell table:formula="of:=RAND()" office:value-type="float" office:value="0.90571027467474" calcext:value-type="float">
            <text:p>0.9057102747</text:p>
          </table:table-cell>
          <table:table-cell table:formula="of:=RAND()" office:value-type="float" office:value="0.770065714940943" calcext:value-type="float">
            <text:p>0.7700657149</text:p>
          </table:table-cell>
          <table:table-cell/>
          <table:table-cell table:formula="of:=[.P176]" office:value-type="float" office:value="0.8" calcext:value-type="float">
            <text:p>0.8</text:p>
          </table:table-cell>
          <table:table-cell table:formula="of:=[.M177]/SUM([.$M177:.$N177])" office:value-type="float" office:value="0.540472163515395" calcext:value-type="float">
            <text:p>0.5404721635</text:p>
          </table:table-cell>
          <table:table-cell table:formula="of:=[.N177]/SUM([.$M177:.$N177])" office:value-type="float" office:value="0.459527836484605" calcext:value-type="float">
            <text:p>0.4595278365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676182377501724" calcext:value-type="float">
            <text:p>0.0676182378</text:p>
          </table:table-cell>
          <table:table-cell office:value-type="float" office:value="0.12412523544121" calcext:value-type="float">
            <text:p>0.1241252354</text:p>
          </table:table-cell>
          <table:table-cell office:value-type="float" office:value="0.808256526808617" calcext:value-type="float">
            <text:p>0.8082565268</text:p>
          </table:table-cell>
          <table:table-cell table:number-columns-repeated="5"/>
          <table:table-cell table:formula="of:=RAND()" office:value-type="float" office:value="0.60696945350138" calcext:value-type="float">
            <text:p>0.6069694535</text:p>
          </table:table-cell>
          <table:table-cell table:formula="of:=RAND()" office:value-type="float" office:value="0.376191604220188" calcext:value-type="float">
            <text:p>0.3761916042</text:p>
          </table:table-cell>
          <table:table-cell/>
          <table:table-cell table:formula="of:=[.P177]+0.05" office:value-type="float" office:value="0.85" calcext:value-type="float">
            <text:p>0.85</text:p>
          </table:table-cell>
          <table:table-cell table:formula="of:=[.M178]/SUM([.$M178:.$N178])" office:value-type="float" office:value="0.617365230990744" calcext:value-type="float">
            <text:p>0.617365231</text:p>
          </table:table-cell>
          <table:table-cell table:formula="of:=[.N178]/SUM([.$M178:.$N178])" office:value-type="float" office:value="0.382634769009256" calcext:value-type="float">
            <text:p>0.382634769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788175831812286" calcext:value-type="float">
            <text:p>0.7881758318</text:p>
          </table:table-cell>
          <table:table-cell office:value-type="float" office:value="0.198737012027008" calcext:value-type="float">
            <text:p>0.198737012</text:p>
          </table:table-cell>
          <table:table-cell office:value-type="float" office:value="0.013087156160706" calcext:value-type="float">
            <text:p>0.0130871562</text:p>
          </table:table-cell>
          <table:table-cell table:number-columns-repeated="5"/>
          <table:table-cell table:formula="of:=RAND()" office:value-type="float" office:value="0.935204956681396" calcext:value-type="float">
            <text:p>0.9352049567</text:p>
          </table:table-cell>
          <table:table-cell table:formula="of:=RAND()" office:value-type="float" office:value="0.147927460084548" calcext:value-type="float">
            <text:p>0.1479274601</text:p>
          </table:table-cell>
          <table:table-cell/>
          <table:table-cell table:formula="of:=[.P178]" office:value-type="float" office:value="0.85" calcext:value-type="float">
            <text:p>0.85</text:p>
          </table:table-cell>
          <table:table-cell table:formula="of:=[.M179]/SUM([.$M179:.$N179])" office:value-type="float" office:value="0.863426246140582" calcext:value-type="float">
            <text:p>0.8634262461</text:p>
          </table:table-cell>
          <table:table-cell table:formula="of:=[.N179]/SUM([.$M179:.$N179])" office:value-type="float" office:value="0.136573753859418" calcext:value-type="float">
            <text:p>0.1365737539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831116306778962" calcext:value-type="float">
            <text:p>0.0831116307</text:p>
          </table:table-cell>
          <table:table-cell office:value-type="float" office:value="0.0459365384146622" calcext:value-type="float">
            <text:p>0.0459365384</text:p>
          </table:table-cell>
          <table:table-cell office:value-type="float" office:value="0.870951830907442" calcext:value-type="float">
            <text:p>0.8709518309</text:p>
          </table:table-cell>
          <table:table-cell table:number-columns-repeated="5"/>
          <table:table-cell table:formula="of:=RAND()" office:value-type="float" office:value="0.60388697948352" calcext:value-type="float">
            <text:p>0.6038869795</text:p>
          </table:table-cell>
          <table:table-cell table:formula="of:=RAND()" office:value-type="float" office:value="0.920524110390377" calcext:value-type="float">
            <text:p>0.9205241104</text:p>
          </table:table-cell>
          <table:table-cell/>
          <table:table-cell table:formula="of:=[.P179]+0.05" office:value-type="float" office:value="0.9" calcext:value-type="float">
            <text:p>0.9</text:p>
          </table:table-cell>
          <table:table-cell table:formula="of:=[.M180]/SUM([.$M180:.$N180])" office:value-type="float" office:value="0.396144441282879" calcext:value-type="float">
            <text:p>0.3961444413</text:p>
          </table:table-cell>
          <table:table-cell table:formula="of:=[.N180]/SUM([.$M180:.$N180])" office:value-type="float" office:value="0.603855558717121" calcext:value-type="float">
            <text:p>0.6038555587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887228317521184" calcext:value-type="float">
            <text:p>0.8872283175</text:p>
          </table:table-cell>
          <table:table-cell office:value-type="float" office:value="0.0735501382980391" calcext:value-type="float">
            <text:p>0.0735501383</text:p>
          </table:table-cell>
          <table:table-cell office:value-type="float" office:value="0.0392215441807766" calcext:value-type="float">
            <text:p>0.0392215442</text:p>
          </table:table-cell>
          <table:table-cell table:number-columns-repeated="5"/>
          <table:table-cell table:formula="of:=RAND()" office:value-type="float" office:value="0.536671278370948" calcext:value-type="float">
            <text:p>0.5366712784</text:p>
          </table:table-cell>
          <table:table-cell table:formula="of:=RAND()" office:value-type="float" office:value="0.0572166241790498" calcext:value-type="float">
            <text:p>0.0572166242</text:p>
          </table:table-cell>
          <table:table-cell/>
          <table:table-cell table:formula="of:=[.P180]" office:value-type="float" office:value="0.9" calcext:value-type="float">
            <text:p>0.9</text:p>
          </table:table-cell>
          <table:table-cell table:formula="of:=[.M181]/SUM([.$M181:.$N181])" office:value-type="float" office:value="0.903657535482072" calcext:value-type="float">
            <text:p>0.9036575355</text:p>
          </table:table-cell>
          <table:table-cell table:formula="of:=[.N181]/SUM([.$M181:.$N181])" office:value-type="float" office:value="0.0963424645179279" calcext:value-type="float">
            <text:p>0.09634246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0390051428652052" calcext:value-type="float">
            <text:p>0.0039005143</text:p>
          </table:table-cell>
          <table:table-cell office:value-type="float" office:value="0.0672271555097769" calcext:value-type="float">
            <text:p>0.0672271555</text:p>
          </table:table-cell>
          <table:table-cell office:value-type="float" office:value="0.928872330203703" calcext:value-type="float">
            <text:p>0.9288723302</text:p>
          </table:table-cell>
          <table:table-cell table:number-columns-repeated="5"/>
          <table:table-cell table:formula="of:=RAND()" office:value-type="float" office:value="0.861470601295735" calcext:value-type="float">
            <text:p>0.8614706013</text:p>
          </table:table-cell>
          <table:table-cell table:formula="of:=RAND()" office:value-type="float" office:value="0.830395594543632" calcext:value-type="float">
            <text:p>0.8303955945</text:p>
          </table:table-cell>
          <table:table-cell/>
          <table:table-cell table:formula="of:=[.P181]+0.05" office:value-type="float" office:value="0.95" calcext:value-type="float">
            <text:p>0.95</text:p>
          </table:table-cell>
          <table:table-cell table:formula="of:=[.M182]/SUM([.$M182:.$N182])" office:value-type="float" office:value="0.50918364786427" calcext:value-type="float">
            <text:p>0.5091836479</text:p>
          </table:table-cell>
          <table:table-cell table:formula="of:=[.N182]/SUM([.$M182:.$N182])" office:value-type="float" office:value="0.49081635213573" calcext:value-type="float">
            <text:p>0.49081635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937347215893389" calcext:value-type="float">
            <text:p>0.9373472159</text:p>
          </table:table-cell>
          <table:table-cell office:value-type="float" office:value="0.0359900848078838" calcext:value-type="float">
            <text:p>0.0359900848</text:p>
          </table:table-cell>
          <table:table-cell office:value-type="float" office:value="0.0266626992987272" calcext:value-type="float">
            <text:p>0.0266626993</text:p>
          </table:table-cell>
          <table:table-cell table:number-columns-repeated="5"/>
          <table:table-cell table:formula="of:=RAND()" office:value-type="float" office:value="0.997931236671108" calcext:value-type="float">
            <text:p>0.9979312367</text:p>
          </table:table-cell>
          <table:table-cell table:formula="of:=RAND()" office:value-type="float" office:value="0.788396917335048" calcext:value-type="float">
            <text:p>0.7883969173</text:p>
          </table:table-cell>
          <table:table-cell/>
          <table:table-cell table:formula="of:=[.P182]" office:value-type="float" office:value="0.95" calcext:value-type="float">
            <text:p>0.95</text:p>
          </table:table-cell>
          <table:table-cell table:formula="of:=[.M183]/SUM([.$M183:.$N183])" office:value-type="float" office:value="0.558649447713776" calcext:value-type="float">
            <text:p>0.5586494477</text:p>
          </table:table-cell>
          <table:table-cell table:formula="of:=[.N183]/SUM([.$M183:.$N183])" office:value-type="float" office:value="0.441350552286224" calcext:value-type="float">
            <text:p>0.4413505523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RAND()" office:value-type="float" office:value="0.211912343148842" calcext:value-type="float">
            <text:p>0.2119123431</text:p>
          </table:table-cell>
          <table:table-cell table:formula="of:=RAND()" office:value-type="float" office:value="0.0681060015487886" calcext:value-type="float">
            <text:p>0.0681060015</text:p>
          </table:table-cell>
          <table:table-cell/>
          <table:table-cell table:formula="of:=[.P183]+0.05" office:value-type="float" office:value="1" calcext:value-type="float">
            <text:p>1</text:p>
          </table:table-cell>
          <table:table-cell table:formula="of:=[.M184]/SUM([.$M184:.$N184])" office:value-type="float" office:value="0.756780215159365" calcext:value-type="float">
            <text:p>0.7567802152</text:p>
          </table:table-cell>
          <table:table-cell table:formula="of:=[.N184]/SUM([.$M184:.$N184])" office:value-type="float" office:value="0.243219784840635" calcext:value-type="float">
            <text:p>0.243219784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RAND()" office:value-type="float" office:value="0.539419729328692" calcext:value-type="float">
            <text:p>0.5394197293</text:p>
          </table:table-cell>
          <table:table-cell table:formula="of:=RAND()" office:value-type="float" office:value="0.479028156005214" calcext:value-type="float">
            <text:p>0.479028156</text:p>
          </table:table-cell>
          <table:table-cell/>
          <table:table-cell table:formula="of:=[.P184]" office:value-type="float" office:value="1" calcext:value-type="float">
            <text:p>1</text:p>
          </table:table-cell>
          <table:table-cell table:formula="of:=[.M185]/SUM([.$M185:.$N185])" office:value-type="float" office:value="0.52964882847377" calcext:value-type="float">
            <text:p>0.5296488285</text:p>
          </table:table-cell>
          <table:table-cell table:formula="of:=[.N185]/SUM([.$M185:.$N185])" office:value-type="float" office:value="0.470351171526229" calcext:value-type="float">
            <text:p>0.47035117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0.0499999999999999" calcext:value-type="float">
            <text:p>0.05</text:p>
          </table:table-cell>
          <table:table-cell/>
          <table:table-cell office:value-type="float" office:value="0.95" calcext:value-type="float">
            <text:p>0.95</text:p>
          </table:table-cell>
          <table:table-cell table:number-columns-repeated="16"/>
        </table:table-row>
        <table:table-row table:style-name="ro1">
          <table:table-cell office:value-type="float" office:value="0.0999999999999999" calcext:value-type="float">
            <text:p>0.1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6"/>
        </table:table-row>
        <table:table-row table:style-name="ro1">
          <table:table-cell office:value-type="float" office:value="0.15" calcext:value-type="float">
            <text:p>0.15</text:p>
          </table:table-cell>
          <table:table-cell/>
          <table:table-cell office:value-type="float" office:value="0.85" calcext:value-type="float">
            <text:p>0.85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6"/>
        </table:table-row>
        <table:table-row table:style-name="ro1">
          <table:table-cell office:value-type="float" office:value="0.25" calcext:value-type="float">
            <text:p>0.25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6"/>
        </table:table-row>
        <table:table-row table:style-name="ro1">
          <table:table-cell office:value-type="float" office:value="0.35" calcext:value-type="float">
            <text:p>0.35</text:p>
          </table:table-cell>
          <table:table-cell/>
          <table:table-cell office:value-type="float" office:value="0.65" calcext:value-type="float">
            <text:p>0.65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/>
          <table:table-cell office:value-type="float" office:value="0.55" calcext:value-type="float">
            <text:p>0.55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/>
          <table:table-cell office:value-type="float" office:value="0.45" calcext:value-type="float">
            <text:p>0.45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/>
          <table:table-cell office:value-type="float" office:value="0.35" calcext:value-type="float">
            <text:p>0.3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6"/>
        </table:table-row>
        <table:table-row table:style-name="ro1">
          <table:table-cell office:value-type="float" office:value="0.95" calcext:value-type="float">
            <text:p>0.95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0.0499999999999999" calcext:value-type="float">
            <text:p>0.05</text:p>
          </table:table-cell>
          <table:table-cell table:number-columns-repeated="3"/>
          <table:table-cell office:value-type="float" office:value="0.95" calcext:value-type="float">
            <text:p>0.95</text:p>
          </table:table-cell>
          <table:table-cell table:number-columns-repeated="14"/>
        </table:table-row>
        <table:table-row table:style-name="ro1">
          <table:table-cell office:value-type="float" office:value="0.0999999999999999" calcext:value-type="float">
            <text:p>0.1</text:p>
          </table:table-cell>
          <table:table-cell table:number-columns-repeated="3"/>
          <table:table-cell office:value-type="float" office:value="0.9" calcext:value-type="float">
            <text:p>0.9</text:p>
          </table:table-cell>
          <table:table-cell table:number-columns-repeated="14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3"/>
          <table:table-cell office:value-type="float" office:value="0.85" calcext:value-type="float">
            <text:p>0.85</text:p>
          </table:table-cell>
          <table:table-cell table:number-columns-repeated="14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table:number-columns-repeated="14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14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0.7" calcext:value-type="float">
            <text:p>0.7</text:p>
          </table:table-cell>
          <table:table-cell table:number-columns-repeated="14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3"/>
          <table:table-cell office:value-type="float" office:value="0.65" calcext:value-type="float">
            <text:p>0.65</text:p>
          </table:table-cell>
          <table:table-cell table:number-columns-repeated="14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table:number-columns-repeated="14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0.55" calcext:value-type="float">
            <text:p>0.55</text:p>
          </table:table-cell>
          <table:table-cell table:number-columns-repeated="14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14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number-columns-repeated="3"/>
          <table:table-cell office:value-type="float" office:value="0.45" calcext:value-type="float">
            <text:p>0.45</text:p>
          </table:table-cell>
          <table:table-cell table:number-columns-repeated="14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table:number-columns-repeated="14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number-columns-repeated="3"/>
          <table:table-cell office:value-type="float" office:value="0.35" calcext:value-type="float">
            <text:p>0.35</text:p>
          </table:table-cell>
          <table:table-cell table:number-columns-repeated="14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3"/>
          <table:table-cell office:value-type="float" office:value="0.3" calcext:value-type="float">
            <text:p>0.3</text:p>
          </table:table-cell>
          <table:table-cell table:number-columns-repeated="14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table:number-columns-repeated="14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table:number-columns-repeated="14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number-columns-repeated="3"/>
          <table:table-cell office:value-type="float" office:value="0.15" calcext:value-type="float">
            <text:p>0.15</text:p>
          </table:table-cell>
          <table:table-cell table:number-columns-repeated="14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table:number-columns-repeated="14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3"/>
          <table:table-cell office:value-type="float" office:value="0.05" calcext:value-type="float">
            <text:p>0.05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0499999999999999" calcext:value-type="float">
            <text:p>0.05</text:p>
          </table:table-cell>
          <table:table-cell table:number-columns-repeated="5"/>
          <table:table-cell office:value-type="float" office:value="0.95" calcext:value-type="float">
            <text:p>0.95</text:p>
          </table:table-cell>
          <table:table-cell table:number-columns-repeated="12"/>
        </table:table-row>
        <table:table-row table:style-name="ro1">
          <table:table-cell office:value-type="float" office:value="0.0999999999999999" calcext:value-type="float">
            <text:p>0.1</text:p>
          </table:table-cell>
          <table:table-cell table:number-columns-repeated="5"/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5"/>
          <table:table-cell office:value-type="float" office:value="0.85" calcext:value-type="float">
            <text:p>0.85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5"/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5"/>
          <table:table-cell office:value-type="float" office:value="0.75" calcext:value-type="float">
            <text:p>0.75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5"/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5"/>
          <table:table-cell office:value-type="float" office:value="0.65" calcext:value-type="float">
            <text:p>0.65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5"/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number-columns-repeated="5"/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number-columns-repeated="5"/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number-columns-repeated="5"/>
          <table:table-cell office:value-type="float" office:value="0.35" calcext:value-type="float">
            <text:p>0.35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5"/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5"/>
          <table:table-cell office:value-type="float" office:value="0.25" calcext:value-type="float">
            <text:p>0.25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5"/>
          <table:table-cell office:value-type="float" office:value="0.2" calcext:value-type="float">
            <text:p>0.2</text:p>
          </table:table-cell>
          <table:table-cell table:number-columns-repeated="12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number-columns-repeated="5"/>
          <table:table-cell office:value-type="float" office:value="0.15" calcext:value-type="float">
            <text:p>0.15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table:number-columns-repeated="12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5"/>
          <table:table-cell office:value-type="float" office:value="0.05" calcext:value-type="float">
            <text:p>0.05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 table:number-rows-repeated="1048309">
          <table:table-cell table:number-columns-repeated="19"/>
        </table:table-row>
        <table:table-row table:style-name="ro1" table:number-rows-repeated="18">
          <table:table-cell table:style-name="ce4"/>
          <table:table-cell table:style-name="Default" table:number-columns-repeated="11"/>
          <table:table-cell table:number-columns-repeated="7"/>
        </table:table-row>
        <table:table-row table:style-name="ro1">
          <table:table-cell table:style-name="ce4"/>
          <table:table-cell table:style-name="Default" table:number-columns-repeated="11"/>
          <table:table-cell table:number-columns-repeated="7"/>
        </table:table-row>
        <calcext:conditional-formats>
          <calcext:conditional-format calcext:target-range-address="cells.H2:cells.H1048557">
            <calcext:color-scale>
              <calcext:color-scale-entry calcext:value="0" calcext:type="number" calcext:color="#ffffff"/>
              <calcext:color-scale-entry calcext:value="1" calcext:type="number" calcext:color="#fccde5"/>
            </calcext:color-scale>
          </calcext:conditional-format>
          <calcext:conditional-format calcext:target-range-address="cells.I2:cells.I1048557">
            <calcext:color-scale>
              <calcext:color-scale-entry calcext:value="0" calcext:type="number" calcext:color="#ffffff"/>
              <calcext:color-scale-entry calcext:value="1" calcext:type="number" calcext:color="#d9d9d9"/>
            </calcext:color-scale>
          </calcext:conditional-format>
          <calcext:conditional-format calcext:target-range-address="cells.J2:cells.J1048557">
            <calcext:color-scale>
              <calcext:color-scale-entry calcext:value="0" calcext:type="number" calcext:color="#ffffff"/>
              <calcext:color-scale-entry calcext:value="1" calcext:type="number" calcext:color="#bc80bd"/>
            </calcext:color-scale>
          </calcext:conditional-format>
          <calcext:conditional-format calcext:target-range-address="cells.K2:cells.K1048557">
            <calcext:color-scale>
              <calcext:color-scale-entry calcext:value="0" calcext:type="number" calcext:color="#ffffff"/>
              <calcext:color-scale-entry calcext:value="1" calcext:type="number" calcext:color="#ccebc5"/>
            </calcext:color-scale>
          </calcext:conditional-format>
          <calcext:conditional-format calcext:target-range-address="cells.L2:cells.L1048557">
            <calcext:color-scale>
              <calcext:color-scale-entry calcext:value="0" calcext:type="number" calcext:color="#ffffff"/>
              <calcext:color-scale-entry calcext:value="1" calcext:type="number" calcext:color="#ffed6f"/>
            </calcext:color-scale>
          </calcext:conditional-format>
          <calcext:conditional-format calcext:target-range-address="cells.A1:cells.A1048557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B1:cells.B1048557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C1:cells.C1048557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D1:cells.D1048557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E1:cells.E1048557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  <calcext:conditional-format calcext:target-range-address="cells.F1:cells.F1048557">
            <calcext:color-scale>
              <calcext:color-scale-entry calcext:value="0" calcext:type="number" calcext:color="#ffffff"/>
              <calcext:color-scale-entry calcext:value="1" calcext:type="number" calcext:color="#fdb462"/>
            </calcext:color-scale>
          </calcext:conditional-format>
          <calcext:conditional-format calcext:target-range-address="cells.G1:cells.G1048557">
            <calcext:color-scale>
              <calcext:color-scale-entry calcext:value="0" calcext:type="number" calcext:color="#ffffff"/>
              <calcext:color-scale-entry calcext:value="1" calcext:type="number" calcext:color="#b3de69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t3_5f_1" style:display-name="Set3_1" style:family="table-cell" style:parent-style-name="Set3">
      <style:table-cell-properties fo:background-color="#8dd3c7"/>
      <style:text-properties style:use-window-font-color="true"/>
    </style:style>
    <style:style style:name="Set3_5f_2" style:display-name="Set3_2" style:family="table-cell" style:parent-style-name="Set3">
      <style:table-cell-properties fo:background-color="#ffffb3"/>
      <style:text-properties style:use-window-font-color="true"/>
    </style:style>
    <style:style style:name="Set3_5f_3" style:display-name="Set3_3" style:family="table-cell" style:parent-style-name="Set3">
      <style:table-cell-properties fo:background-color="#bebada"/>
      <style:text-properties style:use-window-font-color="true"/>
    </style:style>
    <style:style style:name="Set3_5f_4" style:display-name="Set3_4" style:family="table-cell" style:parent-style-name="Set3">
      <style:table-cell-properties fo:background-color="#fb8072"/>
      <style:text-properties style:use-window-font-color="true"/>
    </style:style>
    <style:style style:name="Set3_5f_5" style:display-name="Set3_5" style:family="table-cell" style:parent-style-name="Set3">
      <style:table-cell-properties fo:background-color="#80b1d3"/>
      <style:text-properties style:use-window-font-color="true"/>
    </style:style>
    <style:style style:name="Set3_5f_6" style:display-name="Set3_6" style:family="table-cell" style:parent-style-name="Set3">
      <style:table-cell-properties fo:background-color="#fdb462"/>
      <style:text-properties style:use-window-font-color="true"/>
    </style:style>
    <style:style style:name="Set3_5f_7" style:display-name="Set3_7" style:family="table-cell" style:parent-style-name="Set3">
      <style:table-cell-properties fo:background-color="#b3de69"/>
      <style:text-properties style:use-window-font-color="true"/>
    </style:style>
    <style:style style:name="Set3_5f_8" style:display-name="Set3_8" style:family="table-cell" style:parent-style-name="Set3">
      <style:table-cell-properties fo:background-color="#fccde5"/>
      <style:text-properties style:use-window-font-color="true"/>
    </style:style>
    <style:style style:name="Set3_5f_9" style:display-name="Set3_9" style:family="table-cell" style:parent-style-name="Set3">
      <style:table-cell-properties fo:background-color="#d9d9d9"/>
      <style:text-properties style:use-window-font-color="true"/>
    </style:style>
    <style:style style:name="Set3_5f_10" style:display-name="Set3_10" style:family="table-cell" style:parent-style-name="Set3">
      <style:table-cell-properties fo:background-color="#bc80bd"/>
      <style:text-properties style:use-window-font-color="true"/>
    </style:style>
    <style:style style:name="Set3_5f_11" style:display-name="Set3_11" style:family="table-cell" style:parent-style-name="Set3">
      <style:table-cell-properties fo:background-color="#ccebc5"/>
      <style:text-properties style:use-window-font-color="true"/>
    </style:style>
    <style:style style:name="Set3_5f_12" style:display-name="Set3_12" style:family="table-cell" style:parent-style-name="Set3">
      <style:table-cell-properties fo:background-color="#ffed6f"/>
      <style:text-properties style:use-window-font-color="true"/>
    </style:style>
    <style:style style:name="Set3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16:10:42.2397184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recht Cannoodt</meta:initial-creator>
    <meta:creation-date>2017-04-03T10:15:12.918974974</meta:creation-date>
    <meta:generator>LibreOffice/5.0.3.2$Linux_X86_64 LibreOffice_project/00m0$Build-2</meta:generator>
    <dc:date>2017-04-04T16:26:05.720112640</dc:date>
    <dc:creator>Robrecht Cannoodt</dc:creator>
    <meta:editing-duration>PT4H35M37S</meta:editing-duration>
    <meta:editing-cycles>75</meta:editing-cycles>
    <meta:document-statistic meta:table-count="2" meta:cell-count="1823" meta:object-count="0"/>
  </office:meta>
</office:document-meta>
</file>